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ali" style:master-page-name="MP0" style:family="paragraph">
      <style:paragraph-properties fo:break-before="page"/>
    </style:style>
    <style:style style:name="T2" style:parent-style-name="Kappaleenoletusfontti" style:family="text">
      <style:text-properties style:font-name="Segoe UI Emoji" style:font-name-complex="Segoe UI Emoji"/>
    </style:style>
    <style:style style:name="T3" style:parent-style-name="Kappaleenoletusfontti" style:family="text">
      <style:text-properties style:font-name="Segoe UI Emoji" style:font-name-complex="Segoe UI Emoji"/>
    </style:style>
  </office:automatic-styles>
  <office:body>
    <office:text text:use-soft-page-breaks="true">
      <text:p text:style-name="P1">/******************************************************</text:p>
      <text:p text:style-name="Normaali"><text:s/>* Shipment Tracking Toolkit – FULL SCRIPT (copy–paste)</text:p>
      <text:p text:style-name="Normaali"><text:s/>* Google Apps Script (Spreadsheet)</text:p>
      <text:p text:style-name="Normaali"><text:s/>* ----------------------------------------------------</text:p>
      <text:p text:style-name="Normaali"><text:s/>* Sisältää:</text:p>
      <text:p text:style-name="Normaali"><text:s/>* <text:s/>- Gmail-raportin tuonti → Packages &amp; Packages_Archive</text:p>
      <text:p text:style-name="Normaali"><text:s/>* <text:s/>- Vaatii_toimenpiteitä -rakennus ja päivitys</text:p>
      <text:p text:style-name="Normaali"><text:s/>* <text:s/>- Seurantahaut: Posti, GLS (uusi FI v2 + fallback OAuth), DHL, Bring, Matkahuolto</text:p>
      <text:p text:style-name="Normaali"><text:s/>* <text:s/>- Bulk-ajo dynaamisella throttlingilla + välimuisti + backoff</text:p>
      <text:p text:style-name="Normaali"><text:s/>* <text:s/>- Viikkoraportit (SUN→SUN), PBI-tuonti ja arkistointi</text:p>
      <text:p text:style-name="Normaali"><text:s/>* <text:s/>- Arkistoi "Vaatii_toimenpiteitä" -toimitetut → Packages_Archive</text:p>
      <text:p text:style-name="Normaali"><text:s/>* <text:s/>- Pop-in Asetuspaneeli (modal dialog) avaimille &amp; rajoille + pikatoiminnot</text:p>
      <text:p text:style-name="Normaali"><text:s/>*</text:p>
      <text:p text:style-name="Normaali"><text:s/>* HUOM: Drive advanced service (Drive API) vaaditaan .xlsx → Sheets -tuontiin:</text:p>
      <text:p text:style-name="Normaali"><text:s/>* <text:s/>- Apps Script → Services → lisää "Drive API"</text:p>
      <text:p text:style-name="Normaali"><text:s/>******************************************************/</text:p>
      <text:p text:style-name="Normaali"/>
      <text:p text:style-name="Normaali">/********************* CONFIG (sheet names) ************************/</text:p>
      <text:p text:style-name="Normaali">/*** PRIORITEETIT JA BUDJETIT PER AJO ***/</text:p>
      <text:p text:style-name="Normaali">const PRIORITY_CARRIERS = ['posti','gls']; // ajetaan “kaasu pohjassa”</text:p>
      <text:p text:style-name="Normaali">const EXTRA_PRIORITY_CALLS = 150; <text:s text:c="9"/>// lisäkutsut per ajo, kun prioriteetteja jo tehty</text:p>
      <text:p text:style-name="Normaali"/>
      <text:p text:style-name="Normaali">function canonicalCarrier_(s){</text:p>
      <text:p text:style-name="Normaali"><text:s text:c="2"/>const c = String(s||'').toLowerCase();</text:p>
      <text:p text:style-name="Normaali"><text:s text:c="2"/>if (/posti/.test(c)) return 'posti';</text:p>
      <text:p text:style-name="Normaali"><text:s text:c="2"/>if (/gls/.test(c)) return 'gls';</text:p>
      <text:p text:style-name="Normaali"><text:s text:c="2"/>if (/dhl/.test(c)) return 'dhl';</text:p>
      <text:p text:style-name="Normaali"><text:s text:c="2"/>if (/bring/.test(c)) return 'bring';</text:p>
      <text:p text:style-name="Normaali"><text:s text:c="2"/>if (/matkahuolto|mh/.test(c)) return 'matkahuolto';</text:p>
      <text:p text:style-name="Normaali"><text:s text:c="2"/>return 'other';</text:p>
      <text:p text:style-name="Normaali">}</text:p>
      <text:p text:style-name="Normaali"/>
      <text:p text:style-name="Normaali">const TARGET_SHEET <text:s text:c="7"/>= 'Packages';</text:p>
      <text:p text:style-name="Normaali">const ARCHIVE_SHEET <text:s text:c="6"/>= 'Packages_Archive';</text:p>
      <text:p text:style-name="Normaali">const ACTION_SHEET <text:s text:c="7"/>= 'Vaatii_toimenpiteitä';</text:p>
      <text:p text:style-name="Normaali">const REPORT_SOK_SHEET <text:s text:c="3"/>= 'Report_SOK';</text:p>
      <text:p text:style-name="Normaali">const REPORT_KRK_SHEET <text:s text:c="3"/>= 'Report_Karkkainen';</text:p>
      <text:p text:style-name="Normaali">const DELIVERY_LIST_SHEET = 'Delivery_Time';</text:p>
      <text:p text:style-name="Normaali">const COUNTRY_WEEK_SHEET <text:s/>= 'Leadtime_ByCountry_Week';</text:p>
      <text:p text:style-name="Normaali">const RUN_LOG_SHEET <text:s text:c="6"/>= 'Run_All_Log';</text:p>
      <text:p text:style-name="Normaali">const PBI_IMPORT_SHEET <text:s text:c="3"/>= 'PowerBI_Import';</text:p>
      <text:p text:style-name="Normaali">const PBI_NEW_SHEET <text:s text:c="6"/>= 'PowerBI_New';</text:p>
      <text:p text:style-name="Normaali"/>
      <text:p text:style-name="Normaali">/********************* SOURCE (Gmail) ******************************/</text:p>
      <text:p text:style-name="Normaali">const GMAIL_QUERY <text:s text:c="4"/>= 'label:"Shipment Report" newer_than:60d has:attachment (filename:xlsx OR filename:csv)';</text:p>
      <text:p text:style-name="Normaali">const GMAIL_QUERY_ALL = 'label:"Shipment Report" has:attachment (filename:xlsx OR filename:csv)';</text:p>
      <text:p text:style-name="Normaali"/>
      <text:p text:style-name="Normaali">/********************* KEYS &amp; FIELDS ******************************/</text:p>
      <text:p text:style-name="Normaali">const FORCE_KEY_NAME = 'Package Number';</text:p>
      <text:p text:style-name="Normaali">const KEY_CANDIDATES = [</text:p>
      <text:p text:style-name="Normaali"><text:s text:c="2"/>['Package Number','PackageNumber','Package No'],</text:p>
      <text:p text:style-name="Normaali"><text:s text:c="2"/>['Orderid','Order id','Outbound order','Outbound order id'],</text:p>
      <text:p text:style-name="Normaali"><text:s text:c="2"/>['Consignment ID','Consignment number','Shipment ID','Shipment No'],</text:p>
      <text:p text:style-name="Normaali"><text:s text:c="2"/>['Waybill','Waybill No','AWB'],</text:p>
      <text:p text:style-name="Normaali"><text:s text:c="2"/>['Tracking number','Tracking','Barcode']</text:p>
      <text:p text:style-name="Normaali">];</text:p>
      <text:p text:style-name="Normaali">const TRACKING_CODE_CANDIDATES = [</text:p>
      <text:p text:style-name="Normaali"><text:s text:c="2"/>'Tracking number','Tracking','Barcode','Waybill','Waybill No','AWB',</text:p>
      <text:p text:style-name="Normaali"><text:s text:c="2"/>'Package Number','PackageNumber','Shipment ID','Consignment number'</text:p>
      <text:p text:style-name="Normaali">];</text:p>
      <text:p text:style-name="Normaali">const CARRIER_CANDIDATES = [</text:p>
      <text:p text:style-name="Normaali"><text:s text:c="2"/>'Carrier','Carrier name','Service provider','Forwarder','Transporter','Kuljetusliike','Service family'</text:p>
      <text:p text:style-name="Normaali">];</text:p>
      <text:p text:style-name="Normaali">const DATE_FIELDS = [</text:p>
      <text:p text:style-name="Normaali"><text:s text:c="2"/>'Submitted date','Created','Created date','Booked time','Booking date',</text:p>
      <text:p text:style-name="Normaali"><text:s text:c="2"/>'Dispatch date','Shipped date','Timestamp','Date','Delivered date','Delivery date'</text:p>
      <text:p text:style-name="Normaali">];</text:p>
      <text:p text:style-name="Normaali">const ID_FIELDS = [].concat(...KEY_CANDIDATES);</text:p>
      <text:p text:style-name="Normaali">const DECIMAL_FIELDS = [ 'Weight','Gross weight','kg','KG','Kilo','Volume','m³','cbm','EUR','USD','$','€' ];</text:p>
      <text:p text:style-name="Normaali"/>
      <text:p text:style-name="Normaali">/********************* PAYER &amp; STATUS FIELDS ***********************/</text:p>
      <text:p text:style-name="Normaali">const SOK_FREIGHT_ACCOUNT <text:s text:c="5"/>= '990719901'; <text:s/>// SOK:n tunnus (esim. rahtitili tms)</text:p>
      <text:p text:style-name="Normaali">const KARKKAINEN_NUMBERS <text:s text:c="6"/>= ['615471','802669','7030057']; <text:s/>// Kärkkäinen-tunnuksia</text:p>
      <text:p text:style-name="Normaali">const PAYER_CANDIDATES <text:s text:c="8"/>= [ 'Payer','Freight account','Billing account','Customer number','Customer ID','Customer #' ];</text:p>
      <text:p text:style-name="Normaali">const PAYER_FALLBACK_COL_LETTER = 'AN'; <text:s/>// esim. 'AN' = fallback-sarake Payerille, jos ei löydy nimellä</text:p>
      <text:p text:style-name="Normaali">const DELIVERED_FLAG_CANDIDATES = [ 'Status','Delivery status','Current status','State','Tila','Vaihe','Stage' ];</text:p>
      <text:p text:style-name="Normaali">const DELIVERED_DATE_CANDIDATES = [ 'Delivered date','Delivered','Delivery date','Delivered on','Toimitettu','Luovutettu' ];</text:p>
      <text:p text:style-name="Normaali">const DELIVERED_FALLBACK_COL_LETTER = 'CI'; <text:s/>// esim. 'CI' = fallback-sarake Delivered-pvm:lle</text:p>
      <text:p text:style-name="Normaali">const POSTI_IN_CANDIDATES = [<text:s/></text:p>
      <text:p text:style-name="Normaali"><text:s text:c="2"/>'Received at Posti','Received by Posti','Handover to Posti','Consignment received',</text:p>
      <text:p text:style-name="Normaali"><text:s text:c="2"/>'Item accepted','Manifest created','Manifested','Erä vastaanotettu','Lähetys vastaanotettu'</text:p>
      <text:p text:style-name="Normaali">];</text:p>
      <text:p text:style-name="Normaali">const POSTI_IN_FALLBACK_COL_LETTER = 'P'; <text:s/>// fallback-sarake Posti-in (jos esim. P-sarake on erän vastaanotto)</text:p>
      <text:p text:style-name="Normaali"/>
      <text:p text:style-name="Normaali">/********************* MENU (onOpen) *******************************/</text:p>
      <text:p text:style-name="Normaali">function onOpen(e){</text:p>
      <text:p text:style-name="Normaali"><text:s text:c="2"/>const ui = SpreadsheetApp.getUi();</text:p>
      <text:p text:style-name="Normaali"><text:s text:c="2"/>ui.createMenu('Shipment')</text:p>
      <text:p text:style-name="Normaali"><text:s text:c="4"/>.addItem('Credentials Hub', 'showCredentialsHub')</text:p>
      <text:p text:style-name="Normaali"><text:s text:c="4"/>.addItem('Hae Gmail → Päivitä taulut nyt', 'runDailyFlowOnce')</text:p>
      <text:p text:style-name="Normaali"><text:s text:c="4"/>.addItem('Rakenna Vaatii_toimenpiteitä (ei-toimitetut)', 'buildPendingFromPackagesAndArchive')</text:p>
      <text:p text:style-name="Normaali"><text:s text:c="4"/>.addItem('Päivitä Vaatii_toimenpiteitä status', 'refreshStatuses_Vaatii')</text:p>
      <text:p text:style-name="Normaali"><text:s text:c="4"/>.addSeparator()</text:p>
      <text:p text:style-name="Normaali"><text:s text:c="4"/>.addItem('Tuo Gmailin uusin "Outbound order" -liite', 'adhocImportLatestOutboundFromGmail')</text:p>
      <text:p text:style-name="Normaali"><text:s text:c="4"/>.addItem('Päivitä statukset (Adhoc_Tracking)', 'adhocRefresh')</text:p>
      <text:p text:style-name="Normaali"><text:s text:c="4"/>.addSeparator()</text:p>
      <text:p text:style-name="Normaali"><text:s text:c="4"/>.addItem('Gmail: tuo KAIKKI (vanhin → uusin)', 'fetchHistoryFromGmailOldToNew')</text:p>
      <text:p text:style-name="Normaali"><text:s text:c="4"/>.addItem('Toimitusajat – listaus', 'makeDeliveryTimeReport')</text:p>
      <text:p text:style-name="Normaali"><text:s text:c="4"/>.addSeparator()</text:p>
      <text:p text:style-name="Normaali"><text:s text:c="4"/>.addSubMenu(</text:p>
      <text:p text:style-name="Normaali"><text:s text:c="6"/>ui.createMenu('Päivitä STATUS (valittu carrier)')</text:p>
      <text:p text:style-name="Normaali"><text:s text:c="8"/>.addItem('Matkahuolto', 'menuRefreshCarrier_MH')</text:p>
      <text:p text:style-name="Normaali"><text:s text:c="8"/>.addItem('Posti', 'menuRefreshCarrier_POSTI')</text:p>
      <text:p text:style-name="Normaali"><text:s text:c="8"/>.addItem('GLS', 'menuRefreshCarrier_GLS')</text:p>
      <text:p text:style-name="Normaali"><text:s text:c="8"/>.addItem('DHL', 'menuRefreshCarrier_DHL')</text:p>
      <text:p text:style-name="Normaali"><text:s text:c="8"/>.addItem('Bring', 'menuRefreshCarrier_BRING')</text:p>
      <text:p text:style-name="Normaali"><text:s text:c="8"/>.addItem('Kaikki', 'menuRefreshCarrier_ALL')</text:p>
      <text:p text:style-name="Normaali"><text:s text:c="4"/>)</text:p>
      <text:p text:style-name="Normaali"><text:s text:c="4"/>.addSubMenu(</text:p>
      <text:p text:style-name="Normaali"><text:s text:c="6"/>ui.createMenu('Iso statusajo (turvallinen)')</text:p>
      <text:p text:style-name="Normaali"><text:s text:c="8"/>.addItem('Aloita (aktiivinen välilehti)', 'bulkStartForActiveSheet')</text:p>
      <text:p text:style-name="Normaali"><text:s text:c="8"/>.addItem('Aloita: Vaatii_toimenpiteitä', 'bulkStart_Vaatii')</text:p>
      <text:p text:style-name="Normaali"><text:s text:c="8"/>.addItem('Aloita: Packages', 'bulkStart_Packages')</text:p>
      <text:p text:style-name="Normaali"><text:s text:c="8"/>.addItem('Aloita: Packages_Archive', 'bulkStart_Archive')</text:p>
      <text:p text:style-name="Normaali"><text:s text:c="8"/>.addItem('Pysäytä', 'bulkStop')</text:p>
      <text:p text:style-name="Normaali"><text:s text:c="4"/>)</text:p>
      <text:p text:style-name="Normaali"><text:s text:c="4"/>.addSubMenu(</text:p>
      <text:p text:style-name="Normaali"><text:s text:c="6"/>ui.createMenu('Adhoc (Power BI / XLSX)')</text:p>
      <text:p text:style-name="Normaali"><text:s text:c="8"/>.addItem('Tuo Drive-URL/ID → Adhoc_Tracking', 'adhocImportFromDriveFile')</text:p>
      <text:p text:style-name="Normaali"><text:s text:c="8"/>.addItem('Tuo Gmailin uusin "Outbound order" -liite', 'adhocImportLatestOutboundFromGmail')</text:p>
      <text:p text:style-name="Normaali"><text:s text:c="8"/>.addItem('Päivitä statukset (Adhoc_Tracking)', 'adhocRefresh')</text:p>
      <text:p text:style-name="Normaali"><text:s text:c="4"/>)</text:p>
      <text:p text:style-name="Normaali"><text:s text:c="4"/>.addSubMenu(</text:p>
      <text:p text:style-name="Normaali"><text:s text:c="6"/>ui.createMenu('Power BI (historia)')</text:p>
      <text:p text:style-name="Normaali"><text:s text:c="8"/>.addItem('Tuo Power BI -tiedosto → suodata uudet', 'powerBiImportAndFilter')</text:p>
      <text:p text:style-name="Normaali"><text:s text:c="8"/>.addItem('Arkistoi PBI-uudet → Packages_Archive', 'powerBiArchiveNew')</text:p>
      <text:p text:style-name="Normaali"><text:s text:c="4"/>)</text:p>
      <text:p text:style-name="Normaali"><text:s text:c="4"/>.addSubMenu(</text:p>
      <text:p text:style-name="Normaali"><text:s text:c="6"/>ui.createMenu('Tarkistimet')</text:p>
      <text:p text:style-name="Normaali"><text:s text:c="8"/>.addItem('Puuttuvat sarakeotsikot (aktiivinen välilehti)', 'showMissingColumns_Active')</text:p>
      <text:p text:style-name="Normaali"><text:s text:c="8"/>.addItem('Integraatioavaimet (Script Properties)', 'showMissingProperties')</text:p>
      <text:p text:style-name="Normaali"><text:s text:c="4"/>)</text:p>
      <text:p text:style-name="Normaali"><text:s text:c="4"/>.addSubMenu(</text:p>
      <text:p text:style-name="Normaali"><text:s text:c="6"/>ui.createMenu('Pikatoiminnot / Vaatii')</text:p>
      <text:p text:style-name="Normaali"><text:s text:c="8"/>.addItem('Vahvista toimitukset (Vaatii)', 'confirmMissingDeliveredTimes')</text:p>
      <text:p text:style-name="Normaali"><text:s text:c="8"/>.addItem('Vahvista + Arkistoi (Vaatii)', 'confirmAndArchiveDelivered')</text:p>
      <text:p text:style-name="Normaali"><text:s text:c="8"/>.addItem('Arkistoi toimitetut (Vaatii_toimenpiteitä)', 'archiveDeliveredFromVaatii')</text:p>
      <text:p text:style-name="Normaali"><text:s text:c="8"/>.addItem('Aseta valinnaiset oletukset', 'seedOptionalDefaults')</text:p>
      <text:p text:style-name="Normaali"><text:s text:c="8"/>.addItem('Täytä API-avaimet &amp; asiakasnumerot', 'seedKnownAccountsAndKeys')</text:p>
      <text:p text:style-name="Normaali"><text:s text:c="4"/>)</text:p>
      <text:p text:style-name="Normaali"><text:s text:c="4"/>.addSubMenu(</text:p>
      <text:p text:style-name="Normaali"><text:s text:c="6"/>ui.createMenu('PBI: SOK/Kärkkäinen')</text:p>
      <text:p text:style-name="Normaali"><text:s text:c="8"/>.addItem('Tuo ja jaa SOK &amp; Kärkkäinen', 'pbiImportAndSplitSokKrk')</text:p>
      <text:p text:style-name="Normaali"><text:s text:c="4"/>)</text:p>
      <text:p text:style-name="Normaali"><text:s text:c="4"/>.addSubMenu(</text:p>
      <text:p text:style-name="Normaali"><text:s text:c="6"/>ui.createMenu('Automaatio')</text:p>
      <text:p text:style-name="Normaali"><text:s text:c="8"/>.addItem('Ajasta arkiajo 12:00', 'setupWeekday1200_DailyFlow')</text:p>
      <text:p text:style-name="Normaali"><text:s text:c="8"/>.addItem('Ajasta viikkoraportti (ma 02:00)', 'setupWeeklyMon0200')</text:p>
      <text:p text:style-name="Normaali"><text:s text:c="8"/>.addItem('Poista automaatiot', 'clearAllTriggers')</text:p>
      <text:p text:style-name="Normaali"><text:s text:c="4"/>)</text:p>
      <text:p text:style-name="Normaali"><text:s text:c="4"/>.addToUi();</text:p>
      <text:p text:style-name="Normaali">}</text:p>
      <text:p text:style-name="Normaali"/>
      <text:p text:style-name="Normaali">/** Pop-in: Asetuspaneeli (Credentials Hub) */</text:p>
      <text:p text:style-name="Normaali">function showCredentialsHub(){</text:p>
      <text:p text:style-name="Normaali"><text:s text:c="2"/>const props = PropertiesService.getScriptProperties().getProperties();</text:p>
      <text:p text:style-name="Normaali"><text:s text:c="2"/>const htmlContent = HtmlService.createHtmlOutputFromFile('CredentialsHub')</text:p>
      <text:p text:style-name="Normaali"><text:s text:c="4"/>.setWidth(920).setHeight(640).setTitle('Asetuspaneeli');</text:p>
      <text:p text:style-name="Normaali"><text:s text:c="2"/>SpreadsheetApp.getUi().showModalDialog(htmlContent, 'Asetuspaneeli');</text:p>
      <text:p text:style-name="Normaali">}</text:p>
      <text:p text:style-name="Normaali"/>
      <text:p text:style-name="Normaali">/********************* GMAIL → PACKAGES/ARCHIVE ********************/</text:p>
      <text:p text:style-name="Normaali">function readAttachmentToValues_(blob, filename){</text:p>
      <text:p text:style-name="Normaali"><text:s text:c="2"/>// Lukee .xlsx tai .csv blobin taulukkomuotoon: palauttaa {values, cleanupId?}</text:p>
      <text:p text:style-name="Normaali"><text:s text:c="2"/>const name = String(filename||'').toLowerCase();</text:p>
      <text:p text:style-name="Normaali"><text:s text:c="2"/>let values = [];</text:p>
      <text:p text:style-name="Normaali"><text:s text:c="2"/>if (name.endsWith('.xlsx')) {</text:p>
      <text:p text:style-name="Normaali"><text:s text:c="4"/>// .xlsx → käytetään Drive API:a (edellyttää aktivointia)</text:p>
      <text:p text:style-name="Normaali"><text:s text:c="4"/>const file = Drive.Files.insert({mimeType: MimeType.GOOGLE_SHEETS, title: filename}, blob);</text:p>
      <text:p text:style-name="Normaali"><text:s text:c="4"/>const tempId = file.id;</text:p>
      <text:p text:style-name="Normaali"><text:s text:c="4"/>const tmpSs = SpreadsheetApp.openById(tempId);</text:p>
      <text:p text:style-name="Normaali"><text:s text:c="4"/>const sheets = tmpSs.getSheets();</text:p>
      <text:p text:style-name="Normaali"><text:s text:c="4"/>if (!sheets.length) throw new Error('Virhe: XLSX-tiedosto on tyhjä.');</text:p>
      <text:p text:style-name="Normaali"><text:s text:c="4"/>// oletetaan ensimmäinen sheet</text:p>
      <text:p text:style-name="Normaali"><text:s text:c="4"/>const tmpValues = sheets[0].getDataRange().getValues();</text:p>
      <text:p text:style-name="Normaali"><text:s text:c="4"/>values = tmpValues.map(r =&gt; r.map(v =&gt; (v===null||v===undefined) ? '' : v));</text:p>
      <text:p text:style-name="Normaali"><text:s text:c="4"/>Drive.Files.remove(tempId);</text:p>
      <text:p text:style-name="Normaali"><text:s text:c="4"/>return { values: values, cleanupId: null };</text:p>
      <text:p text:style-name="Normaali"><text:s text:c="2"/>} else if (name.endsWith('.csv')) {</text:p>
      <text:p text:style-name="Normaali"><text:s text:c="4"/>// CSV: parse line by line</text:p>
      <text:p text:style-name="Normaali"><text:s text:c="4"/>const csv = Utilities.parseCsv(blob.getDataAsString());</text:p>
      <text:p text:style-name="Normaali"><text:s text:c="4"/>values = csv;<text:s/></text:p>
      <text:p text:style-name="Normaali"><text:s text:c="2"/>} else {</text:p>
      <text:p text:style-name="Normaali"><text:s text:c="4"/>throw new Error('Tuntematon tiedostomuoto: ' + filename);</text:p>
      <text:p text:style-name="Normaali"><text:s text:c="2"/>}</text:p>
      <text:p text:style-name="Normaali"><text:s text:c="2"/>return { values: values, cleanupId: null };</text:p>
      <text:p text:style-name="Normaali">}</text:p>
      <text:p text:style-name="Normaali">function findLatestAttachment_(){</text:p>
      <text:p text:style-name="Normaali"><text:s text:c="2"/>const threads = GmailApp.search(GMAIL_QUERY, 0, 50);</text:p>
      <text:p text:style-name="Normaali"><text:s text:c="2"/>let best = null;</text:p>
      <text:p text:style-name="Normaali"><text:s text:c="2"/>for (const th of threads){</text:p>
      <text:p text:style-name="Normaali"><text:s text:c="4"/>for (const msg of th.getMessages().reverse()){</text:p>
      <text:p text:style-name="Normaali"><text:s text:c="6"/>const atts = msg.getAttachments({includeInlineImages: false, includeAttachments: true}) || [];</text:p>
      <text:p text:style-name="Normaali"><text:s text:c="6"/>for (const a of atts){</text:p>
      <text:p text:style-name="Normaali"><text:s text:c="8"/>const n = (a.getName() || '').toLowerCase();</text:p>
      <text:p text:style-name="Normaali"><text:s text:c="8"/>if (!(n.endsWith('.xlsx') || n.endsWith('.csv'))) continue;</text:p>
      <text:p text:style-name="Normaali"><text:s text:c="8"/>if (!best || msg.getDate() &gt; best.date) {</text:p>
      <text:p text:style-name="Normaali"><text:s text:c="10"/>best = { blob: a.copyBlob(), filename: a.getName(), date: msg.getDate() };</text:p>
      <text:p text:style-name="Normaali"><text:s text:c="8"/>}</text:p>
      <text:p text:style-name="Normaali"><text:s text:c="6"/>}</text:p>
      <text:p text:style-name="Normaali"><text:s text:c="4"/>}</text:p>
      <text:p text:style-name="Normaali"><text:s text:c="2"/>}</text:p>
      <text:p text:style-name="Normaali"><text:s text:c="2"/>return best;</text:p>
      <text:p text:style-name="Normaali">}</text:p>
      <text:p text:style-name="Normaali">function fetchAndRebuild(){</text:p>
      <text:p text:style-name="Normaali"><text:s text:c="2"/>const att = findLatestAttachment_();</text:p>
      <text:p text:style-name="Normaali"><text:s text:c="2"/>if (!att) throw new Error('Ei löytynyt liitteitä labelilla "Shipment Report".');</text:p>
      <text:p text:style-name="Normaali"><text:s text:c="2"/>const raw = readAttachmentToValues_(att.blob, att.filename);</text:p>
      <text:p text:style-name="Normaali"><text:s text:c="2"/>const values = sanitizeMatrix_(raw.values);</text:p>
      <text:p text:style-name="Normaali"><text:s text:c="2"/>rebuildWithArchive_(values);</text:p>
      <text:p text:style-name="Normaali"><text:s text:c="2"/>if (raw.cleanupId) {</text:p>
      <text:p text:style-name="Normaali"><text:s text:c="4"/>try { DriveApp.getFileById(raw.cleanupId).setTrashed(true); } catch(e){}</text:p>
      <text:p text:style-name="Normaali"><text:s text:c="2"/>}</text:p>
      <text:p text:style-name="Normaali"><text:s text:c="2"/>SpreadsheetApp.getActive().toast('Raportti haettu ja yhdistetty<text:s/><text:span text:style-name="T2">✅</text:span>');</text:p>
      <text:p text:style-name="Normaali">}</text:p>
      <text:p text:style-name="Normaali">function fetchHistoryFromGmailOldToNew(){</text:p>
      <text:p text:style-name="Normaali"><text:s text:c="2"/>const threads = GmailApp.search(GMAIL_QUERY_ALL, 0, 200);</text:p>
      <text:p text:style-name="Normaali"><text:s text:c="2"/>const files = [];</text:p>
      <text:p text:style-name="Normaali"><text:s text:c="2"/>for (const th of threads){</text:p>
      <text:p text:style-name="Normaali"><text:s text:c="4"/>for (const msg of th.getMessages()){</text:p>
      <text:p text:style-name="Normaali"><text:s text:c="6"/>const atts = msg.getAttachments({includeInlineImages: false, includeAttachments: true}) || [];</text:p>
      <text:p text:style-name="Normaali"><text:s text:c="6"/>for (const a of atts){</text:p>
      <text:p text:style-name="Normaali"><text:s text:c="8"/>const n = (a.getName() || '').toLowerCase();</text:p>
      <text:p text:style-name="Normaali"><text:s text:c="8"/>if (n.endsWith('.xlsx') || n.endsWith('.csv')) {</text:p>
      <text:p text:style-name="Normaali"><text:s text:c="10"/>files.push({ blob: a.copyBlob(), filename: a.getName(), date: msg.getDate() });</text:p>
      <text:p text:style-name="Normaali"><text:s text:c="8"/>}</text:p>
      <text:p text:style-name="Normaali"><text:s text:c="6"/>}</text:p>
      <text:p text:style-name="Normaali"><text:s text:c="4"/>}</text:p>
      <text:p text:style-name="Normaali"><text:s text:c="2"/>}</text:p>
      <text:p text:style-name="Normaali"><text:s text:c="2"/>if (!files.length) throw new Error('Gmailista ei löytynyt liitteitä (label:"Shipment Report").');</text:p>
      <text:p text:style-name="Normaali"><text:s text:c="2"/>files.sort((a, b) =&gt; a.date - b.date); // vanhin → uusin</text:p>
      <text:p text:style-name="Normaali"/>
      <text:p text:style-name="Normaali"><text:s text:c="2"/>const ss = SpreadsheetApp.getActive();</text:p>
      <text:p text:style-name="Normaali"><text:s text:c="2"/>const log = ss.getSheetByName(RUN_LOG_SHEET) || ss.insertSheet(RUN_LOG_SHEET);</text:p>
      <text:p text:style-name="Normaali"/>
      <text:p text:style-name="Normaali"><text:s text:c="2"/>const out = [];</text:p>
      <text:p text:style-name="Normaali"><text:s text:c="2"/>let processed = 0;</text:p>
      <text:p text:style-name="Normaali"><text:s text:c="2"/>for (const f of files){</text:p>
      <text:p text:style-name="Normaali"><text:s text:c="4"/>const t0 = new Date();</text:p>
      <text:p text:style-name="Normaali"><text:s text:c="4"/>try {</text:p>
      <text:p text:style-name="Normaali"><text:s text:c="6"/>const raw = readAttachmentToValues_(f.blob, f.filename);</text:p>
      <text:p text:style-name="Normaali"><text:s text:c="6"/>const values = sanitizeMatrix_(raw.values);</text:p>
      <text:p text:style-name="Normaali"><text:s text:c="6"/>rebuildWithArchive_(values);</text:p>
      <text:p text:style-name="Normaali"><text:s text:c="6"/>if (raw.cleanupId) {</text:p>
      <text:p text:style-name="Normaali"><text:s text:c="8"/>try { DriveApp.getFileById(raw.cleanupId).setTrashed(true); } catch(e){}</text:p>
      <text:p text:style-name="Normaali"><text:s text:c="6"/>}</text:p>
      <text:p text:style-name="Normaali"><text:s text:c="6"/>processed++;</text:p>
      <text:p text:style-name="Normaali"><text:s text:c="6"/>out.push([`History ${processed}/${files.length}`, 'OK', f.filename, '', (((new Date()) - t0) / 1000).toFixed(2)]);</text:p>
      <text:p text:style-name="Normaali"><text:s text:c="4"/>} catch(e) {</text:p>
      <text:p text:style-name="Normaali"><text:s text:c="6"/>out.push([`History ${processed+1}/${files.length}`, 'FAIL', `${f.filename}: ${e.message || e}`, '', (((new Date()) - t0) / 1000).toFixed(2)]);</text:p>
      <text:p text:style-name="Normaali"><text:s text:c="4"/>}</text:p>
      <text:p text:style-name="Normaali"><text:s text:c="2"/>}</text:p>
      <text:p text:style-name="Normaali"><text:s text:c="2"/>log.clear();</text:p>
      <text:p text:style-name="Normaali"><text:s text:c="2"/>log.getRange(1,1,1,5).setValues([['Step','Status','Message','Rows/Info','Duration (s)']]);</text:p>
      <text:p text:style-name="Normaali"><text:s text:c="2"/>if (out.length) log.getRange(2,1,out.length,5).setValues(out);</text:p>
      <text:p text:style-name="Normaali"><text:s text:c="2"/>ss.setActiveSheet(log);</text:p>
      <text:p text:style-name="Normaali"><text:s text:c="2"/>ss.toast(`Historia haettu: ${processed}/${files.length} tiedostoa käsitelty`);</text:p>
      <text:p text:style-name="Normaali">}</text:p>
      <text:p text:style-name="Normaali">function rebuildWithArchive_(values){</text:p>
      <text:p text:style-name="Normaali"><text:s text:c="2"/>if (!values || !values.length) throw new Error('Raportti on tyhjä.');</text:p>
      <text:p text:style-name="Normaali"><text:s text:c="2"/>const srcHdr = values[0].map(h =&gt; String(h||'').trim());</text:p>
      <text:p text:style-name="Normaali"><text:s text:c="2"/>const keyIdx = chooseKeyIndex_(srcHdr);</text:p>
      <text:p text:style-name="Normaali"><text:s text:c="2"/>if (keyIdx &lt; 0) throw new Error('Yksilöivää avainsaraketta ei löytynyt.');</text:p>
      <text:p text:style-name="Normaali"><text:s text:c="2"/>const keyName = srcHdr[keyIdx];</text:p>
      <text:p text:style-name="Normaali"><text:s text:c="2"/>const ss <text:s/>= SpreadsheetApp.getActive();</text:p>
      <text:p text:style-name="Normaali"><text:s text:c="2"/>const sh <text:s/>= ss.getSheetByName(TARGET_SHEET) <text:s/>|| ss.insertSheet(TARGET_SHEET);</text:p>
      <text:p text:style-name="Normaali"><text:s text:c="2"/>const shA = ss.getSheetByName(ARCHIVE_SHEET) || ss.insertSheet(ARCHIVE_SHEET);</text:p>
      <text:p text:style-name="Normaali"/>
      <text:p text:style-name="Normaali"><text:s text:c="2"/>const oldHdr = (sh.getLastRow() ? sh.getRange(1,1,1,sh.getLastColumn()).getValues()[0] : []).map(v =&gt; String(v||''));</text:p>
      <text:p text:style-name="Normaali"><text:s text:c="2"/>const unionHdr = mergeHeaders_(oldHdr, srcHdr);</text:p>
      <text:p text:style-name="Normaali"><text:s text:c="2"/>if (oldHdr.join('|') !== unionHdr.join('|')) {</text:p>
      <text:p text:style-name="Normaali"><text:s text:c="4"/>sh.clear();</text:p>
      <text:p text:style-name="Normaali"><text:s text:c="4"/>sh.getRange(1,1,1,unionHdr.length).setValues([unionHdr]);</text:p>
      <text:p text:style-name="Normaali"><text:s text:c="2"/>}</text:p>
      <text:p text:style-name="Normaali"><text:s text:c="2"/>const lastRow = sh.getLastRow(), lastCol = sh.getLastColumn();</text:p>
      <text:p text:style-name="Normaali"><text:s text:c="2"/>let dstData = lastRow &gt; 1 ? sh.getRange(2,1,lastRow-1,lastCol).getValues() : [];</text:p>
      <text:p text:style-name="Normaali"><text:s text:c="2"/>const dstKeyI = unionHdr.indexOf(keyName);</text:p>
      <text:p text:style-name="Normaali"><text:s text:c="2"/>const dstIdx <text:s/>= new Map();</text:p>
      <text:p text:style-name="Normaali"><text:s text:c="2"/>for (let i = 0; i &lt; dstData.length; i++){</text:p>
      <text:p text:style-name="Normaali"><text:s text:c="4"/>const k = String(dstData[i][dstKeyI] || '').trim();</text:p>
      <text:p text:style-name="Normaali"><text:s text:c="4"/>if (k) dstIdx.set(k, i);</text:p>
      <text:p text:style-name="Normaali"><text:s text:c="2"/>}</text:p>
      <text:p text:style-name="Normaali"><text:s text:c="2"/>const srcIdxMap = headerIndexMap_(srcHdr);</text:p>
      <text:p text:style-name="Normaali"><text:s text:c="2"/>const dstIdxMap = headerIndexMap_(unionHdr);</text:p>
      <text:p text:style-name="Normaali"><text:s text:c="2"/>const srcRows <text:s text:c="2"/>= values.slice(1).filter(r =&gt; r.some(x =&gt; String(x||'').trim() !== ''));</text:p>
      <text:p text:style-name="Normaali"><text:s text:c="2"/>const srcMap <text:s text:c="3"/>= new Map();</text:p>
      <text:p text:style-name="Normaali"><text:s text:c="2"/>for (const r of srcRows){</text:p>
      <text:p text:style-name="Normaali"><text:s text:c="4"/>const key = String(r[keyIdx]||'').trim();</text:p>
      <text:p text:style-name="Normaali"><text:s text:c="4"/>if (!key) continue;</text:p>
      <text:p text:style-name="Normaali"><text:s text:c="4"/>const row = Array(unionHdr.length).fill('');</text:p>
      <text:p text:style-name="Normaali"><text:s text:c="4"/>for (const [name, si] of Object.entries(srcIdxMap)){</text:p>
      <text:p text:style-name="Normaali"><text:s text:c="6"/>const di = dstIdxMap[name];</text:p>
      <text:p text:style-name="Normaali"><text:s text:c="6"/>if (typeof di === 'number') row[di] = r[si];</text:p>
      <text:p text:style-name="Normaali"><text:s text:c="4"/>}</text:p>
      <text:p text:style-name="Normaali"><text:s text:c="4"/>srcMap.set(key, row);</text:p>
      <text:p text:style-name="Normaali"><text:s text:c="2"/>}</text:p>
      <text:p text:style-name="Normaali"><text:s text:c="2"/>const now = new Date(), batchId = 'SRPT_'+now.getTime();</text:p>
      <text:p text:style-name="Normaali"><text:s text:c="2"/>const toArchive = [];</text:p>
      <text:p text:style-name="Normaali"><text:s text:c="2"/>for (const [key, i] of dstIdx.entries()){</text:p>
      <text:p text:style-name="Normaali"><text:s text:c="4"/>if (!srcMap.has(key)) {</text:p>
      <text:p text:style-name="Normaali"><text:s text:c="6"/>// Ei ole enää tuoreimmassa → arkistoi</text:p>
      <text:p text:style-name="Normaali"><text:s text:c="6"/>toArchive.push(dstData[i]);</text:p>
      <text:p text:style-name="Normaali"><text:s text:c="6"/>dstData[i] = null;</text:p>
      <text:p text:style-name="Normaali"><text:s text:c="4"/>} else {</text:p>
      <text:p text:style-name="Normaali"><text:s text:c="6"/>// On tuoreessa → päivitä dataa</text:p>
      <text:p text:style-name="Normaali"><text:s text:c="6"/>const upd = srcMap.get(key);</text:p>
      <text:p text:style-name="Normaali"><text:s text:c="6"/>const cur = dstData[i] || Array(unionHdr.length).fill('');</text:p>
      <text:p text:style-name="Normaali"><text:s text:c="6"/>for (const [name, si] of Object.entries(srcIdxMap)){</text:p>
      <text:p text:style-name="Normaali"><text:s text:c="8"/>const di = dstIdxMap[name];</text:p>
      <text:p text:style-name="Normaali"><text:s text:c="8"/>cur[di] = upd[di];</text:p>
      <text:p text:style-name="Normaali"><text:s text:c="6"/>}</text:p>
      <text:p text:style-name="Normaali"><text:s text:c="6"/>dstData[i] = cur;</text:p>
      <text:p text:style-name="Normaali"><text:s text:c="6"/>srcMap.delete(key);</text:p>
      <text:p text:style-name="Normaali"><text:s text:c="4"/>}</text:p>
      <text:p text:style-name="Normaali"><text:s text:c="2"/>}</text:p>
      <text:p text:style-name="Normaali"><text:s text:c="2"/>// Arkistoi poistetut rivit (ei ole uusimmassa, eli toimitettu/poistunut)</text:p>
      <text:p text:style-name="Normaali"><text:s text:c="2"/>if (toArchive.length) {</text:p>
      <text:p text:style-name="Normaali"><text:s text:c="4"/>const archHdr = ensureArchiveHeader_(shA, unionHdr);</text:p>
      <text:p text:style-name="Normaali"><text:s text:c="4"/>const payload = toArchive.filter(r =&gt; r).map(r =&gt; r.concat([now, batchId, 'not in latest file']));</text:p>
      <text:p text:style-name="Normaali"><text:s text:c="4"/>shA.insertRowsAfter(1, payload.length);</text:p>
      <text:p text:style-name="Normaali"><text:s text:c="4"/>shA.getRange(2,1,payload.length, archHdr.length).setValues(payload);</text:p>
      <text:p text:style-name="Normaali"><text:s text:c="2"/>}</text:p>
      <text:p text:style-name="Normaali"><text:s text:c="2"/>// Uudet rivit (ei olleet jo ennestään)</text:p>
      <text:p text:style-name="Normaali"><text:s text:c="2"/>dstData = dstData.filter(r =&gt; r !== null);</text:p>
      <text:p text:style-name="Normaali"><text:s text:c="2"/>const newRows = Array.from(srcMap.values());</text:p>
      <text:p text:style-name="Normaali"><text:s text:c="2"/>if (newRows.length) {</text:p>
      <text:p text:style-name="Normaali"><text:s text:c="4"/>newRows.reverse(); // lisää uudet alkuun</text:p>
      <text:p text:style-name="Normaali"><text:s text:c="4"/>sh.insertRowsAfter(1, newRows.length);</text:p>
      <text:p text:style-name="Normaali"><text:s text:c="4"/>sh.getRange(2,1,newRows.length, unionHdr.length).setValues(newRows);</text:p>
      <text:p text:style-name="Normaali"><text:s text:c="2"/>}</text:p>
      <text:p text:style-name="Normaali"><text:s text:c="2"/>// Päivitä olemassa olevat (ja mahdollisesti uudet) rivit</text:p>
      <text:p text:style-name="Normaali"><text:s text:c="2"/>if (dstData.length){</text:p>
      <text:p text:style-name="Normaali"><text:s text:c="4"/>const start = 2 + newRows.length;</text:p>
      <text:p text:style-name="Normaali"><text:s text:c="4"/>if (sh.getMaxRows() &lt; start + dstData.length - 1){</text:p>
      <text:p text:style-name="Normaali"><text:s text:c="6"/>sh.insertRowsAfter(sh.getMaxRows(), start + dstData.length - 1 - sh.getMaxRows());</text:p>
      <text:p text:style-name="Normaali"><text:s text:c="4"/>}</text:p>
      <text:p text:style-name="Normaali"><text:s text:c="4"/>sh.getRange(start,1,dstData.length, unionHdr.length).setValues(dstData);</text:p>
      <text:p text:style-name="Normaali"><text:s text:c="4"/>const should = 1 + newRows.length + dstData.length;</text:p>
      <text:p text:style-name="Normaali"><text:s text:c="4"/>const extra = sh.getLastRow() - should;</text:p>
      <text:p text:style-name="Normaali"><text:s text:c="4"/>if (extra &gt; 0) sh.deleteRows(should+1, extra);</text:p>
      <text:p text:style-name="Normaali"><text:s text:c="2"/>}</text:p>
      <text:p text:style-name="Normaali"><text:s text:c="2"/>applyFormats_(sh, unionHdr);</text:p>
      <text:p text:style-name="Normaali">}</text:p>
      <text:p text:style-name="Normaali">function ensureArchiveHeader_(shA, unionHdr){</text:p>
      <text:p text:style-name="Normaali"><text:s text:c="2"/>const want = unionHdr.concat(['ArchivedOn','BatchId','Reason']);</text:p>
      <text:p text:style-name="Normaali"><text:s text:c="2"/>const have = (shA.getLastRow() ? shA.getRange(1,1,1,shA.getLastColumn()).getValues()[0] : []).map(v =&gt; String(v||''));</text:p>
      <text:p text:style-name="Normaali"><text:s text:c="2"/>if (have.join('|') !== want.join('|')) {</text:p>
      <text:p text:style-name="Normaali"><text:s text:c="4"/>shA.clear();</text:p>
      <text:p text:style-name="Normaali"><text:s text:c="4"/>shA.getRange(1,1,1,want.length).setValues([want]);</text:p>
      <text:p text:style-name="Normaali"><text:s text:c="2"/>}</text:p>
      <text:p text:style-name="Normaali"><text:s text:c="2"/>return want;</text:p>
      <text:p text:style-name="Normaali">}</text:p>
      <text:p text:style-name="Normaali">function applyFormats_(sh, headers){</text:p>
      <text:p text:style-name="Normaali"><text:s text:c="2"/>const nrm = headers.map(normalize_);</text:p>
      <text:p text:style-name="Normaali"><text:s text:c="2"/>const idCols = headers.map((h,i) =&gt; ID_FIELDS.map(normalize_).includes(nrm[i]) ? i+1 : 0).filter(c =&gt; c&gt;0);</text:p>
      <text:p text:style-name="Normaali"><text:s text:c="2"/>const dateCols = headers.map((h,i) =&gt; DATE_FIELDS.map(normalize_).includes(nrm[i]) ? i+1 : 0).filter(c =&gt; c&gt;0);</text:p>
      <text:p text:style-name="Normaali"><text:s text:c="2"/>const lastRow <text:s/>= sh.getLastRow();</text:p>
      <text:p text:style-name="Normaali"><text:s text:c="2"/>if (lastRow &lt; 2) return;</text:p>
      <text:p text:style-name="Normaali"><text:s text:c="2"/>idCols.forEach(c <text:s text:c="2"/>=&gt; sh.getRange(2,c,lastRow-1,1).setNumberFormat('@STRING@'));</text:p>
      <text:p text:style-name="Normaali"><text:s text:c="2"/>dateCols.forEach(c =&gt; sh.getRange(2,c,lastRow-1,1).setNumberFormat('yyyy-mm-dd hh:mm:ss'));</text:p>
      <text:p text:style-name="Normaali">}</text:p>
      <text:p text:style-name="Normaali"/>
      <text:p text:style-name="Normaali">/********************* PENDING (Vaatii_toimenpiteitä) *************/</text:p>
      <text:p text:style-name="Normaali">function pickAnyIndex_(headers, candidates){</text:p>
      <text:p text:style-name="Normaali"><text:s text:c="2"/>const norm = headers.map(normalize_);</text:p>
      <text:p text:style-name="Normaali"><text:s text:c="2"/>for (const name of candidates){</text:p>
      <text:p text:style-name="Normaali"><text:s text:c="4"/>const i = norm.indexOf(normalize_(name));</text:p>
      <text:p text:style-name="Normaali"><text:s text:c="4"/>if (i &gt;= 0) return i;</text:p>
      <text:p text:style-name="Normaali"><text:s text:c="2"/>}</text:p>
      <text:p text:style-name="Normaali"><text:s text:c="2"/>return -1;</text:p>
      <text:p text:style-name="Normaali">}</text:p>
      <text:p text:style-name="Normaali">function pickDeliveredIndex_(headers){</text:p>
      <text:p text:style-name="Normaali"><text:s text:c="2"/>const norm = headers.map(normalize_);</text:p>
      <text:p text:style-name="Normaali"><text:s text:c="2"/>for (const n of DELIVERED_DATE_CANDIDATES){</text:p>
      <text:p text:style-name="Normaali"><text:s text:c="4"/>const i = norm.indexOf(normalize_(n));</text:p>
      <text:p text:style-name="Normaali"><text:s text:c="4"/>if (i &gt;= 0) return i;</text:p>
      <text:p text:style-name="Normaali"><text:s text:c="2"/>}</text:p>
      <text:p text:style-name="Normaali"><text:s text:c="2"/>if (DELIVERED_FALLBACK_COL_LETTER){</text:p>
      <text:p text:style-name="Normaali"><text:s text:c="4"/>const idx1 = colLetterToIndex_(DELIVERED_FALLBACK_COL_LETTER);</text:p>
      <text:p text:style-name="Normaali"><text:s text:c="4"/>if (idx1&gt;0 &amp;&amp; idx1 &lt;= headers.length) return idx1-1;</text:p>
      <text:p text:style-name="Normaali"><text:s text:c="2"/>}</text:p>
      <text:p text:style-name="Normaali"><text:s text:c="2"/>return -1;</text:p>
      <text:p text:style-name="Normaali">}</text:p>
      <text:p text:style-name="Normaali">function pickPostiInIndex_(headers){</text:p>
      <text:p text:style-name="Normaali"><text:s text:c="2"/>const norm = headers.map(normalize_);</text:p>
      <text:p text:style-name="Normaali"><text:s text:c="2"/>for (const n of POSTI_IN_CANDIDATES){</text:p>
      <text:p text:style-name="Normaali"><text:s text:c="4"/>const i = norm.indexOf(normalize_(n));</text:p>
      <text:p text:style-name="Normaali"><text:s text:c="4"/>if (i &gt;= 0) return i;</text:p>
      <text:p text:style-name="Normaali"><text:s text:c="2"/>}</text:p>
      <text:p text:style-name="Normaali"><text:s text:c="2"/>if (POSTI_IN_FALLBACK_COL_LETTER){</text:p>
      <text:p text:style-name="Normaali"><text:s text:c="4"/>const idx1 = colLetterToIndex_(POSTI_IN_FALLBACK_COL_LETTER);</text:p>
      <text:p text:style-name="Normaali"><text:s text:c="4"/>if (idx1&gt;0 &amp;&amp; idx1 &lt;= headers.length) return idx1-1;</text:p>
      <text:p text:style-name="Normaali"><text:s text:c="2"/>}</text:p>
      <text:p text:style-name="Normaali"><text:s text:c="2"/>return -1;</text:p>
      <text:p text:style-name="Normaali">}</text:p>
      <text:p text:style-name="Normaali">function isDelivered_(row, flagI, dateI){</text:p>
      <text:p text:style-name="Normaali"><text:s text:c="2"/>if (dateI &gt;= 0){</text:p>
      <text:p text:style-name="Normaali"><text:s text:c="4"/>const v = String(row[dateI]||'').trim();</text:p>
      <text:p text:style-name="Normaali"><text:s text:c="4"/>if (v) return true;</text:p>
      <text:p text:style-name="Normaali"><text:s text:c="2"/>}</text:p>
      <text:p text:style-name="Normaali"><text:s text:c="2"/>if (flagI &gt;= 0){</text:p>
      <text:p text:style-name="Normaali"><text:s text:c="4"/>const s = String(row[flagI]||'').toLowerCase();</text:p>
      <text:p text:style-name="Normaali"><text:s text:c="4"/>if (DELIVERED_KEYWORDS.some(w =&gt; s.includes(w))) return true;</text:p>
      <text:p text:style-name="Normaali"><text:s text:c="2"/>}</text:p>
      <text:p text:style-name="Normaali"><text:s text:c="2"/>return false;</text:p>
      <text:p text:style-name="Normaali">}</text:p>
      <text:p text:style-name="Normaali">function colLetterToIndex_(letter){</text:p>
      <text:p text:style-name="Normaali"><text:s text:c="2"/>let s = String(letter||'').toUpperCase().trim();</text:p>
      <text:p text:style-name="Normaali"><text:s text:c="2"/>if (!/^[A-Z]+$/.test(s)) return -1;</text:p>
      <text:p text:style-name="Normaali"><text:s text:c="2"/>let n = 0;</text:p>
      <text:p text:style-name="Normaali"><text:s text:c="2"/>for (let i = 0; i &lt; s.length; i++){</text:p>
      <text:p text:style-name="Normaali"><text:s text:c="4"/>n = n*26 + (s.charCodeAt(i) - 64);</text:p>
      <text:p text:style-name="Normaali"><text:s text:c="2"/>}</text:p>
      <text:p text:style-name="Normaali"><text:s text:c="2"/>return n; // 1-based index</text:p>
      <text:p text:style-name="Normaali">}</text:p>
      <text:p text:style-name="Normaali">function collectTables_(){</text:p>
      <text:p text:style-name="Normaali"><text:s text:c="2"/>const ss = SpreadsheetApp.getActive();</text:p>
      <text:p text:style-name="Normaali"><text:s text:c="2"/>const tables = [];</text:p>
      <text:p text:style-name="Normaali"><text:s text:c="2"/>const shP = ss.getSheetByName(TARGET_SHEET);</text:p>
      <text:p text:style-name="Normaali"><text:s text:c="2"/>const shA = ss.getSheetByName(ARCHIVE_SHEET);</text:p>
      <text:p text:style-name="Normaali"><text:s text:c="2"/>if (shP &amp;&amp; shP.getLastRow() &gt; 1){</text:p>
      <text:p text:style-name="Normaali"><text:s text:c="4"/>const d = shP.getDataRange().getDisplayValues();</text:p>
      <text:p text:style-name="Normaali"><text:s text:c="4"/>tables.push({ hdr: d[0].map(String), rows: d.slice(1) });</text:p>
      <text:p text:style-name="Normaali"><text:s text:c="2"/>}</text:p>
      <text:p text:style-name="Normaali"><text:s text:c="2"/>if (shA &amp;&amp; shA.getLastRow() &gt; 1){</text:p>
      <text:p text:style-name="Normaali"><text:s text:c="4"/>const d = shA.getDataRange().getDisplayValues();</text:p>
      <text:p text:style-name="Normaali"><text:s text:c="4"/>tables.push({ hdr: d[0].map(String), rows: d.slice(1) });</text:p>
      <text:p text:style-name="Normaali"><text:s text:c="2"/>}</text:p>
      <text:p text:style-name="Normaali"><text:s text:c="2"/>return tables;</text:p>
      <text:p text:style-name="Normaali">}</text:p>
      <text:p text:style-name="Normaali">function buildPendingFromPackagesAndArchive(){</text:p>
      <text:p text:style-name="Normaali"><text:s text:c="2"/>const ss = SpreadsheetApp.getActive();</text:p>
      <text:p text:style-name="Normaali"><text:s text:c="2"/>const tables = collectTables_();</text:p>
      <text:p text:style-name="Normaali"><text:s text:c="2"/>if (!tables.length) throw new Error('Ei rivejä lähdetauluissa.');</text:p>
      <text:p text:style-name="Normaali"><text:s text:c="2"/>let unionHdr = [];</text:p>
      <text:p text:style-name="Normaali"><text:s text:c="2"/>tables.forEach(t =&gt; unionHdr = mergeHeaders_(unionHdr, t.hdr));</text:p>
      <text:p text:style-name="Normaali"><text:s text:c="2"/>const deliveredI <text:s text:c="4"/>= pickDeliveredIndex_(unionHdr);</text:p>
      <text:p text:style-name="Normaali"><text:s text:c="2"/>const deliveredFlagI = pickAnyIndex_(unionHdr, DELIVERED_FLAG_CANDIDATES);</text:p>
      <text:p text:style-name="Normaali"><text:s text:c="2"/>const keyI <text:s text:c="10"/>= chooseKeyIndex_(unionHdr);</text:p>
      <text:p text:style-name="Normaali"><text:s text:c="2"/>const dst = [];</text:p>
      <text:p text:style-name="Normaali"><text:s text:c="2"/>const seen = new Map();</text:p>
      <text:p text:style-name="Normaali"><text:s text:c="2"/>const dstMap = headerIndexMap_(unionHdr);</text:p>
      <text:p text:style-name="Normaali"><text:s text:c="2"/>for (const T of tables){</text:p>
      <text:p text:style-name="Normaali"><text:s text:c="4"/>const srcMap = headerIndexMap_(T.hdr);</text:p>
      <text:p text:style-name="Normaali"><text:s text:c="4"/>for (const r of T.rows){</text:p>
      <text:p text:style-name="Normaali"><text:s text:c="6"/>if (!r.some(x =&gt; String(x||'').trim() !== '')) continue;</text:p>
      <text:p text:style-name="Normaali"><text:s text:c="6"/>const u = new Array(unionHdr.length).fill('');</text:p>
      <text:p text:style-name="Normaali"><text:s text:c="6"/>for (const [name, si] of Object.entries(srcMap)){</text:p>
      <text:p text:style-name="Normaali"><text:s text:c="8"/>const di = dstMap[name];</text:p>
      <text:p text:style-name="Normaali"><text:s text:c="8"/>if (typeof di === 'number') u[di] = r[si];</text:p>
      <text:p text:style-name="Normaali"><text:s text:c="6"/>}</text:p>
      <text:p text:style-name="Normaali"><text:s text:c="6"/>const key = String(u[keyI]||'').trim();</text:p>
      <text:p text:style-name="Normaali"><text:s text:c="6"/>if (!key) continue;</text:p>
      <text:p text:style-name="Normaali"><text:s text:c="6"/>const delivered = isDelivered_(u, deliveredFlagI, deliveredI);</text:p>
      <text:p text:style-name="Normaali"><text:s text:c="6"/>if (delivered) continue; <text:s/>// jätä toimitetut pois "Vaatii" -listasta</text:p>
      <text:p text:style-name="Normaali"><text:s text:c="6"/>seen.set(key, u);</text:p>
      <text:p text:style-name="Normaali"><text:s text:c="4"/>}</text:p>
      <text:p text:style-name="Normaali"><text:s text:c="2"/>}</text:p>
      <text:p text:style-name="Normaali"><text:s text:c="2"/>const out = Array.from(seen.values());</text:p>
      <text:p text:style-name="Normaali"><text:s text:c="2"/>const sh = ss.getSheetByName(ACTION_SHEET) || ss.insertSheet(ACTION_SHEET);</text:p>
      <text:p text:style-name="Normaali"><text:s text:c="2"/>sh.clear();</text:p>
      <text:p text:style-name="Normaali"><text:s text:c="2"/>const headers = unionHdr.concat([</text:p>
      <text:p text:style-name="Normaali"><text:s text:c="4"/>'RefreshCarrier','RefreshStatus','RefreshTime','RefreshLocation','RefreshRaw',</text:p>
      <text:p text:style-name="Normaali"><text:s text:c="4"/>'RefreshAt','RefreshAttempts','RefreshNextAt','Delivered date (Confirmed)','Delivered_Source'</text:p>
      <text:p text:style-name="Normaali"><text:s text:c="2"/>]);</text:p>
      <text:p text:style-name="Normaali"><text:s text:c="2"/>sh.getRange(1,1,1,headers.length).setValues([headers]);</text:p>
      <text:p text:style-name="Normaali"><text:s text:c="2"/>if (out.length) {</text:p>
      <text:p text:style-name="Normaali"><text:s text:c="4"/>sh.getRange(2,1,out.length,unionHdr.length).setValues(out);</text:p>
      <text:p text:style-name="Normaali"><text:s text:c="2"/>}</text:p>
      <text:p text:style-name="Normaali"><text:s text:c="2"/>sh.setFrozenRows(1);</text:p>
      <text:p text:style-name="Normaali"><text:s text:c="2"/>sh.autoResizeColumns(1, Math.min(headers.length, 20));</text:p>
      <text:p text:style-name="Normaali"><text:s text:c="2"/>ss.toast(`Vaatii_toimenpiteitä päivitetty – ${out.length} riviä`);</text:p>
      <text:p text:style-name="Normaali">}</text:p>
      <text:p text:style-name="Normaali"/>
      <text:p text:style-name="Normaali">/********************* SOK &amp; KÄRKKÄINEN ***************************/</text:p>
      <text:p text:style-name="Normaali">function normalizeDigits_(v){ return String(v||'').replace(/\D+/g,''); }</text:p>
      <text:p text:style-name="Normaali">function pickPayerIndex_(headers){</text:p>
      <text:p text:style-name="Normaali"><text:s text:c="2"/>const norm = headers.map(normalize_);</text:p>
      <text:p text:style-name="Normaali"><text:s text:c="2"/>for (const n of PAYER_CANDIDATES){</text:p>
      <text:p text:style-name="Normaali"><text:s text:c="4"/>const i = norm.indexOf(normalize_(n));</text:p>
      <text:p text:style-name="Normaali"><text:s text:c="4"/>if (i &gt;= 0) return i;</text:p>
      <text:p text:style-name="Normaali"><text:s text:c="2"/>}</text:p>
      <text:p text:style-name="Normaali"><text:s text:c="2"/>if (PAYER_FALLBACK_COL_LETTER){</text:p>
      <text:p text:style-name="Normaali"><text:s text:c="4"/>const idx1 = colLetterToIndex_(PAYER_FALLBACK_COL_LETTER);</text:p>
      <text:p text:style-name="Normaali"><text:s text:c="4"/>if (idx1 &gt; 0 &amp;&amp; idx1 &lt;= headers.length) return idx1 - 1;</text:p>
      <text:p text:style-name="Normaali"><text:s text:c="2"/>}</text:p>
      <text:p text:style-name="Normaali"><text:s text:c="2"/>return -1;</text:p>
      <text:p text:style-name="Normaali">}</text:p>
      <text:p text:style-name="Normaali">function ensurePayerIndexForUnion_(tables, unionHdr){</text:p>
      <text:p text:style-name="Normaali"><text:s text:c="2"/>let idx = pickPayerIndex_(unionHdr);</text:p>
      <text:p text:style-name="Normaali"><text:s text:c="2"/>if (idx &gt;= 0) return idx;</text:p>
      <text:p text:style-name="Normaali"><text:s text:c="2"/>if (!tables.length) return -1;</text:p>
      <text:p text:style-name="Normaali"><text:s text:c="2"/>return autoDetectPayerIndexByValues_(tables[0].hdr, tables[0].rows);</text:p>
      <text:p text:style-name="Normaali">}</text:p>
      <text:p text:style-name="Normaali">function autoDetectPayerIndexByValues_(hdr, rows){</text:p>
      <text:p text:style-name="Normaali"><text:s text:c="2"/>// Jos unioniin ei löytynyt Payer-kolumnia, yritä päätellä arvoista:</text:p>
      <text:p text:style-name="Normaali"><text:s text:c="2"/>const norm = hdr.map(normalize_);</text:p>
      <text:p text:style-name="Normaali"><text:s text:c="2"/>const candI = pickPayerIndex_(hdr);</text:p>
      <text:p text:style-name="Normaali"><text:s text:c="2"/>if (candI &gt;= 0) return candI;</text:p>
      <text:p text:style-name="Normaali"><text:s text:c="2"/>// Etsi numeroarvolista, joista osa matcheaa SOK tai Kärkkäinen tunnuksiin</text:p>
      <text:p text:style-name="Normaali"><text:s text:c="2"/>const score = new Array(hdr.length).fill(0);</text:p>
      <text:p text:style-name="Normaali"><text:s text:c="2"/>const sokNorm = normalizeDigits_(SOK_FREIGHT_ACCOUNT);</text:p>
      <text:p text:style-name="Normaali"><text:s text:c="2"/>const krkSet <text:s/>= new Set(KARKKAINEN_NUMBERS.map(normalizeDigits_));</text:p>
      <text:p text:style-name="Normaali"><text:s text:c="2"/>for (let c = 0; c &lt; hdr.length; c++){</text:p>
      <text:p text:style-name="Normaali"><text:s text:c="4"/>const colDigits = rows.map(r =&gt; normalizeDigits_(r[c] || ''));</text:p>
      <text:p text:style-name="Normaali"><text:s text:c="4"/>const hits = colDigits.filter(d =&gt; d &amp;&amp; (d === sokNorm || krkSet.has(d))).length;</text:p>
      <text:p text:style-name="Normaali"><text:s text:c="4"/>if (hits &gt; 0) score[c] += hits;</text:p>
      <text:p text:style-name="Normaali"><text:s text:c="2"/>}</text:p>
      <text:p text:style-name="Normaali"><text:s text:c="2"/>let bestIdx = -1, bestHits = 0;</text:p>
      <text:p text:style-name="Normaali"><text:s text:c="2"/>for (let c = 0; c &lt; score.length; c++){</text:p>
      <text:p text:style-name="Normaali"><text:s text:c="4"/>if (score[c] &gt; bestHits){</text:p>
      <text:p text:style-name="Normaali"><text:s text:c="6"/>bestHits = score[c];</text:p>
      <text:p text:style-name="Normaali"><text:s text:c="6"/>bestIdx = c;</text:p>
      <text:p text:style-name="Normaali"><text:s text:c="4"/>}</text:p>
      <text:p text:style-name="Normaali"><text:s text:c="2"/>}</text:p>
      <text:p text:style-name="Normaali"><text:s text:c="2"/>return bestIdx;</text:p>
      <text:p text:style-name="Normaali">}</text:p>
      <text:p text:style-name="Normaali">function buildSokKarkkainenAlways(){</text:p>
      <text:p text:style-name="Normaali"><text:s text:c="2"/>const ss = SpreadsheetApp.getActive();</text:p>
      <text:p text:style-name="Normaali"><text:s text:c="2"/>const tables = collectTables_();</text:p>
      <text:p text:style-name="Normaali"><text:s text:c="2"/>if (!tables.length) throw new Error('Ei rivejä lähdetauluissa.');</text:p>
      <text:p text:style-name="Normaali"><text:s text:c="2"/>let unionHdr = [];</text:p>
      <text:p text:style-name="Normaali"><text:s text:c="2"/>tables.forEach(t =&gt; unionHdr = mergeHeaders_(unionHdr, t.hdr));</text:p>
      <text:p text:style-name="Normaali"><text:s text:c="2"/>const payerI = ensurePayerIndexForUnion_(tables, unionHdr);</text:p>
      <text:p text:style-name="Normaali"><text:s text:c="2"/>const dstMap = headerIndexMap_(unionHdr);</text:p>
      <text:p text:style-name="Normaali"><text:s text:c="2"/>const sok = [], krk = [];</text:p>
      <text:p text:style-name="Normaali"><text:s text:c="2"/>for (const T of tables){</text:p>
      <text:p text:style-name="Normaali"><text:s text:c="4"/>const srcMap = headerIndexMap_(T.hdr);</text:p>
      <text:p text:style-name="Normaali"><text:s text:c="4"/>for (const r of T.rows){</text:p>
      <text:p text:style-name="Normaali"><text:s text:c="6"/>if (!r.some(x =&gt; String(x||'').trim() !== '')) continue;</text:p>
      <text:p text:style-name="Normaali"><text:s text:c="6"/>const u = new Array(unionHdr.length).fill('');</text:p>
      <text:p text:style-name="Normaali"><text:s text:c="6"/>for (const [name, si] of Object.entries(srcMap)){</text:p>
      <text:p text:style-name="Normaali"><text:s text:c="8"/>const di = dstMap[name];</text:p>
      <text:p text:style-name="Normaali"><text:s text:c="8"/>if (typeof di === 'number') u[di] = r[si];</text:p>
      <text:p text:style-name="Normaali"><text:s text:c="6"/>}</text:p>
      <text:p text:style-name="Normaali"><text:s text:c="6"/>const payerDigits = normalizeDigits_(u[payerI] || '');</text:p>
      <text:p text:style-name="Normaali"><text:s text:c="6"/>if (!payerDigits) continue;</text:p>
      <text:p text:style-name="Normaali"><text:s text:c="6"/>if (payerDigits === normalizeDigits_(SOK_FREIGHT_ACCOUNT)) {</text:p>
      <text:p text:style-name="Normaali"><text:s text:c="8"/>sok.push(u);</text:p>
      <text:p text:style-name="Normaali"><text:s text:c="6"/>} else if (KARKKAINEN_NUMBERS.some(n =&gt; normalizeDigits_(n) === payerDigits)) {</text:p>
      <text:p text:style-name="Normaali"><text:s text:c="8"/>krk.push(u);</text:p>
      <text:p text:style-name="Normaali"><text:s text:c="6"/>}</text:p>
      <text:p text:style-name="Normaali"><text:s text:c="4"/>}</text:p>
      <text:p text:style-name="Normaali"><text:s text:c="2"/>}</text:p>
      <text:p text:style-name="Normaali"><text:s text:c="2"/>writeFlat_(ss, REPORT_SOK_SHEET, unionHdr, sok);</text:p>
      <text:p text:style-name="Normaali"><text:s text:c="2"/>writeFlat_(ss, REPORT_KRK_SHEET, unionHdr, krk);</text:p>
      <text:p text:style-name="Normaali"><text:s text:c="2"/>ss.toast(`SOK=${sok.length} | Kärkkäinen=${krk.length}`);</text:p>
      <text:p text:style-name="Normaali">}</text:p>
      <text:p text:style-name="Normaali"/>
      <text:p text:style-name="Normaali">/********************* WEEKLY (SUN→SUN) ***************************/</text:p>
      <text:p text:style-name="Normaali">function getLastFinishedWeekSunWindow_(){</text:p>
      <text:p text:style-name="Normaali"><text:s text:c="2"/>const now = new Date();</text:p>
      <text:p text:style-name="Normaali"><text:s text:c="2"/>now.setHours(0,0,0,0);</text:p>
      <text:p text:style-name="Normaali"><text:s text:c="2"/>const day = now.getDay(); // 0 = Sunday</text:p>
      <text:p text:style-name="Normaali"><text:s text:c="2"/>const thisSunday = new Date(now);</text:p>
      <text:p text:style-name="Normaali"><text:s text:c="2"/>thisSunday.setDate(now.getDate() - day);</text:p>
      <text:p text:style-name="Normaali"><text:s text:c="2"/>const end <text:s text:c="2"/>= thisSunday;</text:p>
      <text:p text:style-name="Normaali"><text:s text:c="2"/>const start = new Date(end);</text:p>
      <text:p text:style-name="Normaali"><text:s text:c="2"/>start.setDate(end.getDate() - 7);</text:p>
      <text:p text:style-name="Normaali"><text:s text:c="2"/>return { start, end };</text:p>
      <text:p text:style-name="Normaali">}</text:p>
      <text:p text:style-name="Normaali">function writeWeeklySheet_(ss, sheetName, headers, rows, start, end){</text:p>
      <text:p text:style-name="Normaali"><text:s text:c="2"/>const sh = ss.getSheetByName(sheetName) || ss.insertSheet(sheetName);</text:p>
      <text:p text:style-name="Normaali"><text:s text:c="2"/>sh.clear();</text:p>
      <text:p text:style-name="Normaali"><text:s text:c="2"/>sh.getRange(1,1,1,headers.length).setValues([headers]);</text:p>
      <text:p text:style-name="Normaali"><text:s text:c="2"/>const infoRow = new Array(headers.length).fill('');</text:p>
      <text:p text:style-name="Normaali"><text:s text:c="2"/>infoRow[0] = `Viikko (SUN→SUN): ${dateToYMD_(start)} - ${dateToYMD_(end)}`;</text:p>
      <text:p text:style-name="Normaali"><text:s text:c="2"/>if (headers.length &gt; 1) infoRow[1] = `Rivejä: ${rows.length}`;</text:p>
      <text:p text:style-name="Normaali"><text:s text:c="2"/>if (headers.length &gt; 2) infoRow[2] = `Luotu: ${fmtDateTime_(new Date())}`;</text:p>
      <text:p text:style-name="Normaali"><text:s text:c="2"/>sh.getRange(2,1,1,headers.length).setValues([infoRow]);</text:p>
      <text:p text:style-name="Normaali"><text:s text:c="2"/>sh.getRange(2,1,1,Math.min(headers.length, 3)).setFontStyle('italic');</text:p>
      <text:p text:style-name="Normaali"><text:s text:c="2"/>if (rows &amp;&amp; rows.length){</text:p>
      <text:p text:style-name="Normaali"><text:s text:c="4"/>const normalized = rows.map(r =&gt; {<text:s/></text:p>
      <text:p text:style-name="Normaali"><text:s text:c="6"/>const rr = r.slice(0, headers.length);</text:p>
      <text:p text:style-name="Normaali"><text:s text:c="6"/>while (rr.length &lt; headers.length) rr.push('');</text:p>
      <text:p text:style-name="Normaali"><text:s text:c="6"/>return rr;</text:p>
      <text:p text:style-name="Normaali"><text:s text:c="4"/>});</text:p>
      <text:p text:style-name="Normaali"><text:s text:c="4"/>sh.getRange(4,1,normalized.length, headers.length).setValues(normalized);</text:p>
      <text:p text:style-name="Normaali"><text:s text:c="2"/>}</text:p>
      <text:p text:style-name="Normaali"><text:s text:c="2"/>sh.setFrozenRows(3);</text:p>
      <text:p text:style-name="Normaali"><text:s text:c="2"/>sh.autoResizeColumns(1, Math.min(headers.length, 20));</text:p>
      <text:p text:style-name="Normaali">}</text:p>
      <text:p text:style-name="Normaali">function makeWeeklyReports_SunSun_Only(){</text:p>
      <text:p text:style-name="Normaali"><text:s text:c="2"/>const ss <text:s/>= SpreadsheetApp.getActive();</text:p>
      <text:p text:style-name="Normaali"><text:s text:c="2"/>const src = ss.getSheetByName(TARGET_SHEET);</text:p>
      <text:p text:style-name="Normaali"><text:s text:c="2"/>if (!src || src.getLastRow() &lt; 2) throw new Error(`"${TARGET_SHEET}" on tyhjä.`);</text:p>
      <text:p text:style-name="Normaali"><text:s text:c="2"/>const data = src.getDataRange().getDisplayValues();</text:p>
      <text:p text:style-name="Normaali"><text:s text:c="2"/>const hdr <text:s/>= data[0].map(v =&gt; String(v||'').trim());</text:p>
      <text:p text:style-name="Normaali"><text:s text:c="2"/>const rows = data.slice(1);</text:p>
      <text:p text:style-name="Normaali"><text:s text:c="2"/>const { start, end } = getLastFinishedWeekSunWindow_();</text:p>
      <text:p text:style-name="Normaali"><text:s text:c="2"/>const dateI = pickAnyIndex_(hdr, ['Submitted date','Created','Created date','Booking date','Booked time','Dispatch date','Shipped date','Timestamp','Date']);</text:p>
      <text:p text:style-name="Normaali"><text:s text:c="2"/>const inWindow = rows.filter(r =&gt; {</text:p>
      <text:p text:style-name="Normaali"><text:s text:c="4"/>if (dateI &lt; 0) return true;</text:p>
      <text:p text:style-name="Normaali"><text:s text:c="4"/>const dt = parseDateFlexible_(r[dateI]);</text:p>
      <text:p text:style-name="Normaali"><text:s text:c="4"/>return dt &amp;&amp; dt &gt;= start &amp;&amp; dt &lt; end;</text:p>
      <text:p text:style-name="Normaali"><text:s text:c="2"/>});</text:p>
      <text:p text:style-name="Normaali"><text:s text:c="2"/>const payerI = pickPayerIndex_(hdr);</text:p>
      <text:p text:style-name="Normaali"><text:s text:c="2"/>const sok = [], krk = [];</text:p>
      <text:p text:style-name="Normaali"><text:s text:c="2"/>if (payerI &gt;= 0){</text:p>
      <text:p text:style-name="Normaali"><text:s text:c="4"/>const sokD = normalizeDigits_(SOK_FREIGHT_ACCOUNT);</text:p>
      <text:p text:style-name="Normaali"><text:s text:c="4"/>const krkSet = new Set(KARKKAINEN_NUMBERS.map(normalizeDigits_));</text:p>
      <text:p text:style-name="Normaali"><text:s text:c="4"/>for (const r of inWindow){</text:p>
      <text:p text:style-name="Normaali"><text:s text:c="6"/>const d = normalizeDigits_(r[payerI]);</text:p>
      <text:p text:style-name="Normaali"><text:s text:c="6"/>if (!d) continue;</text:p>
      <text:p text:style-name="Normaali"><text:s text:c="6"/>if (d === sokD) sok.push(r);</text:p>
      <text:p text:style-name="Normaali"><text:s text:c="6"/>else if (krkSet.has(d)) krk.push(r);</text:p>
      <text:p text:style-name="Normaali"><text:s text:c="4"/>}</text:p>
      <text:p text:style-name="Normaali"><text:s text:c="2"/>}</text:p>
      <text:p text:style-name="Normaali"><text:s text:c="2"/>writeWeeklySheet_(ss, REPORT_SOK_SHEET, hdr, sok, start, end);</text:p>
      <text:p text:style-name="Normaali"><text:s text:c="2"/>writeWeeklySheet_(ss, REPORT_KRK_SHEET, hdr, krk, start, end);</text:p>
      <text:p text:style-name="Normaali">}</text:p>
      <text:p text:style-name="Normaali">function makeWeeklyReportsSunSun(){</text:p>
      <text:p text:style-name="Normaali"><text:s text:c="2"/>buildSokKarkkainenAlways();</text:p>
      <text:p text:style-name="Normaali"><text:s text:c="2"/>makeWeeklyReports_SunSun_Only();</text:p>
      <text:p text:style-name="Normaali"><text:s text:c="2"/>refreshStatuses_Sheet(REPORT_SOK_SHEET);</text:p>
      <text:p text:style-name="Normaali"><text:s text:c="2"/>refreshStatuses_Sheet(REPORT_KRK_SHEET);</text:p>
      <text:p text:style-name="Normaali"><text:s text:c="2"/>SpreadsheetApp.getActive().toast('Viikkoraportit + statukset päivitetty<text:s/><text:span text:style-name="T3">✅</text:span>');</text:p>
      <text:p text:style-name="Normaali">}</text:p>
      <text:p text:style-name="Normaali"/>
      <text:p text:style-name="Normaali">/********************* STATUS PÄIVITYKSET *************************/</text:p>
      <text:p text:style-name="Normaali">function ensureRefreshCols_(sh, hdr){</text:p>
      <text:p text:style-name="Normaali"><text:s text:c="2"/>const need = [</text:p>
      <text:p text:style-name="Normaali"><text:s text:c="4"/>'RefreshCarrier','RefreshStatus','RefreshTime','RefreshLocation','RefreshRaw','RefreshAt',</text:p>
      <text:p text:style-name="Normaali"><text:s text:c="4"/>'RefreshAttempts','RefreshNextAt'</text:p>
      <text:p text:style-name="Normaali"><text:s text:c="2"/>];</text:p>
      <text:p text:style-name="Normaali"><text:s text:c="2"/>const bonus = ['Delivered date (Confirmed)','Delivered_Source'];</text:p>
      <text:p text:style-name="Normaali"/>
      <text:p text:style-name="Normaali"><text:s text:c="2"/>const have = hdr.slice();</text:p>
      <text:p text:style-name="Normaali"><text:s text:c="2"/>[...need, ...bonus].forEach(n =&gt; { if (!have.includes(n)) have.push(n); });</text:p>
      <text:p text:style-name="Normaali"><text:s text:c="2"/>if (have.length !== hdr.length){</text:p>
      <text:p text:style-name="Normaali"><text:s text:c="4"/>const cur = sh.getDataRange().getValues();</text:p>
      <text:p text:style-name="Normaali"><text:s text:c="4"/>const rows = cur.length &gt; 1 ? cur.slice(1).map(r =&gt; { const rr = r.slice(); while (rr.length &lt; have.length) rr.push(''); return rr; }) : [];</text:p>
      <text:p text:style-name="Normaali"><text:s text:c="4"/>sh.clear();</text:p>
      <text:p text:style-name="Normaali"><text:s text:c="4"/>sh.getRange(1,1,1,have.length).setValues([have]);</text:p>
      <text:p text:style-name="Normaali"><text:s text:c="4"/>if (rows.length) sh.getRange(2,1,rows.length,have.length).setValues(rows);</text:p>
      <text:p text:style-name="Normaali"><text:s text:c="2"/>}</text:p>
      <text:p text:style-name="Normaali"><text:s text:c="2"/>const idx = {};</text:p>
      <text:p text:style-name="Normaali"><text:s text:c="2"/>const map = headerIndexMap_(have);</text:p>
      <text:p text:style-name="Normaali"><text:s text:c="2"/>idx.carrier <text:s text:c="6"/>= map['RefreshCarrier'];</text:p>
      <text:p text:style-name="Normaali"><text:s text:c="2"/>idx.status <text:s text:c="7"/>= map['RefreshStatus'];</text:p>
      <text:p text:style-name="Normaali"><text:s text:c="2"/>idx.time <text:s text:c="9"/>= map['RefreshTime'];</text:p>
      <text:p text:style-name="Normaali"><text:s text:c="2"/>idx.location <text:s text:c="5"/>= map['RefreshLocation'];</text:p>
      <text:p text:style-name="Normaali"><text:s text:c="2"/>idx.raw <text:s text:c="10"/>= map['RefreshRaw'];</text:p>
      <text:p text:style-name="Normaali"><text:s text:c="2"/>idx.at <text:s text:c="11"/>= map['RefreshAt'];</text:p>
      <text:p text:style-name="Normaali"><text:s text:c="2"/>idx.attempts <text:s text:c="5"/>= map['RefreshAttempts'];</text:p>
      <text:p text:style-name="Normaali"><text:s text:c="2"/>idx.nextAt <text:s text:c="7"/>= map['RefreshNextAt'];</text:p>
      <text:p text:style-name="Normaali"><text:s text:c="2"/>idx.delivConfirmed = map['Delivered date (Confirmed)'];</text:p>
      <text:p text:style-name="Normaali"><text:s text:c="2"/>idx.delivSource <text:s text:c="3"/>= map['Delivered_Source'];</text:p>
      <text:p text:style-name="Normaali"><text:s text:c="2"/>return idx;</text:p>
      <text:p text:style-name="Normaali">}</text:p>
      <text:p text:style-name="Normaali">function refreshStatuses_Vaatii(){</text:p>
      <text:p text:style-name="Normaali"><text:s text:c="2"/>refreshStatuses_Sheet(ACTION_SHEET, true);</text:p>
      <text:p text:style-name="Normaali">}</text:p>
      <text:p text:style-name="Normaali">function refreshStatuses_Sheet(sheetName, removeDelivered = false){</text:p>
      <text:p text:style-name="Normaali"><text:s text:c="2"/>const ss = SpreadsheetApp.getActive();</text:p>
      <text:p text:style-name="Normaali"><text:s text:c="2"/>const sh = ss.getSheetByName(sheetName);</text:p>
      <text:p text:style-name="Normaali"><text:s text:c="2"/>if (!sh || sh.getLastRow() &lt; 2){</text:p>
      <text:p text:style-name="Normaali"><text:s text:c="4"/>ss.toast(`${sheetName}: ei rivejä`);</text:p>
      <text:p text:style-name="Normaali"><text:s text:c="4"/>return;</text:p>
      <text:p text:style-name="Normaali"><text:s text:c="2"/>}</text:p>
      <text:p text:style-name="Normaali"><text:s text:c="2"/>const data = sh.getDataRange().getDisplayValues();</text:p>
      <text:p text:style-name="Normaali"><text:s text:c="2"/>const origHdr = data[0].map(v =&gt; String(v||'').trim());</text:p>
      <text:p text:style-name="Normaali"><text:s text:c="2"/>const rows = data.slice(1);</text:p>
      <text:p text:style-name="Normaali"/>
      <text:p text:style-name="Normaali"><text:s text:c="2"/>const idxRef = ensureRefreshCols_(sh, origHdr);</text:p>
      <text:p text:style-name="Normaali"><text:s text:c="2"/>const finalHdr = sh.getRange(1,1,1,sh.getLastColumn()).getDisplayValues()[0].map(String);</text:p>
      <text:p text:style-name="Normaali"/>
      <text:p text:style-name="Normaali"><text:s text:c="2"/>const carrierI <text:s text:c="2"/>= pickAnyIndex_(finalHdr, CARRIER_CANDIDATES);</text:p>
      <text:p text:style-name="Normaali"><text:s text:c="2"/>const codeI <text:s text:c="5"/>= pickAnyIndex_(finalHdr, TRACKING_CODE_CANDIDATES);</text:p>
      <text:p text:style-name="Normaali"><text:s text:c="2"/>const deliveredI = pickDeliveredIndex_(finalHdr);</text:p>
      <text:p text:style-name="Normaali"><text:s text:c="2"/>if (carrierI &lt; 0 || codeI &lt; 0){</text:p>
      <text:p text:style-name="Normaali"><text:s text:c="4"/>ss.toast(`${sheetName}: ei löydy Carrier/Tracking -sarakkeita`);</text:p>
      <text:p text:style-name="Normaali"><text:s text:c="4"/>return;</text:p>
      <text:p text:style-name="Normaali"><text:s text:c="2"/>}</text:p>
      <text:p text:style-name="Normaali"><text:s text:c="2"/>const out = [];</text:p>
      <text:p text:style-name="Normaali"><text:s text:c="2"/>const keepRows = [];</text:p>
      <text:p text:style-name="Normaali"><text:s text:c="2"/>rows.forEach(r =&gt; {</text:p>
      <text:p text:style-name="Normaali"><text:s text:c="4"/>// Tee kopio rivistä (ja laajenna Refresh-sarakkeilla)</text:p>
      <text:p text:style-name="Normaali"><text:s text:c="4"/>const row = (() =&gt; { const rr = r.slice(0, finalHdr.length); while (rr.length &lt; finalHdr.length) rr.push(''); return rr; })();</text:p>
      <text:p text:style-name="Normaali"><text:s text:c="4"/>const carrier = String(row[carrierI]||'').trim();</text:p>
      <text:p text:style-name="Normaali"><text:s text:c="4"/>const code <text:s text:c="3"/>= firstCode_(row[codeI]);</text:p>
      <text:p text:style-name="Normaali"><text:s text:c="4"/>if (!carrier || !code){</text:p>
      <text:p text:style-name="Normaali"><text:s text:c="6"/>row[idxRef.status] = 'SKIP_NO_CODE';</text:p>
      <text:p text:style-name="Normaali"><text:s text:c="6"/>row[idxRef.at] <text:s text:c="4"/>= fmtDateTime_(new Date());</text:p>
      <text:p text:style-name="Normaali"><text:s text:c="6"/>out.push(row);</text:p>
      <text:p text:style-name="Normaali"><text:s text:c="6"/>keepRows.push(true);</text:p>
      <text:p text:style-name="Normaali"><text:s text:c="6"/>return;</text:p>
      <text:p text:style-name="Normaali"><text:s text:c="4"/>}</text:p>
      <text:p text:style-name="Normaali"><text:s text:c="4"/>const res = TRK_trackByCarrier_(carrier, code);</text:p>
      <text:p text:style-name="Normaali"><text:s text:c="4"/>row[idxRef.carrier] <text:s/>= res.carrier || carrier;</text:p>
      <text:p text:style-name="Normaali"><text:s text:c="4"/>row[idxRef.status] <text:s text:c="2"/>= res.status <text:s/>|| '';</text:p>
      <text:p text:style-name="Normaali"><text:s text:c="4"/>row[idxRef.time] <text:s text:c="4"/>= res.time <text:s text:c="3"/>|| '';</text:p>
      <text:p text:style-name="Normaali"><text:s text:c="4"/>row[idxRef.location] = res.location|| '';</text:p>
      <text:p text:style-name="Normaali"><text:s text:c="4"/>row[idxRef.raw] <text:s text:c="5"/>= res.raw <text:s text:c="4"/>|| '';</text:p>
      <text:p text:style-name="Normaali"><text:s text:c="4"/>row[idxRef.at] <text:s text:c="6"/>= fmtDateTime_(new Date());</text:p>
      <text:p text:style-name="Normaali"><text:s text:c="4"/>if (res.status === 'RATE_LIMIT_429' &amp;&amp; typeof res.retryAfter === 'number'){</text:p>
      <text:p text:style-name="Normaali"><text:s text:c="6"/>const nextAt = trkComputeNextAtFromRetryAfter_(res.retryAfter);</text:p>
      <text:p text:style-name="Normaali"><text:s text:c="6"/>if (idxRef.nextAt &gt;= 0) row[idxRef.nextAt] = fmtDateTime_(nextAt);</text:p>
      <text:p text:style-name="Normaali"><text:s text:c="4"/>}</text:p>
      <text:p text:style-name="Normaali"><text:s text:c="4"/>const isDeliveredNow = /delivered|toimitettu|luovutettu/i.test(res.status || '');</text:p>
      <text:p text:style-name="Normaali"><text:s text:c="4"/>if (isDeliveredNow &amp;&amp; res.time){</text:p>
      <text:p text:style-name="Normaali"><text:s text:c="6"/>if (typeof idxRef.delivConfirmed === 'number' &amp;&amp; !row[idxRef.delivConfirmed]){</text:p>
      <text:p text:style-name="Normaali"><text:s text:c="8"/>row[idxRef.delivConfirmed] = res.time;</text:p>
      <text:p text:style-name="Normaali"><text:s text:c="6"/>}</text:p>
      <text:p text:style-name="Normaali"><text:s text:c="6"/>if (typeof idxRef.delivSource === 'number'){</text:p>
      <text:p text:style-name="Normaali"><text:s text:c="8"/>row[idxRef.delivSource] = 'tracking';</text:p>
      <text:p text:style-name="Normaali"><text:s text:c="6"/>}</text:p>
      <text:p text:style-name="Normaali"><text:s text:c="4"/>}</text:p>
      <text:p text:style-name="Normaali"><text:s text:c="4"/>const deliveredAlready = deliveredI &gt;= 0 &amp;&amp; String(row[deliveredI]||'').trim();</text:p>
      <text:p text:style-name="Normaali"><text:s text:c="4"/>out.push(row);</text:p>
      <text:p text:style-name="Normaali"><text:s text:c="4"/>keepRows.push(!(removeDelivered &amp;&amp; (deliveredAlready || isDeliveredNow)));</text:p>
      <text:p text:style-name="Normaali"><text:s text:c="2"/>});</text:p>
      <text:p text:style-name="Normaali"><text:s text:c="2"/>// Kirjoita päivitetyt rivit takaisin (filtteröiden jos toimitettuja poistetaan)</text:p>
      <text:p text:style-name="Normaali"><text:s text:c="2"/>sh.clearContents();</text:p>
      <text:p text:style-name="Normaali"><text:s text:c="2"/>sh.getRange(1,1,1,finalHdr.length).setValues([finalHdr]);</text:p>
      <text:p text:style-name="Normaali"><text:s text:c="2"/>const filtered = out.filter((_, i) =&gt; keepRows[i]).map(r =&gt; {</text:p>
      <text:p text:style-name="Normaali"><text:s text:c="4"/>const rr = r.slice(0, finalHdr.length);</text:p>
      <text:p text:style-name="Normaali"><text:s text:c="4"/>while (rr.length &lt; finalHdr.length) rr.push('');</text:p>
      <text:p text:style-name="Normaali"><text:s text:c="4"/>return rr;</text:p>
      <text:p text:style-name="Normaali"><text:s text:c="2"/>});</text:p>
      <text:p text:style-name="Normaali"><text:s text:c="2"/>if (filtered.length) {</text:p>
      <text:p text:style-name="Normaali"><text:s text:c="4"/>sh.getRange(2,1,filtered.length, finalHdr.length).setValues(filtered);</text:p>
      <text:p text:style-name="Normaali"><text:s text:c="2"/>}</text:p>
      <text:p text:style-name="Normaali"><text:s text:c="2"/>sh.setFrozenRows(1);</text:p>
      <text:p text:style-name="Normaali"><text:s text:c="2"/>sh.autoResizeColumns(1, Math.min(finalHdr.length, 20));</text:p>
      <text:p text:style-name="Normaali"><text:s text:c="2"/>const removed = out.length - filtered.length;</text:p>
      <text:p text:style-name="Normaali"><text:s text:c="2"/>ss.toast(`${sheetName}: status päivitetty (${removed} poistettu koska delivered)`);</text:p>
      <text:p text:style-name="Normaali">}</text:p>
      <text:p text:style-name="Normaali">function refreshStatuses_Filtered(sheetName, carriers, removeDelivered = false){</text:p>
      <text:p text:style-name="Normaali"><text:s text:c="2"/>const ss = SpreadsheetApp.getActive();</text:p>
      <text:p text:style-name="Normaali"><text:s text:c="2"/>const sh = ss.getSheetByName(sheetName);</text:p>
      <text:p text:style-name="Normaali"><text:s text:c="2"/>if (!sh || sh.getLastRow() &lt; 2){</text:p>
      <text:p text:style-name="Normaali"><text:s text:c="4"/>ss.toast(`${sheetName}: ei rivejä`);</text:p>
      <text:p text:style-name="Normaali"><text:s text:c="4"/>return;</text:p>
      <text:p text:style-name="Normaali"><text:s text:c="2"/>}</text:p>
      <text:p text:style-name="Normaali"><text:s text:c="2"/>const data = sh.getDataRange().getDisplayValues();</text:p>
      <text:p text:style-name="Normaali"><text:s text:c="2"/>const origHdr = data[0].map(v =&gt; String(v||'').trim());</text:p>
      <text:p text:style-name="Normaali"><text:s text:c="2"/>const rows = data.slice(1);</text:p>
      <text:p text:style-name="Normaali"/>
      <text:p text:style-name="Normaali"><text:s text:c="2"/>const idxRef = ensureRefreshCols_(sh, origHdr);</text:p>
      <text:p text:style-name="Normaali"><text:s text:c="2"/>const finalHdr = sh.getRange(1,1,1,sh.getLastColumn()).getDisplayValues()[0].map(String);</text:p>
      <text:p text:style-name="Normaali"/>
      <text:p text:style-name="Normaali"><text:s text:c="2"/>const carrierI <text:s text:c="2"/>= pickAnyIndex_(finalHdr, CARRIER_CANDIDATES);</text:p>
      <text:p text:style-name="Normaali"><text:s text:c="2"/>const codeI <text:s text:c="5"/>= pickAnyIndex_(finalHdr, TRACKING_CODE_CANDIDATES);</text:p>
      <text:p text:style-name="Normaali"><text:s text:c="2"/>const deliveredI = pickDeliveredIndex_(finalHdr);</text:p>
      <text:p text:style-name="Normaali"><text:s text:c="2"/>if (carrierI &lt; 0 || codeI &lt; 0){</text:p>
      <text:p text:style-name="Normaali"><text:s text:c="4"/>ss.toast(`${sheetName}: ei löydy Carrier/Tracking -sarakkeita`);</text:p>
      <text:p text:style-name="Normaali"><text:s text:c="4"/>return;</text:p>
      <text:p text:style-name="Normaali"><text:s text:c="2"/>}</text:p>
      <text:p text:style-name="Normaali"><text:s text:c="2"/>const want = (carriers || []).map(s =&gt; String(s||'').toLowerCase());</text:p>
      <text:p text:style-name="Normaali"><text:s text:c="2"/>const out = [], keep = [];</text:p>
      <text:p text:style-name="Normaali"><text:s text:c="2"/>rows.forEach(r =&gt; {</text:p>
      <text:p text:style-name="Normaali"><text:s text:c="4"/>const row = (() =&gt; { const rr = r.slice(0, finalHdr.length); while (rr.length &lt; finalHdr.length) rr.push(''); return rr; })();</text:p>
      <text:p text:style-name="Normaali"><text:s text:c="4"/>const carr = String(row[carrierI]||'').toLowerCase();</text:p>
      <text:p text:style-name="Normaali"><text:s text:c="4"/>const code = firstCode_(row[codeI]);</text:p>
      <text:p text:style-name="Normaali"><text:s text:c="4"/>if (want.some(w =&gt; carr.includes(w))){</text:p>
      <text:p text:style-name="Normaali"><text:s text:c="6"/>const res = TRK_trackByCarrier_(carr, code);</text:p>
      <text:p text:style-name="Normaali"><text:s text:c="6"/>row[idxRef.carrier] <text:s/>= res.carrier || row[idxRef.carrier] || '';</text:p>
      <text:p text:style-name="Normaali"><text:s text:c="6"/>row[idxRef.status] <text:s text:c="2"/>= res.status <text:s/>|| '';</text:p>
      <text:p text:style-name="Normaali"><text:s text:c="6"/>row[idxRef.time] <text:s text:c="4"/>= res.time <text:s text:c="3"/>|| '';</text:p>
      <text:p text:style-name="Normaali"><text:s text:c="6"/>row[idxRef.location] = res.location|| '';</text:p>
      <text:p text:style-name="Normaali"><text:s text:c="6"/>row[idxRef.raw] <text:s text:c="5"/>= res.raw <text:s text:c="4"/>|| '';</text:p>
      <text:p text:style-name="Normaali"><text:s text:c="6"/>row[idxRef.at] <text:s text:c="6"/>= fmtDateTime_(new Date());</text:p>
      <text:p text:style-name="Normaali"><text:s text:c="6"/>const deliveredAlready = deliveredI &gt;= 0 &amp;&amp; String(row[deliveredI]||'').trim();</text:p>
      <text:p text:style-name="Normaali"><text:s text:c="6"/>const isDeliveredNow = /delivered|toimitettu|luovutettu/i.test(res.status || '');</text:p>
      <text:p text:style-name="Normaali"><text:s text:c="6"/>out.push(row);</text:p>
      <text:p text:style-name="Normaali"><text:s text:c="6"/>keep.push(!(removeDelivered &amp;&amp; (deliveredAlready || isDeliveredNow)));</text:p>
      <text:p text:style-name="Normaali"><text:s text:c="4"/>} else {</text:p>
      <text:p text:style-name="Normaali"><text:s text:c="6"/>out.push(row);</text:p>
      <text:p text:style-name="Normaali"><text:s text:c="6"/>keep.push(true);</text:p>
      <text:p text:style-name="Normaali"><text:s text:c="4"/>}</text:p>
      <text:p text:style-name="Normaali"><text:s text:c="2"/>});</text:p>
      <text:p text:style-name="Normaali"><text:s text:c="2"/>sh.clearContents();</text:p>
      <text:p text:style-name="Normaali"><text:s text:c="2"/>sh.getRange(1,1,1,finalHdr.length).setValues([finalHdr]);</text:p>
      <text:p text:style-name="Normaali"><text:s text:c="2"/>const filtered = out.filter((_, i) =&gt; keep[i]).map(r =&gt; {</text:p>
      <text:p text:style-name="Normaali"><text:s text:c="4"/>const rr = r.slice(0, finalHdr.length);</text:p>
      <text:p text:style-name="Normaali"><text:s text:c="4"/>while (rr.length &lt; finalHdr.length) rr.push('');</text:p>
      <text:p text:style-name="Normaali"><text:s text:c="4"/>return rr;</text:p>
      <text:p text:style-name="Normaali"><text:s text:c="2"/>});</text:p>
      <text:p text:style-name="Normaali"><text:s text:c="2"/>if (filtered.length) {</text:p>
      <text:p text:style-name="Normaali"><text:s text:c="4"/>sh.getRange(2,1,filtered.length, finalHdr.length).setValues(filtered);</text:p>
      <text:p text:style-name="Normaali"><text:s text:c="2"/>}</text:p>
      <text:p text:style-name="Normaali"><text:s text:c="2"/>sh.setFrozenRows(1);</text:p>
      <text:p text:style-name="Normaali"><text:s text:c="2"/>sh.autoResizeColumns(1, Math.min(finalHdr.length, 20));</text:p>
      <text:p text:style-name="Normaali"><text:s text:c="2"/>ss.toast(`${sheetName}: status päivitetty (suodatus: ${want.join(', ')})`);</text:p>
      <text:p text:style-name="Normaali">}</text:p>
      <text:p text:style-name="Normaali">function menuRefreshCarrier_MH(){</text:p>
      <text:p text:style-name="Normaali"><text:s text:c="2"/>refreshStatuses_Filtered(getActiveSheetName_(), ['matkahuolto'], false);</text:p>
      <text:p text:style-name="Normaali">}</text:p>
      <text:p text:style-name="Normaali">function menuRefreshCarrier_POSTI(){</text:p>
      <text:p text:style-name="Normaali"><text:s text:c="2"/>refreshStatuses_Filtered(getActiveSheetName_(), ['posti'], false);</text:p>
      <text:p text:style-name="Normaali">}</text:p>
      <text:p text:style-name="Normaali">function menuRefreshCarrier_GLS(){</text:p>
      <text:p text:style-name="Normaali"><text:s text:c="2"/>refreshStatuses_Filtered(getActiveSheetName_(), ['gls'], false);</text:p>
      <text:p text:style-name="Normaali">}</text:p>
      <text:p text:style-name="Normaali">function menuRefreshCarrier_DHL(){</text:p>
      <text:p text:style-name="Normaali"><text:s text:c="2"/>refreshStatuses_Filtered(getActiveSheetName_(), ['dhl'], false);</text:p>
      <text:p text:style-name="Normaali">}</text:p>
      <text:p text:style-name="Normaali">function menuRefreshCarrier_BRING(){</text:p>
      <text:p text:style-name="Normaali"><text:s text:c="2"/>refreshStatuses_Filtered(getActiveSheetName_(), ['bring'], false);</text:p>
      <text:p text:style-name="Normaali">}</text:p>
      <text:p text:style-name="Normaali">function menuRefreshCarrier_ALL(){</text:p>
      <text:p text:style-name="Normaali"><text:s text:c="2"/>// 'ALL' – no filter, just refresh all on active sheet</text:p>
      <text:p text:style-name="Normaali"><text:s text:c="2"/>const shName = getActiveSheetName_();</text:p>
      <text:p text:style-name="Normaali"><text:s text:c="2"/>refreshStatuses_Sheet(shName, false);</text:p>
      <text:p text:style-name="Normaali">}</text:p>
      <text:p text:style-name="Normaali">function getActiveSheetName_(){</text:p>
      <text:p text:style-name="Normaali"><text:s text:c="2"/>return SpreadsheetApp.getActive().getActiveSheet().getName();</text:p>
      <text:p text:style-name="Normaali">}</text:p>
      <text:p text:style-name="Normaali"/>
      <text:p text:style-name="Normaali">/********************* BULK REFRESH (throttled) *******************/</text:p>
      <text:p text:style-name="Normaali">const BULK_MAX_API_CALLS_PER_RUN = 20;</text:p>
      <text:p text:style-name="Normaali">const BULK_TIME_LIMIT_MS = 20 * 1000; <text:s/>// 20 seconds per trigger run</text:p>
      <text:p text:style-name="Normaali">const BULK_COOLDOWN_NO_CODE_H = 1; <text:s text:c="3"/>// 1h delay for SKIP_NO_CODE</text:p>
      <text:p text:style-name="Normaali">const BULK_BACKOFF_MINUTES_BASE = 5;</text:p>
      <text:p text:style-name="Normaali">const BULK_BACKOFF_MINUTES_MAX <text:s/>= 60;</text:p>
      <text:p text:style-name="Normaali">function bulkStartForActiveSheet(){</text:p>
      <text:p text:style-name="Normaali"><text:s text:c="2"/>bulkStart_(SpreadsheetApp.getActiveSheet().getName());</text:p>
      <text:p text:style-name="Normaali">}</text:p>
      <text:p text:style-name="Normaali">function bulkStart_Vaatii(){</text:p>
      <text:p text:style-name="Normaali"><text:s text:c="2"/>bulkStart_(ACTION_SHEET);</text:p>
      <text:p text:style-name="Normaali">}</text:p>
      <text:p text:style-name="Normaali">function bulkStart_Packages(){</text:p>
      <text:p text:style-name="Normaali"><text:s text:c="2"/>bulkStart_(TARGET_SHEET);</text:p>
      <text:p text:style-name="Normaali">}</text:p>
      <text:p text:style-name="Normaali">function bulkStart_Archive(){</text:p>
      <text:p text:style-name="Normaali"><text:s text:c="2"/>bulkStart_(ARCHIVE_SHEET);</text:p>
      <text:p text:style-name="Normaali">}</text:p>
      <text:p text:style-name="Normaali">function bulkStop(){</text:p>
      <text:p text:style-name="Normaali"><text:s text:c="2"/>// Remove any active bulk triggers and pending jobs</text:p>
      <text:p text:style-name="Normaali"><text:s text:c="2"/>ScriptApp.getProjectTriggers().forEach(t =&gt; {</text:p>
      <text:p text:style-name="Normaali"><text:s text:c="4"/>if (t.getHandlerFunction() === 'bulkWorker_') ScriptApp.deleteTrigger(t);</text:p>
      <text:p text:style-name="Normaali"><text:s text:c="2"/>});</text:p>
      <text:p text:style-name="Normaali"><text:s text:c="2"/>const sp = PropertiesService.getScriptProperties();</text:p>
      <text:p text:style-name="Normaali"><text:s text:c="2"/>Object.keys(sp.getProperties()).filter(k =&gt; k.startsWith('BULKJOB|')).forEach(k =&gt; sp.deleteProperty(k));</text:p>
      <text:p text:style-name="Normaali"><text:s text:c="2"/>SpreadsheetApp.getActive().toast('Bulk-ajo pysäytetty');</text:p>
      <text:p text:style-name="Normaali">}</text:p>
      <text:p text:style-name="Normaali">function bulkStart_(sheetName){</text:p>
      <text:p text:style-name="Normaali"><text:s text:c="2"/>const sp = PropertiesService.getScriptProperties();</text:p>
      <text:p text:style-name="Normaali"><text:s text:c="2"/>const key = 'BULKJOB|' + sheetName;</text:p>
      <text:p text:style-name="Normaali"><text:s text:c="2"/>const sh = SpreadsheetApp.getActive().getSheetByName(sheetName);</text:p>
      <text:p text:style-name="Normaali"><text:s text:c="2"/>if (!sh || sh.getLastRow() &lt; 2) throw new Error(`${sheetName}: ei rivejä`);</text:p>
      <text:p text:style-name="Normaali"><text:s text:c="2"/>const total = Math.max(0, sh.getLastRow() - 1);</text:p>
      <text:p text:style-name="Normaali"><text:s text:c="2"/>sp.setProperty(key, JSON.stringify({</text:p>
      <text:p text:style-name="Normaali"><text:s text:c="4"/>sheet: sheetName,</text:p>
      <text:p text:style-name="Normaali"><text:s text:c="4"/>row: 2,</text:p>
      <text:p text:style-name="Normaali"><text:s text:c="4"/>calls: 0,</text:p>
      <text:p text:style-name="Normaali"><text:s text:c="4"/>started: Date.now(),</text:p>
      <text:p text:style-name="Normaali"><text:s text:c="4"/>total: total,</text:p>
      <text:p text:style-name="Normaali"><text:s text:c="4"/>updated: Date.now(),</text:p>
      <text:p text:style-name="Normaali"><text:s text:c="4"/>done: 0,</text:p>
      <text:p text:style-name="Normaali"><text:s text:c="4"/>left: total</text:p>
      <text:p text:style-name="Normaali"><text:s text:c="2"/>}));</text:p>
      <text:p text:style-name="Normaali"><text:s text:c="2"/>bulkWorker_();</text:p>
      <text:p text:style-name="Normaali"><text:s text:c="2"/>ScriptApp.newTrigger('bulkWorker_').timeBased().everyMinutes(1).create();</text:p>
      <text:p text:style-name="Normaali"><text:s text:c="2"/>SpreadsheetApp.getActive().toast(`Bulk-ajo aloitettu: ${sheetName} (rivit: ${total})`);</text:p>
      <text:p text:style-name="Normaali">}</text:p>
      <text:p text:style-name="Normaali">function bulkWorker_(){</text:p>
      <text:p text:style-name="Normaali"><text:s text:c="2"/>const ss = SpreadsheetApp.getActive();</text:p>
      <text:p text:style-name="Normaali"><text:s text:c="2"/>const sp = PropertiesService.getScriptProperties();</text:p>
      <text:p text:style-name="Normaali"><text:s text:c="2"/>const jobs = Object.entries(sp.getProperties()).filter(([k]) =&gt; k.startsWith('BULKJOB|'));</text:p>
      <text:p text:style-name="Normaali"><text:s text:c="2"/>if (!jobs.length) return;</text:p>
      <text:p text:style-name="Normaali"><text:s text:c="2"/>const callsByCarrier = { posti:0, gls:0, dhl:0, matkahuolto:0, bring:0, other:0 };</text:p>
      <text:p text:style-name="Normaali"><text:s text:c="2"/>let didCalls = 0;</text:p>
      <text:p text:style-name="Normaali"><text:s text:c="2"/>for (const [key, val] of jobs){</text:p>
      <text:p text:style-name="Normaali"><text:s text:c="4"/>let job = {};</text:p>
      <text:p text:style-name="Normaali"><text:s text:c="4"/>try { job = JSON.parse(val || '{}'); } catch(e){}</text:p>
      <text:p text:style-name="Normaali"><text:s text:c="4"/>const sh = ss.getSheetByName(job.sheet);</text:p>
      <text:p text:style-name="Normaali"><text:s text:c="4"/>if (!sh || sh.getLastRow() &lt; 2){</text:p>
      <text:p text:style-name="Normaali"><text:s text:c="6"/>sp.deleteProperty(key);</text:p>
      <text:p text:style-name="Normaali"><text:s text:c="6"/>continue;</text:p>
      <text:p text:style-name="Normaali"><text:s text:c="4"/>}</text:p>
      <text:p text:style-name="Normaali"><text:s text:c="4"/>const tStart = Date.now();</text:p>
      <text:p text:style-name="Normaali"><text:s text:c="4"/>const data = sh.getDataRange().getDisplayValues();</text:p>
      <text:p text:style-name="Normaali"><text:s text:c="4"/>const hdr <text:s/>= data[0].map(String);</text:p>
      <text:p text:style-name="Normaali"><text:s text:c="4"/>const idxRef = ensureRefreshCols_(sh, hdr);</text:p>
      <text:p text:style-name="Normaali"><text:s text:c="4"/>const finalHdr = sh.getRange(1,1,1,sh.getLastColumn()).getDisplayValues()[0].map(String);</text:p>
      <text:p text:style-name="Normaali"><text:s text:c="4"/>const carrierI <text:s text:c="2"/>= pickAnyIndex_(finalHdr, CARRIER_CANDIDATES);</text:p>
      <text:p text:style-name="Normaali"><text:s text:c="4"/>const codeI <text:s text:c="5"/>= pickAnyIndex_(finalHdr, TRACKING_CODE_CANDIDATES);</text:p>
      <text:p text:style-name="Normaali"><text:s text:c="4"/>const deliveredI = pickDeliveredIndex_(finalHdr);</text:p>
      <text:p text:style-name="Normaali"><text:s text:c="4"/>if (carrierI &lt; 0 || codeI &lt; 0){</text:p>
      <text:p text:style-name="Normaali"><text:s text:c="6"/>sp.deleteProperty(key);</text:p>
      <text:p text:style-name="Normaali"><text:s text:c="6"/>SpreadsheetApp.getActive().toast(`${job.sheet}: ei Carrier/Tracking -sarakkeita`);</text:p>
      <text:p text:style-name="Normaali"><text:s text:c="6"/>continue;</text:p>
      <text:p text:style-name="Normaali"><text:s text:c="4"/>}</text:p>
      <text:p text:style-name="Normaali"><text:s text:c="4"/>let r = Math.max(2, job.row || 2);</text:p>
      <text:p text:style-name="Normaali"><text:s text:c="4"/>let wrote = 0;</text:p>
      <text:p text:style-name="Normaali"><text:s text:c="4"/>const baseBackoff = getCfgInt_('BULK_BACKOFF_MINUTES_BASE') || BULK_BACKOFF_MINUTES_BASE;</text:p>
      <text:p text:style-name="Normaali"><text:s text:c="4"/>while (r &lt;= data.length &amp;&amp; (Date.now() - tStart) &lt; BULK_TIME_LIMIT_MS){</text:p>
      <text:p text:style-name="Normaali"><text:s text:c="6"/>const allowedCalls = BULK_MAX_API_CALLS_PER_RUN + Math.min(EXTRA_PRIORITY_CALLS, (callsByCarrier.posti + callsByCarrier.gls));</text:p>
      <text:p text:style-name="Normaali"><text:s text:c="6"/>if (didCalls &gt;= allowedCalls) break;</text:p>
      <text:p text:style-name="Normaali"><text:s text:c="6"/>const row = (() =&gt; { const rr = (data[r-1] || []).slice(0, finalHdr.length); while (rr.length &lt; finalHdr.length) rr.push(''); return rr; })();</text:p>
      <text:p text:style-name="Normaali"><text:s text:c="6"/>const nextAt = parseDateFlexible_(row[idxRef.nextAt]);</text:p>
      <text:p text:style-name="Normaali"><text:s text:c="6"/>if (nextAt &amp;&amp; nextAt instanceof Date &amp;&amp; nextAt.getTime() &gt; Date.now()){</text:p>
      <text:p text:style-name="Normaali"><text:s text:c="8"/>r++;</text:p>
      <text:p text:style-name="Normaali"><text:s text:c="8"/>continue;</text:p>
      <text:p text:style-name="Normaali"><text:s text:c="6"/>}</text:p>
      <text:p text:style-name="Normaali"><text:s text:c="6"/>const carrier = String(row[carrierI]||'').trim();</text:p>
      <text:p text:style-name="Normaali"><text:s text:c="6"/>const codeRaw = firstCode_(row[codeI]);</text:p>
      <text:p text:style-name="Normaali"><text:s text:c="6"/>const codeOk <text:s/>= isCodeLikely_(codeRaw);</text:p>
      <text:p text:style-name="Normaali"><text:s text:c="6"/>if (!carrier || !codeRaw){</text:p>
      <text:p text:style-name="Normaali"><text:s text:c="8"/>row[idxRef.status] <text:s text:c="2"/>= 'SKIP_NO_CODE';</text:p>
      <text:p text:style-name="Normaali"><text:s text:c="8"/>row[idxRef.at] <text:s text:c="6"/>= fmtDateTime_(new Date());</text:p>
      <text:p text:style-name="Normaali"><text:s text:c="8"/>row[idxRef.nextAt] <text:s text:c="2"/>= fmtDateTime_(new Date(Date.now() + BULK_COOLDOWN_NO_CODE_H*3600*1000));</text:p>
      <text:p text:style-name="Normaali"><text:s text:c="8"/>data[r-1] = row;</text:p>
      <text:p text:style-name="Normaali"><text:s text:c="8"/>wrote++;</text:p>
      <text:p text:style-name="Normaali"><text:s text:c="8"/>r++;</text:p>
      <text:p text:style-name="Normaali"><text:s text:c="8"/>continue;</text:p>
      <text:p text:style-name="Normaali"><text:s text:c="6"/>}</text:p>
      <text:p text:style-name="Normaali"><text:s text:c="6"/>if (!codeOk){</text:p>
      <text:p text:style-name="Normaali"><text:s text:c="8"/>row[idxRef.status] = 'SKIP_INVALID_CODE';</text:p>
      <text:p text:style-name="Normaali"><text:s text:c="8"/>row[idxRef.at] <text:s text:c="4"/>= fmtDateTime_(new Date());</text:p>
      <text:p text:style-name="Normaali"><text:s text:c="8"/>data[r-1] = row;</text:p>
      <text:p text:style-name="Normaali"><text:s text:c="8"/>wrote++;</text:p>
      <text:p text:style-name="Normaali"><text:s text:c="8"/>r++;</text:p>
      <text:p text:style-name="Normaali"><text:s text:c="8"/>continue;</text:p>
      <text:p text:style-name="Normaali"><text:s text:c="6"/>}</text:p>
      <text:p text:style-name="Normaali"><text:s text:c="6"/>const cc = canonicalCarrier_(carrier);</text:p>
      <text:p text:style-name="Normaali"><text:s text:c="6"/>let res = null;</text:p>
      <text:p text:style-name="Normaali"><text:s text:c="6"/>const cacheKey = trkCacheKey_(carrier, codeRaw);</text:p>
      <text:p text:style-name="Normaali"><text:s text:c="6"/>const cached = trkGetCached_(carrier, codeRaw);</text:p>
      <text:p text:style-name="Normaali"><text:s text:c="6"/>if (cached){</text:p>
      <text:p text:style-name="Normaali"><text:s text:c="8"/>res = cached;</text:p>
      <text:p text:style-name="Normaali"><text:s text:c="6"/>} else {</text:p>
      <text:p text:style-name="Normaali"><text:s text:c="8"/>didCalls++;</text:p>
      <text:p text:style-name="Normaali"><text:s text:c="8"/>if (callsByCarrier.hasOwnProperty(cc)) callsByCarrier[cc]++; else callsByCarrier.other++;</text:p>
      <text:p text:style-name="Normaali"><text:s text:c="8"/>res = TRK_trackByCarrier_(carrier, codeRaw);</text:p>
      <text:p text:style-name="Normaali"><text:s text:c="8"/>job.calls = (job.calls || 0) + 1;</text:p>
      <text:p text:style-name="Normaali"><text:s text:c="8"/>trkSetCached_(carrier, codeRaw, res);</text:p>
      <text:p text:style-name="Normaali"><text:s text:c="6"/>}</text:p>
      <text:p text:style-name="Normaali"><text:s text:c="6"/>row[idxRef.carrier] <text:s/>= res.carrier || carrier;</text:p>
      <text:p text:style-name="Normaali"><text:s text:c="6"/>row[idxRef.status] <text:s text:c="2"/>= res.status <text:s/>|| row[idxRef.status] || '';</text:p>
      <text:p text:style-name="Normaali"><text:s text:c="6"/>row[idxRef.time] <text:s text:c="4"/>= res.time <text:s text:c="3"/>|| row[idxRef.time] || '';</text:p>
      <text:p text:style-name="Normaali"><text:s text:c="6"/>row[idxRef.location] = res.location|| row[idxRef.location] || '';</text:p>
      <text:p text:style-name="Normaali"><text:s text:c="6"/>row[idxRef.raw] <text:s text:c="5"/>= res.raw <text:s text:c="4"/>|| '';</text:p>
      <text:p text:style-name="Normaali"><text:s text:c="6"/>row[idxRef.at] <text:s text:c="6"/>= fmtDateTime_(new Date());</text:p>
      <text:p text:style-name="Normaali"><text:s text:c="6"/>if (res.status === 'RATE_LIMIT_429' &amp;&amp; typeof res.retryAfter === 'number'){</text:p>
      <text:p text:style-name="Normaali"><text:s text:c="8"/>row[idxRef.attempts] = (parseInt(row[idxRef.attempts]||'0', 10) || 0) + 1;</text:p>
      <text:p text:style-name="Normaali"><text:s text:c="8"/>row[idxRef.nextAt] <text:s text:c="2"/>= fmtDateTime_(trkComputeNextAtFromRetryAfter_(res.retryAfter));</text:p>
      <text:p text:style-name="Normaali"><text:s text:c="8"/>data[r-1] = row;</text:p>
      <text:p text:style-name="Normaali"><text:s text:c="8"/>wrote++;</text:p>
      <text:p text:style-name="Normaali"><text:s text:c="8"/>r++;</text:p>
      <text:p text:style-name="Normaali"><text:s text:c="8"/>continue;</text:p>
      <text:p text:style-name="Normaali"><text:s text:c="6"/>}</text:p>
      <text:p text:style-name="Normaali"><text:s text:c="6"/>const isDeliveredNow = /delivered|toimitettu|luovutettu/i.test(res.status || '');</text:p>
      <text:p text:style-name="Normaali"><text:s text:c="6"/>if (isDeliveredNow &amp;&amp; res.time){</text:p>
      <text:p text:style-name="Normaali"><text:s text:c="8"/>if (typeof idxRef.delivConfirmed === 'number' &amp;&amp; !row[idxRef.delivConfirmed]){</text:p>
      <text:p text:style-name="Normaali"><text:s text:c="10"/>row[idxRef.delivConfirmed] = res.time;</text:p>
      <text:p text:style-name="Normaali"><text:s text:c="8"/>}</text:p>
      <text:p text:style-name="Normaali"><text:s text:c="8"/>if (typeof idxRef.delivSource === 'number'){</text:p>
      <text:p text:style-name="Normaali"><text:s text:c="10"/>row[idxRef.delivSource] = 'tracking';</text:p>
      <text:p text:style-name="Normaali"><text:s text:c="8"/>}</text:p>
      <text:p text:style-name="Normaali"><text:s text:c="6"/>}</text:p>
      <text:p text:style-name="Normaali"><text:s text:c="6"/>if (!isDeliveredNow &amp;&amp; !res.found){</text:p>
      <text:p text:style-name="Normaali"><text:s text:c="8"/>const attempts = (parseInt(row[idxRef.attempts]||'0', 10) || 0) + 1;</text:p>
      <text:p text:style-name="Normaali"><text:s text:c="8"/>row[idxRef.attempts] = attempts;</text:p>
      <text:p text:style-name="Normaali"><text:s text:c="8"/>const mins = Math.min(BULK_BACKOFF_MINUTES_MAX, baseBackoff * Math.pow(2, attempts - 1));</text:p>
      <text:p text:style-name="Normaali"><text:s text:c="8"/>row[idxRef.nextAt] = fmtDateTime_(new Date(Date.now() + mins*60*1000));</text:p>
      <text:p text:style-name="Normaali"><text:s text:c="6"/>} else {</text:p>
      <text:p text:style-name="Normaali"><text:s text:c="8"/>row[idxRef.nextAt] = '';</text:p>
      <text:p text:style-name="Normaali"><text:s text:c="6"/>}</text:p>
      <text:p text:style-name="Normaali"><text:s text:c="6"/>data[r-1] = row;</text:p>
      <text:p text:style-name="Normaali"><text:s text:c="6"/>wrote++;</text:p>
      <text:p text:style-name="Normaali"><text:s text:c="6"/>r++;</text:p>
      <text:p text:style-name="Normaali"><text:s text:c="4"/>} // while (rows in this sheet for this run)</text:p>
      <text:p text:style-name="Normaali"><text:s text:c="4"/>if (wrote){</text:p>
      <text:p text:style-name="Normaali"><text:s text:c="6"/>sh.getRange(1,1,1,finalHdr.length).setValues([finalHdr]);</text:p>
      <text:p text:style-name="Normaali"><text:s text:c="6"/>sh.getRange(2,1,data.length-1,finalHdr.length).setValues(data.slice(1).map(x =&gt; {</text:p>
      <text:p text:style-name="Normaali"><text:s text:c="8"/>const rr = x.slice(0, finalHdr.length);</text:p>
      <text:p text:style-name="Normaali"><text:s text:c="8"/>while (rr.length &lt; finalHdr.length) rr.push('');</text:p>
      <text:p text:style-name="Normaali"><text:s text:c="8"/>return rr;</text:p>
      <text:p text:style-name="Normaali"><text:s text:c="6"/>}));</text:p>
      <text:p text:style-name="Normaali"><text:s text:c="6"/>sh.setFrozenRows(1);</text:p>
      <text:p text:style-name="Normaali"><text:s text:c="4"/>}</text:p>
      <text:p text:style-name="Normaali"><text:s text:c="4"/>if (r &gt; data.length){</text:p>
      <text:p text:style-name="Normaali"><text:s text:c="6"/>sp.deleteProperty(key);</text:p>
      <text:p text:style-name="Normaali"><text:s text:c="6"/>SpreadsheetApp.getActive().toast(`Bulk-ajo valmis: ${job.sheet} (API-kutsuja: ${job.calls || 0})`);</text:p>
      <text:p text:style-name="Normaali"><text:s text:c="4"/>} else {</text:p>
      <text:p text:style-name="Normaali"><text:s text:c="6"/>job.row <text:s text:c="3"/>= r;</text:p>
      <text:p text:style-name="Normaali"><text:s text:c="6"/>const total = job.total || Math.max(0, data.length - 1);</text:p>
      <text:p text:style-name="Normaali"><text:s text:c="6"/>const done <text:s/>= Math.max(0, r - 2);</text:p>
      <text:p text:style-name="Normaali"><text:s text:c="6"/>job.total <text:s text:c="2"/>= total;</text:p>
      <text:p text:style-name="Normaali"><text:s text:c="6"/>job.done <text:s text:c="3"/>= done;</text:p>
      <text:p text:style-name="Normaali"><text:s text:c="6"/>job.left <text:s text:c="3"/>= Math.max(0, total - done);</text:p>
      <text:p text:style-name="Normaali"><text:s text:c="6"/>job.updated = Date.now();</text:p>
      <text:p text:style-name="Normaali"><text:s text:c="6"/>sp.setProperty(key, JSON.stringify(job));</text:p>
      <text:p text:style-name="Normaali"><text:s text:c="4"/>}</text:p>
      <text:p text:style-name="Normaali"><text:s text:c="4"/>if ((Date.now() - tStart) &gt;= BULK_TIME_LIMIT_MS || didCalls &gt;= BULK_MAX_API_CALLS_PER_RUN) break;</text:p>
      <text:p text:style-name="Normaali"><text:s text:c="2"/>}</text:p>
      <text:p text:style-name="Normaali">}</text:p>
      <text:p text:style-name="Normaali">function trkCacheKey_(carrier, code){</text:p>
      <text:p text:style-name="Normaali"><text:s text:c="2"/>const buster = PropertiesService.getScriptProperties().getProperty('TRK_CACHE_BUSTER') || '0';</text:p>
      <text:p text:style-name="Normaali"><text:s text:c="2"/>return `TRK|${buster}|${(carrier||'').toLowerCase()}|${code}`;</text:p>
      <text:p text:style-name="Normaali">}</text:p>
      <text:p text:style-name="Normaali">function trkGetCached_(carrier, code){</text:p>
      <text:p text:style-name="Normaali"><text:s text:c="2"/>try {</text:p>
      <text:p text:style-name="Normaali"><text:s text:c="4"/>const cache = CacheService.getScriptCache();</text:p>
      <text:p text:style-name="Normaali"><text:s text:c="4"/>const raw = cache.get(trkCacheKey_(carrier, code));</text:p>
      <text:p text:style-name="Normaali"><text:s text:c="4"/>return raw ? JSON.parse(raw) : null;</text:p>
      <text:p text:style-name="Normaali"><text:s text:c="2"/>} catch(e){</text:p>
      <text:p text:style-name="Normaali"><text:s text:c="4"/>return null;</text:p>
      <text:p text:style-name="Normaali"><text:s text:c="2"/>}</text:p>
      <text:p text:style-name="Normaali">}</text:p>
      <text:p text:style-name="Normaali">function trkSetCached_(carrier, code, res){</text:p>
      <text:p text:style-name="Normaali"><text:s text:c="2"/>try {</text:p>
      <text:p text:style-name="Normaali"><text:s text:c="4"/>const cache = CacheService.getScriptCache();</text:p>
      <text:p text:style-name="Normaali"><text:s text:c="4"/>cache.put(trkCacheKey_(carrier, code), JSON.stringify(res || {}), 6*3600); // cache 6h</text:p>
      <text:p text:style-name="Normaali"><text:s text:c="2"/>} catch(e){}</text:p>
      <text:p text:style-name="Normaali">}</text:p>
      <text:p text:style-name="Normaali">function trkClearCache(){</text:p>
      <text:p text:style-name="Normaali"><text:s text:c="2"/>// Invalidate all cached tracking results by changing the buster</text:p>
      <text:p text:style-name="Normaali"><text:s text:c="2"/>PropertiesService.getScriptProperties().setProperty('TRK_CACHE_BUSTER', String(Date.now()));</text:p>
      <text:p text:style-name="Normaali">}</text:p>
      <text:p text:style-name="Normaali"/>
      <text:p text:style-name="Normaali">/********************* ADHOC / PBI *******************************/</text:p>
      <text:p text:style-name="Normaali">function adhocImportFromDriveFile(){</text:p>
      <text:p text:style-name="Normaali"><text:s text:c="2"/>const ui = SpreadsheetApp.getUi();</text:p>
      <text:p text:style-name="Normaali"><text:s text:c="2"/>const res = ui.prompt('Adhoc tuonti', 'Liitä Drive-URL tai -ID (.xlsx/.csv).', ui.ButtonSet.OK_CANCEL);</text:p>
      <text:p text:style-name="Normaali"><text:s text:c="2"/>if (res.getSelectedButton() !== ui.Button.OK) return;</text:p>
      <text:p text:style-name="Normaali"><text:s text:c="2"/>const id = extractId(res.getResponseText());</text:p>
      <text:p text:style-name="Normaali"><text:s text:c="2"/>const file = DriveApp.getFileById(id);</text:p>
      <text:p text:style-name="Normaali"><text:s text:c="2"/>const raw <text:s/>= readAttachmentToValues_(file.getBlob(), file.getName());</text:p>
      <text:p text:style-name="Normaali"><text:s text:c="2"/>buildAdhocFromValues_(raw.values, file.getName());</text:p>
      <text:p text:style-name="Normaali">}</text:p>
      <text:p text:style-name="Normaali">function adhocImportLatestOutboundFromGmail(){</text:p>
      <text:p text:style-name="Normaali"><text:s text:c="2"/>const threads = GmailApp.search('has:attachment newer_than:60d "Outbound order" (filename:xlsx OR filename:csv)', 0, 50);</text:p>
      <text:p text:style-name="Normaali"><text:s text:c="2"/>let best = null;</text:p>
      <text:p text:style-name="Normaali"><text:s text:c="2"/>for (const th of threads){</text:p>
      <text:p text:style-name="Normaali"><text:s text:c="4"/>for (const msg of th.getMessages()){</text:p>
      <text:p text:style-name="Normaali"><text:s text:c="6"/>const atts = msg.getAttachments({includeInlineImages: false, includeAttachments: true}) || [];</text:p>
      <text:p text:style-name="Normaali"><text:s text:c="6"/>for (const a of atts){</text:p>
      <text:p text:style-name="Normaali"><text:s text:c="8"/>const n = (a.getName() || '').toLowerCase();</text:p>
      <text:p text:style-name="Normaali"><text:s text:c="8"/>if (!(n.endsWith('.xlsx') || n.endsWith('.csv'))) continue;</text:p>
      <text:p text:style-name="Normaali"><text:s text:c="8"/>if (!best || msg.getDate() &gt; best.date) {</text:p>
      <text:p text:style-name="Normaali"><text:s text:c="10"/>best = { blob: a.copyBlob(), filename: a.getName(), date: msg.getDate() };</text:p>
      <text:p text:style-name="Normaali"><text:s text:c="8"/>}</text:p>
      <text:p text:style-name="Normaali"><text:s text:c="6"/>}</text:p>
      <text:p text:style-name="Normaali"><text:s text:c="4"/>}</text:p>
      <text:p text:style-name="Normaali"><text:s text:c="2"/>}</text:p>
      <text:p text:style-name="Normaali"><text:s text:c="2"/>if (!best) throw new Error('Gmailista ei löytynyt "Outbound order" -liitteitä.');</text:p>
      <text:p text:style-name="Normaali"><text:s text:c="2"/>const raw = readAttachmentToValues_(best.blob, best.filename);</text:p>
      <text:p text:style-name="Normaali"><text:s text:c="2"/>buildAdhocFromValues_(raw.values, best.filename);</text:p>
      <text:p text:style-name="Normaali">}</text:p>
      <text:p text:style-name="Normaali">function buildAdhocFromValues_(values, label){</text:p>
      <text:p text:style-name="Normaali"><text:s text:c="2"/>if (!values || !values.length) throw new Error('Tuotu tiedosto on tyhjä.');</text:p>
      <text:p text:style-name="Normaali"><text:s text:c="2"/>const hdr = values[0].map(v =&gt; String(v||'').trim());</text:p>
      <text:p text:style-name="Normaali"><text:s text:c="2"/>const carrierI = pickAnyIndex_(hdr, CARRIER_CANDIDATES);</text:p>
      <text:p text:style-name="Normaali"><text:s text:c="2"/>const codeI <text:s text:c="3"/>= pickAnyIndex_(hdr, TRACKING_CODE_CANDIDATES);</text:p>
      <text:p text:style-name="Normaali"><text:s text:c="2"/>if (carrierI &lt; 0 || codeI &lt; 0) throw new Error('Adhoc: ei löytynyt Carrier/Tracking -sarakkeita.');</text:p>
      <text:p text:style-name="Normaali"><text:s text:c="2"/>const rows = values.slice(1).filter(r =&gt; r.some(x =&gt; String(x||'').trim() !== ''));</text:p>
      <text:p text:style-name="Normaali"><text:s text:c="2"/>const out <text:s/>= rows.map(r =&gt; [ r[carrierI], r[codeI] ]);</text:p>
      <text:p text:style-name="Normaali"><text:s text:c="2"/>const ss = SpreadsheetApp.getActive();</text:p>
      <text:p text:style-name="Normaali"><text:s text:c="2"/>const name = 'Adhoc_Tracking';</text:p>
      <text:p text:style-name="Normaali"><text:s text:c="2"/>const sh = ss.getSheetByName(name) || ss.insertSheet(name);</text:p>
      <text:p text:style-name="Normaali"><text:s text:c="2"/>sh.clear();</text:p>
      <text:p text:style-name="Normaali"><text:s text:c="2"/>const baseHdr = ['Carrier','Tracking number'];</text:p>
      <text:p text:style-name="Normaali"><text:s text:c="2"/>const hdrAll = baseHdr.concat(['RefreshCarrier','RefreshStatus','RefreshTime','RefreshLocation','RefreshRaw','RefreshAt']);</text:p>
      <text:p text:style-name="Normaali"><text:s text:c="2"/>sh.getRange(1,1,1,hdrAll.length).setValues([hdrAll]);</text:p>
      <text:p text:style-name="Normaali"><text:s text:c="2"/>if (out.length) {</text:p>
      <text:p text:style-name="Normaali"><text:s text:c="4"/>sh.getRange(2,1,out.length, 2).setValues(out);</text:p>
      <text:p text:style-name="Normaali"><text:s text:c="2"/>}</text:p>
      <text:p text:style-name="Normaali"><text:s text:c="2"/>sh.setFrozenRows(1);</text:p>
      <text:p text:style-name="Normaali"><text:s text:c="2"/>sh.autoResizeColumns(1, Math.min(hdrAll.length, 20));</text:p>
      <text:p text:style-name="Normaali"><text:s text:c="2"/>ss.toast(`Adhoc_Tracking: tuotu ${out.length} riviä (${label})`);</text:p>
      <text:p text:style-name="Normaali">}</text:p>
      <text:p text:style-name="Normaali">function adhocRefresh(){</text:p>
      <text:p text:style-name="Normaali"><text:s text:c="2"/>refreshStatuses_Sheet('Adhoc_Tracking', false);</text:p>
      <text:p text:style-name="Normaali">}</text:p>
      <text:p text:style-name="Normaali"/>
      <text:p text:style-name="Normaali">/********** POWER BI: tuo → suodata uudet → arkistoi **************/</text:p>
      <text:p text:style-name="Normaali">function powerBiImportAndFilter(){</text:p>
      <text:p text:style-name="Normaali"><text:s text:c="2"/>const ui = SpreadsheetApp.getUi();</text:p>
      <text:p text:style-name="Normaali"><text:s text:c="2"/>const res = ui.prompt('Power BI tuonti', 'Liitä Drive-URL tai -ID (.xlsx/.csv).', ui.ButtonSet.OK_CANCEL);</text:p>
      <text:p text:style-name="Normaali"><text:s text:c="2"/>if (res.getSelectedButton() !== ui.Button.OK) return;</text:p>
      <text:p text:style-name="Normaali"><text:s text:c="2"/>const id = extractId(res.getResponseText());</text:p>
      <text:p text:style-name="Normaali"><text:s text:c="2"/>const file = DriveApp.getFileById(id);</text:p>
      <text:p text:style-name="Normaali"><text:s text:c="2"/>const raw <text:s/>= readAttachmentToValues_(file.getBlob(), file.getName());</text:p>
      <text:p text:style-name="Normaali"><text:s text:c="2"/>const values = sanitizeMatrix_(raw.values);</text:p>
      <text:p text:style-name="Normaali"><text:s text:c="2"/>if (!values || !values.length) throw new Error('Tiedosto on tyhjä.');</text:p>
      <text:p text:style-name="Normaali"/>
      <text:p text:style-name="Normaali"><text:s text:c="2"/>const ss = SpreadsheetApp.getActive();</text:p>
      <text:p text:style-name="Normaali"><text:s text:c="2"/>const shImp = ss.getSheetByName(PBI_IMPORT_SHEET) || ss.insertSheet(PBI_IMPORT_SHEET);</text:p>
      <text:p text:style-name="Normaali"><text:s text:c="2"/>shImp.clear();</text:p>
      <text:p text:style-name="Normaali"><text:s text:c="2"/>shImp.getRange(1,1,1,values[0].length).setValues([ values[0] ]);</text:p>
      <text:p text:style-name="Normaali"><text:s text:c="2"/>if (values.length &gt; 1) {</text:p>
      <text:p text:style-name="Normaali"><text:s text:c="4"/>shImp.getRange(2,1,values.length - 1, values[0].length).setValues(values.slice(1));</text:p>
      <text:p text:style-name="Normaali"><text:s text:c="2"/>}</text:p>
      <text:p text:style-name="Normaali"><text:s text:c="2"/>shImp.setFrozenRows(1);</text:p>
      <text:p text:style-name="Normaali"><text:s text:c="2"/>shImp.autoResizeColumns(1, Math.min(values[0].length, 20));</text:p>
      <text:p text:style-name="Normaali"/>
      <text:p text:style-name="Normaali"><text:s text:c="2"/>const hdr = values[0].map(String);</text:p>
      <text:p text:style-name="Normaali"><text:s text:c="2"/>const keyI = chooseKeyIndex_(hdr);</text:p>
      <text:p text:style-name="Normaali"><text:s text:c="2"/>if (keyI &lt; 0){</text:p>
      <text:p text:style-name="Normaali"><text:s text:c="4"/>showMissingColumnsForHeader_(hdr, 'PowerBI_Import');</text:p>
      <text:p text:style-name="Normaali"><text:s text:c="4"/>throw new Error('Avainta (Package Number/Waybill/Tracking...) ei löytynyt – tarkista otsikot.');</text:p>
      <text:p text:style-name="Normaali"><text:s text:c="2"/>}</text:p>
      <text:p text:style-name="Normaali"><text:s text:c="2"/>const existingKeys = new Set();</text:p>
      <text:p text:style-name="Normaali"><text:s text:c="2"/>const addKeysFrom = (sheetName) =&gt; {</text:p>
      <text:p text:style-name="Normaali"><text:s text:c="4"/>const sh = ss.getSheetByName(sheetName);</text:p>
      <text:p text:style-name="Normaali"><text:s text:c="4"/>if (!sh || sh.getLastRow() &lt; 2) return;</text:p>
      <text:p text:style-name="Normaali"><text:s text:c="4"/>const d = sh.getDataRange().getDisplayValues();</text:p>
      <text:p text:style-name="Normaali"><text:s text:c="4"/>const h = d[0].map(String);</text:p>
      <text:p text:style-name="Normaali"><text:s text:c="4"/>const kI = chooseKeyIndex_(h);</text:p>
      <text:p text:style-name="Normaali"><text:s text:c="4"/>if (kI &lt; 0) return;</text:p>
      <text:p text:style-name="Normaali"><text:s text:c="4"/>for (let r = 1; r &lt; d.length; r++){</text:p>
      <text:p text:style-name="Normaali"><text:s text:c="6"/>const k = String(d[r][kI]||'').trim();</text:p>
      <text:p text:style-name="Normaali"><text:s text:c="6"/>if (k) existingKeys.add(k);</text:p>
      <text:p text:style-name="Normaali"><text:s text:c="4"/>}</text:p>
      <text:p text:style-name="Normaali"><text:s text:c="2"/>};</text:p>
      <text:p text:style-name="Normaali"><text:s text:c="2"/>addKeysFrom(TARGET_SHEET);</text:p>
      <text:p text:style-name="Normaali"><text:s text:c="2"/>addKeysFrom(ARCHIVE_SHEET);</text:p>
      <text:p text:style-name="Normaali"/>
      <text:p text:style-name="Normaali"><text:s text:c="2"/>const body = values.slice(1).filter(r =&gt; r.some(x =&gt; String(x||'').trim() !== ''));</text:p>
      <text:p text:style-name="Normaali"><text:s text:c="2"/>const onlyNew = body.filter(r =&gt; !existingKeys.has(String(r[keyI]||'').trim()));</text:p>
      <text:p text:style-name="Normaali"/>
      <text:p text:style-name="Normaali"><text:s text:c="2"/>const shNew = ss.getSheetByName(PBI_NEW_SHEET) || ss.insertSheet(PBI_NEW_SHEET);</text:p>
      <text:p text:style-name="Normaali"><text:s text:c="2"/>shNew.clear();</text:p>
      <text:p text:style-name="Normaali"><text:s text:c="2"/>shNew.getRange(1,1,1,hdr.length).setValues([ hdr ]);</text:p>
      <text:p text:style-name="Normaali"><text:s text:c="2"/>if (onlyNew.length) {</text:p>
      <text:p text:style-name="Normaali"><text:s text:c="4"/>shNew.getRange(2,1,onlyNew.length, hdr.length).setValues(onlyNew);</text:p>
      <text:p text:style-name="Normaali"><text:s text:c="2"/>}</text:p>
      <text:p text:style-name="Normaali"><text:s text:c="2"/>shNew.setFrozenRows(1);</text:p>
      <text:p text:style-name="Normaali"><text:s text:c="2"/>shNew.autoResizeColumns(1, Math.min(hdr.length, 20));</text:p>
      <text:p text:style-name="Normaali"/>
      <text:p text:style-name="Normaali"><text:s text:c="2"/>showMissingColumnsForHeader_(hdr, 'PowerBI_Import (info)');</text:p>
      <text:p text:style-name="Normaali"><text:s text:c="2"/>SpreadsheetApp.getActive().toast(`Power BI: tuotu ${body.length} riviä, uusia ${onlyNew.length} → ${PBI_NEW_SHEET}`);</text:p>
      <text:p text:style-name="Normaali">}</text:p>
      <text:p text:style-name="Normaali">function powerBiArchiveNew(){</text:p>
      <text:p text:style-name="Normaali"><text:s text:c="2"/>const ss = SpreadsheetApp.getActive();</text:p>
      <text:p text:style-name="Normaali"><text:s text:c="2"/>const shNew = ss.getSheetByName(PBI_NEW_SHEET);</text:p>
      <text:p text:style-name="Normaali"><text:s text:c="2"/>if (!shNew || shNew.getLastRow() &lt; 2){</text:p>
      <text:p text:style-name="Normaali"><text:s text:c="4"/>ss.toast(`${PBI_NEW_SHEET}: ei rivejä`);</text:p>
      <text:p text:style-name="Normaali"><text:s text:c="4"/>return;</text:p>
      <text:p text:style-name="Normaali"><text:s text:c="2"/>}</text:p>
      <text:p text:style-name="Normaali"><text:s text:c="2"/>const data = shNew.getDataRange().getDisplayValues();</text:p>
      <text:p text:style-name="Normaali"><text:s text:c="2"/>const impHdr = data[0].map(String);</text:p>
      <text:p text:style-name="Normaali"><text:s text:c="2"/>const rows <text:s text:c="2"/>= data.slice(1).filter(r =&gt; r.some(x =&gt; String(x||'').trim() !== ''));</text:p>
      <text:p text:style-name="Normaali"><text:s text:c="2"/>if (!rows.length){</text:p>
      <text:p text:style-name="Normaali"><text:s text:c="4"/>ss.toast(`${PBI_NEW_SHEET}: ei rivejä`);</text:p>
      <text:p text:style-name="Normaali"><text:s text:c="4"/>return;</text:p>
      <text:p text:style-name="Normaali"><text:s text:c="2"/>}</text:p>
      <text:p text:style-name="Normaali"><text:s text:c="2"/>const shP = ss.getSheetByName(TARGET_SHEET);</text:p>
      <text:p text:style-name="Normaali"><text:s text:c="2"/>const pkgHdr = (shP &amp;&amp; shP.getLastRow() &gt; 0) ? shP.getRange(1,1,1,shP.getLastColumn()).getDisplayValues()[0].map(String) : [];</text:p>
      <text:p text:style-name="Normaali"><text:s text:c="2"/>let unionHdr = mergeHeaders_(pkgHdr, impHdr);</text:p>
      <text:p text:style-name="Normaali"><text:s text:c="2"/>// Varmista että Delivered date (Confirmed) ja Delivered_Source ovat mukana</text:p>
      <text:p text:style-name="Normaali"><text:s text:c="2"/>['Delivered date (Confirmed)','Delivered_Source'].forEach(name =&gt; {</text:p>
      <text:p text:style-name="Normaali"><text:s text:c="4"/>if (!unionHdr.map(normalize_).includes(normalize_(name))){</text:p>
      <text:p text:style-name="Normaali"><text:s text:c="6"/>unionHdr.push(name);</text:p>
      <text:p text:style-name="Normaali"><text:s text:c="4"/>}</text:p>
      <text:p text:style-name="Normaali"><text:s text:c="2"/>});</text:p>
      <text:p text:style-name="Normaali"><text:s text:c="2"/>const shA = ss.getSheetByName(ARCHIVE_SHEET) || ss.insertSheet(ARCHIVE_SHEET);</text:p>
      <text:p text:style-name="Normaali"><text:s text:c="2"/>const archHdr = ensureArchiveHeader_(shA, unionHdr);</text:p>
      <text:p text:style-name="Normaali"><text:s text:c="2"/>const impMap = headerIndexMap_(impHdr);</text:p>
      <text:p text:style-name="Normaali"><text:s text:c="2"/>const dstMap = headerIndexMap_(unionHdr);</text:p>
      <text:p text:style-name="Normaali"><text:s text:c="2"/>const carrierI = pickAnyIndex_(impHdr, CARRIER_CANDIDATES);</text:p>
      <text:p text:style-name="Normaali"><text:s text:c="2"/>const codeI <text:s text:c="3"/>= pickAnyIndex_(impHdr, TRACKING_CODE_CANDIDATES);</text:p>
      <text:p text:style-name="Normaali"><text:s text:c="2"/>const now = new Date(), batchId = 'PBI_'+now.getTime();</text:p>
      <text:p text:style-name="Normaali"><text:s text:c="2"/>const payload = rows.map(r =&gt; {</text:p>
      <text:p text:style-name="Normaali"><text:s text:c="4"/>const line = new Array(unionHdr.length).fill('');</text:p>
      <text:p text:style-name="Normaali"><text:s text:c="4"/>for (const [name, si] of Object.entries(impMap)){</text:p>
      <text:p text:style-name="Normaali"><text:s text:c="6"/>// Ohita PBI:n Delivered date -sarakkeet (käytetään vain tracking-tarkistusta)</text:p>
      <text:p text:style-name="Normaali"><text:s text:c="6"/>if (DELIVERED_DATE_CANDIDATES.map(normalize_).includes(normalize_(name))) continue;</text:p>
      <text:p text:style-name="Normaali"><text:s text:c="6"/>const di = dstMap[name];</text:p>
      <text:p text:style-name="Normaali"><text:s text:c="6"/>if (typeof di === 'number') line[di] = r[si];</text:p>
      <text:p text:style-name="Normaali"><text:s text:c="4"/>}</text:p>
      <text:p text:style-name="Normaali"><text:s text:c="4"/>let deliveredAt = '';</text:p>
      <text:p text:style-name="Normaali"><text:s text:c="4"/>if (carrierI &gt;= 0 &amp;&amp; codeI &gt;= 0){</text:p>
      <text:p text:style-name="Normaali"><text:s text:c="6"/>const carrier = String(r[carrierI]||'').trim();</text:p>
      <text:p text:style-name="Normaali"><text:s text:c="6"/>const code <text:s text:c="3"/>= firstCode_(r[codeI]);</text:p>
      <text:p text:style-name="Normaali"><text:s text:c="6"/>if (carrier &amp;&amp; code){</text:p>
      <text:p text:style-name="Normaali"><text:s text:c="8"/>const res = TRK_trackByCarrier_(carrier, code);</text:p>
      <text:p text:style-name="Normaali"><text:s text:c="8"/>const isDeliveredNow = /delivered|toimitettu|luovutettu/i.test(res.status || '');</text:p>
      <text:p text:style-name="Normaali"><text:s text:c="8"/>if (isDeliveredNow) deliveredAt = res.time || '';</text:p>
      <text:p text:style-name="Normaali"><text:s text:c="8"/>line[dstMap['Delivered_Source']] = isDeliveredNow ? 'tracking' : '';</text:p>
      <text:p text:style-name="Normaali"><text:s text:c="6"/>}</text:p>
      <text:p text:style-name="Normaali"><text:s text:c="4"/>}</text:p>
      <text:p text:style-name="Normaali"><text:s text:c="4"/>if (deliveredAt){</text:p>
      <text:p text:style-name="Normaali"><text:s text:c="6"/>if (typeof dstMap['Delivered date (Confirmed)'] === 'number'){</text:p>
      <text:p text:style-name="Normaali"><text:s text:c="8"/>line[dstMap['Delivered date (Confirmed)']] = deliveredAt;</text:p>
      <text:p text:style-name="Normaali"><text:s text:c="6"/>}</text:p>
      <text:p text:style-name="Normaali"><text:s text:c="6"/>if (typeof dstMap['Delivered date'] === 'number' &amp;&amp; !line[dstMap['Delivered date']]){</text:p>
      <text:p text:style-name="Normaali"><text:s text:c="8"/>line[dstMap['Delivered date']] = deliveredAt;</text:p>
      <text:p text:style-name="Normaali"><text:s text:c="6"/>}</text:p>
      <text:p text:style-name="Normaali"><text:s text:c="4"/>}</text:p>
      <text:p text:style-name="Normaali"><text:s text:c="4"/>return line.concat([ now, batchId, 'PowerBI import' ]);</text:p>
      <text:p text:style-name="Normaali"><text:s text:c="2"/>});</text:p>
      <text:p text:style-name="Normaali"><text:s text:c="2"/>shA.insertRowsAfter(1, payload.length);</text:p>
      <text:p text:style-name="Normaali"><text:s text:c="2"/>shA.getRange(2,1,payload.length, archHdr.length).setValues(payload);</text:p>
      <text:p text:style-name="Normaali"><text:s text:c="2"/>shNew.clear();</text:p>
      <text:p text:style-name="Normaali"><text:s text:c="2"/>shNew.getRange(1,1,1,impHdr.length).setValues([impHdr]);</text:p>
      <text:p text:style-name="Normaali"><text:s text:c="2"/>shNew.setFrozenRows(1);</text:p>
      <text:p text:style-name="Normaali"><text:s text:c="2"/>ss.toast(`Arkistoitu ${payload.length} riviä → ${ARCHIVE_SHEET} (Reason=PowerBI import, delivered vain jos seurannassa confirmed)`);</text:p>
      <text:p text:style-name="Normaali">}</text:p>
      <text:p text:style-name="Normaali"/>
      <text:p text:style-name="Normaali">/********************* PBI – SOK/KÄRKKÄINEN ************************/</text:p>
      <text:p text:style-name="Normaali">/**</text:p>
      <text:p text:style-name="Normaali"><text:s/>* Power BI -tuonnin tulosten jakaminen SOK/Kärkkäinen-raportteihin.</text:p>
      <text:p text:style-name="Normaali"><text:s/>* Olettaa, että PowerBI_Import ja/tai PowerBI_New on tuotu.</text:p>
      <text:p text:style-name="Normaali"><text:s/>*/</text:p>
      <text:p text:style-name="Normaali">function pbiImportAndSplitSokKrk(){</text:p>
      <text:p text:style-name="Normaali"><text:s text:c="2"/>// Yhdistetään SOK/Kärkkäinen kaikkiin jo tuotuihin riveihin (PowerBI_New sheet)</text:p>
      <text:p text:style-name="Normaali"><text:s text:c="2"/>makeWeeklyReportsSunSun_Only();<text:s/></text:p>
      <text:p text:style-name="Normaali"><text:s text:c="2"/>// Huom: makeWeeklyReportsSunSun_Only käyttää TARGET_SHEET → vie vain viime viikon.</text:p>
      <text:p text:style-name="Normaali"><text:s text:c="2"/>// Käytetäänkin suoraan Build Always jos halutaan kaikki</text:p>
      <text:p text:style-name="Normaali"><text:s text:c="2"/>buildSokKarkkainenAlways();</text:p>
      <text:p text:style-name="Normaali"><text:s text:c="2"/>SpreadsheetApp.getActive().toast('Power BI data jaettu SOK/Kärkkäinen -sheetteihin');</text:p>
      <text:p text:style-name="Normaali">}</text:p>
      <text:p text:style-name="Normaali"/>
      <text:p text:style-name="Normaali">/********************* DAILY &amp; TIMERS *****************************/</text:p>
      <text:p text:style-name="Normaali">function runDailyFlowOnce(){</text:p>
      <text:p text:style-name="Normaali"><text:s text:c="2"/>const ss = SpreadsheetApp.getActive();</text:p>
      <text:p text:style-name="Normaali"><text:s text:c="2"/>const log = ss.getSheetByName(RUN_LOG_SHEET) || ss.insertSheet(RUN_LOG_SHEET);</text:p>
      <text:p text:style-name="Normaali"><text:s text:c="2"/>log.clear();</text:p>
      <text:p text:style-name="Normaali"><text:s text:c="2"/>log.getRange(1,1,1,5).setValues([['Step','Status','Message','Rows/Info','Duration (s)']]);</text:p>
      <text:p text:style-name="Normaali"><text:s text:c="2"/>const steps = [</text:p>
      <text:p text:style-name="Normaali"><text:s text:c="4"/>{ name:'Gmail → Packages/Archive', fn: fetchAndRebuild, info: () =&gt; {</text:p>
      <text:p text:style-name="Normaali"><text:s text:c="8"/>const p = ss.getSheetByName(TARGET_SHEET), a = ss.getSheetByName(ARCHIVE_SHEET);</text:p>
      <text:p text:style-name="Normaali"><text:s text:c="8"/>return `Packages:${p ? Math.max(0, p.getLastRow()-1) : 0} Archive:${a ? Math.max(0, a.getLastRow()-1) : 0}`;</text:p>
      <text:p text:style-name="Normaali"><text:s text:c="6"/>}</text:p>
      <text:p text:style-name="Normaali"><text:s text:c="4"/>},</text:p>
      <text:p text:style-name="Normaali"><text:s text:c="4"/>{ name:'Rakenna Vaatii_toimenpiteitä (ei-toimitetut)', fn: buildPendingFromPackagesAndArchive, info: () =&gt; {</text:p>
      <text:p text:style-name="Normaali"><text:s text:c="8"/>const s = ss.getSheetByName(ACTION_SHEET);</text:p>
      <text:p text:style-name="Normaali"><text:s text:c="8"/>return `Rows:${s ? Math.max(0, s.getLastRow()-1) : 0}`;</text:p>
      <text:p text:style-name="Normaali"><text:s text:c="6"/>}</text:p>
      <text:p text:style-name="Normaali"><text:s text:c="4"/>},</text:p>
      <text:p text:style-name="Normaali"><text:s text:c="4"/>{ name:'Päivitä status: Vaatii_toimenpiteitä', fn: refreshStatuses_Vaatii, info: () =&gt; 'OK' },</text:p>
      <text:p text:style-name="Normaali"><text:s text:c="4"/>{ name:'Arkiston duplikaattitarkistus', fn: checkArchiveDuplicates, info: () =&gt; 'OK' }</text:p>
      <text:p text:style-name="Normaali"><text:s text:c="2"/>];</text:p>
      <text:p text:style-name="Normaali"><text:s text:c="2"/>const out = [];</text:p>
      <text:p text:style-name="Normaali"><text:s text:c="2"/>for (const step of steps){</text:p>
      <text:p text:style-name="Normaali"><text:s text:c="4"/>const t0 = new Date();</text:p>
      <text:p text:style-name="Normaali"><text:s text:c="4"/>let st = 'OK', msg = '';</text:p>
      <text:p text:style-name="Normaali"><text:s text:c="4"/>try {</text:p>
      <text:p text:style-name="Normaali"><text:s text:c="6"/>step.fn();</text:p>
      <text:p text:style-name="Normaali"><text:s text:c="4"/>} catch(e){</text:p>
      <text:p text:style-name="Normaali"><text:s text:c="6"/>st = 'FAIL';</text:p>
      <text:p text:style-name="Normaali"><text:s text:c="6"/>msg = String(e &amp;&amp; e.message ? e.message : e);</text:p>
      <text:p text:style-name="Normaali"><text:s text:c="4"/>}</text:p>
      <text:p text:style-name="Normaali"><text:s text:c="4"/>const dur = (((new Date()) - t0) / 1000).toFixed(2);</text:p>
      <text:p text:style-name="Normaali"><text:s text:c="4"/>const info = (step.info ? step.info() : '');</text:p>
      <text:p text:style-name="Normaali"><text:s text:c="4"/>out.push([ step.name, st, msg, info, dur ]);</text:p>
      <text:p text:style-name="Normaali"><text:s text:c="2"/>}</text:p>
      <text:p text:style-name="Normaali"><text:s text:c="2"/>log.getRange(2,1,out.length,5).setValues(out);</text:p>
      <text:p text:style-name="Normaali"><text:s text:c="2"/>ss.setActiveSheet(log);</text:p>
      <text:p text:style-name="Normaali">}</text:p>
      <text:p text:style-name="Normaali">function setupWeekday1200_DailyFlow(){</text:p>
      <text:p text:style-name="Normaali"><text:s text:c="2"/>// clearAllTriggers(); <text:s/>// (Ei poisteta muita ajastuksia tässä)</text:p>
      <text:p text:style-name="Normaali"><text:s text:c="2"/>// Luo arkisin klo 12:00 laukaiseva ajastettu triggeri</text:p>
      <text:p text:style-name="Normaali"><text:s text:c="2"/>[ ScriptApp.WeekDay.MONDAY, ScriptApp.WeekDay.TUESDAY, ScriptApp.WeekDay.WEDNESDAY,</text:p>
      <text:p text:style-name="Normaali"><text:s text:c="4"/>ScriptApp.WeekDay.THURSDAY, ScriptApp.WeekDay.FRIDAY ].forEach(d =&gt; {</text:p>
      <text:p text:style-name="Normaali"><text:s text:c="6"/>ScriptApp.newTrigger('runDailyFlowOnce').timeBased().onWeekDay(d).atHour(12).create();</text:p>
      <text:p text:style-name="Normaali"><text:s text:c="2"/>});</text:p>
      <text:p text:style-name="Normaali"><text:s text:c="2"/>SpreadsheetApp.getActive().toast('Ajastus lisätty: arkisin klo 12:00');</text:p>
      <text:p text:style-name="Normaali">}</text:p>
      <text:p text:style-name="Normaali">function setupWeeklyMon0200(){</text:p>
      <text:p text:style-name="Normaali"><text:s text:c="2"/>// Luo joka maanantai 02:00 laukaiseva triggeri</text:p>
      <text:p text:style-name="Normaali"><text:s text:c="2"/>ScriptApp.newTrigger('makeWeeklyReportsSunSun').timeBased().onWeekDay(ScriptApp.WeekDay.MONDAY).atHour(2).create();</text:p>
      <text:p text:style-name="Normaali"><text:s text:c="2"/>SpreadsheetApp.getActive().toast('Ajastus lisätty: viikkoraportti ma 02:00');</text:p>
      <text:p text:style-name="Normaali">}</text:p>
      <text:p text:style-name="Normaali">function clearAllTriggers(){</text:p>
      <text:p text:style-name="Normaali"><text:s text:c="2"/>ScriptApp.getProjectTriggers().forEach(t =&gt; ScriptApp.deleteTrigger(t));</text:p>
      <text:p text:style-name="Normaali"><text:s text:c="2"/>SpreadsheetApp.getActive().toast('Kaikki ajastetut ajot poistettu');</text:p>
      <text:p text:style-name="Normaali">}</text:p>
      <text:p text:style-name="Normaali"/>
      <text:p text:style-name="Normaali">/********************* “Vahvista &amp; Arkistoi” **********************/</text:p>
      <text:p text:style-name="Normaali">function confirmMissingDeliveredTimes(sheetName){</text:p>
      <text:p text:style-name="Normaali"><text:s text:c="2"/>sheetName = sheetName || ACTION_SHEET;</text:p>
      <text:p text:style-name="Normaali"><text:s text:c="2"/>const ss = SpreadsheetApp.getActive();</text:p>
      <text:p text:style-name="Normaali"><text:s text:c="2"/>const sh = ss.getSheetByName(sheetName);</text:p>
      <text:p text:style-name="Normaali"><text:s text:c="2"/>if (!sh || sh.getLastRow() &lt; 2){</text:p>
      <text:p text:style-name="Normaali"><text:s text:c="4"/>ss.toast(`${sheetName}: ei rivejä`);</text:p>
      <text:p text:style-name="Normaali"><text:s text:c="4"/>return;</text:p>
      <text:p text:style-name="Normaali"><text:s text:c="2"/>}</text:p>
      <text:p text:style-name="Normaali"><text:s text:c="2"/>const data = sh.getDataRange().getDisplayValues();</text:p>
      <text:p text:style-name="Normaali"><text:s text:c="2"/>const hdr <text:s/>= data[0].map(String);</text:p>
      <text:p text:style-name="Normaali"><text:s text:c="2"/>const rows = data.slice(1);</text:p>
      <text:p text:style-name="Normaali"><text:s text:c="2"/>const idxRef <text:s text:c="2"/>= ensureRefreshCols_(sh, hdr);</text:p>
      <text:p text:style-name="Normaali"><text:s text:c="2"/>const carrierI = pickAnyIndex_(hdr, CARRIER_CANDIDATES);</text:p>
      <text:p text:style-name="Normaali"><text:s text:c="2"/>const codeI <text:s text:c="3"/>= pickAnyIndex_(hdr, TRACKING_CODE_CANDIDATES);</text:p>
      <text:p text:style-name="Normaali"><text:s text:c="2"/>const confI <text:s text:c="3"/>= hdr.indexOf('Delivered date (Confirmed)');</text:p>
      <text:p text:style-name="Normaali"><text:s text:c="2"/>const flagI <text:s text:c="3"/>= pickAnyIndex_(hdr, DELIVERED_FLAG_CANDIDATES);</text:p>
      <text:p text:style-name="Normaali"><text:s text:c="2"/>if (carrierI &lt; 0 || codeI &lt; 0){</text:p>
      <text:p text:style-name="Normaali"><text:s text:c="4"/>ss.toast(`${sheetName}: ei Carrier/Tracking -sarakkeita`);</text:p>
      <text:p text:style-name="Normaali"><text:s text:c="4"/>return;</text:p>
      <text:p text:style-name="Normaali"><text:s text:c="2"/>}</text:p>
      <text:p text:style-name="Normaali"><text:s text:c="2"/>let hits = 0;</text:p>
      <text:p text:style-name="Normaali"><text:s text:c="2"/>const out = rows.map(r =&gt; {</text:p>
      <text:p text:style-name="Normaali"><text:s text:c="4"/>const row = r.slice(0, hdr.length);</text:p>
      <text:p text:style-name="Normaali"><text:s text:c="4"/>const deliveredFlag =</text:p>
      <text:p text:style-name="Normaali"><text:s text:c="6"/>(flagI &gt;= 0 &amp;&amp; /delivered|toimitettu|luovutettu/i.test(String(row[flagI]||''))) ||</text:p>
      <text:p text:style-name="Normaali"><text:s text:c="6"/>(typeof idxRef.status === 'number' &amp;&amp; /delivered|toimitettu|luovutettu/i.test(String(row[idxRef.status]||'')));</text:p>
      <text:p text:style-name="Normaali"><text:s text:c="4"/>const hasConfirmed = (confI &gt;= 0 &amp;&amp; String(row[confI]||'').trim());</text:p>
      <text:p text:style-name="Normaali"><text:s text:c="4"/>if (deliveredFlag &amp;&amp; !hasConfirmed){</text:p>
      <text:p text:style-name="Normaali"><text:s text:c="6"/>const carrier = String(row[carrierI]||'').trim();</text:p>
      <text:p text:style-name="Normaali"><text:s text:c="6"/>const code <text:s text:c="3"/>= firstCode_(row[codeI]);</text:p>
      <text:p text:style-name="Normaali"><text:s text:c="6"/>const res = (carrier &amp;&amp; code) ? TRK_trackByCarrier_(carrier, code) : {};</text:p>
      <text:p text:style-name="Normaali"><text:s text:c="6"/>if (/delivered|toimitettu|luovutettu/i.test(res.status || '') &amp;&amp; res.time){</text:p>
      <text:p text:style-name="Normaali"><text:s text:c="8"/>row[confI] = res.time;</text:p>
      <text:p text:style-name="Normaali"><text:s text:c="8"/>if (typeof idxRef.delivSource === 'number') row[idxRef.delivSource] = 'tracking';</text:p>
      <text:p text:style-name="Normaali"><text:s text:c="8"/>hits++;</text:p>
      <text:p text:style-name="Normaali"><text:s text:c="6"/>} else if (typeof idxRef.time === 'number' &amp;&amp; String(row[idxRef.time]||'').trim()){</text:p>
      <text:p text:style-name="Normaali"><text:s text:c="8"/>row[confI] = row[idxRef.time];</text:p>
      <text:p text:style-name="Normaali"><text:s text:c="8"/>if (typeof idxRef.delivSource === 'number') row[idxRef.delivSource] = 'refreshTime';</text:p>
      <text:p text:style-name="Normaali"><text:s text:c="8"/>hits++;</text:p>
      <text:p text:style-name="Normaali"><text:s text:c="6"/>}</text:p>
      <text:p text:style-name="Normaali"><text:s text:c="4"/>}</text:p>
      <text:p text:style-name="Normaali"><text:s text:c="4"/>return row;</text:p>
      <text:p text:style-name="Normaali"><text:s text:c="2"/>});</text:p>
      <text:p text:style-name="Normaali"><text:s text:c="2"/>sh.clearContents();</text:p>
      <text:p text:style-name="Normaali"><text:s text:c="2"/>sh.getRange(1,1,1,hdr.length).setValues([hdr]);</text:p>
      <text:p text:style-name="Normaali"><text:s text:c="2"/>if (out.length) {</text:p>
      <text:p text:style-name="Normaali"><text:s text:c="4"/>sh.getRange(2,1,out.length,hdr.length).setValues(out);</text:p>
      <text:p text:style-name="Normaali"><text:s text:c="2"/>}</text:p>
      <text:p text:style-name="Normaali"><text:s text:c="2"/>sh.setFrozenRows(1);</text:p>
      <text:p text:style-name="Normaali"><text:s text:c="2"/>ss.toast(`${sheetName}: vahvistettu toimitusaika ${hits} riville`);</text:p>
      <text:p text:style-name="Normaali">}</text:p>
      <text:p text:style-name="Normaali">function confirmAndArchiveDelivered(){</text:p>
      <text:p text:style-name="Normaali"><text:s text:c="2"/>confirmMissingDeliveredTimes(ACTION_SHEET);</text:p>
      <text:p text:style-name="Normaali"><text:s text:c="2"/>archiveDeliveredFromVaatii();</text:p>
      <text:p text:style-name="Normaali">}</text:p>
      <text:p text:style-name="Normaali">function archiveDeliveredFromVaatii(){</text:p>
      <text:p text:style-name="Normaali"><text:s text:c="2"/>const ss <text:s/>= SpreadsheetApp.getActive();</text:p>
      <text:p text:style-name="Normaali"><text:s text:c="2"/>const shV = ss.getSheetByName(ACTION_SHEET);</text:p>
      <text:p text:style-name="Normaali"><text:s text:c="2"/>if (!shV || shV.getLastRow() &lt; 2){</text:p>
      <text:p text:style-name="Normaali"><text:s text:c="4"/>ss.toast('Vaatii_toimenpiteitä: ei rivejä');</text:p>
      <text:p text:style-name="Normaali"><text:s text:c="4"/>return;</text:p>
      <text:p text:style-name="Normaali"><text:s text:c="2"/>}</text:p>
      <text:p text:style-name="Normaali"><text:s text:c="2"/>const data = shV.getDataRange().getDisplayValues();</text:p>
      <text:p text:style-name="Normaali"><text:s text:c="2"/>const vHdr = data[0].map(String);</text:p>
      <text:p text:style-name="Normaali"><text:s text:c="2"/>const rows = data.slice(1);</text:p>
      <text:p text:style-name="Normaali"><text:s text:c="2"/>const keyIV = chooseKeyIndex_(vHdr);</text:p>
      <text:p text:style-name="Normaali"><text:s text:c="2"/>if (keyIV &lt; 0) throw new Error('Vaatii_toimenpiteitä: avainsaraketta ei löytynyt.');</text:p>
      <text:p text:style-name="Normaali"><text:s text:c="2"/>const delI <text:s/>= pickDeliveredIndex_(vHdr);</text:p>
      <text:p text:style-name="Normaali"><text:s text:c="2"/>const confI = vHdr.indexOf('Delivered date (Confirmed)');</text:p>
      <text:p text:style-name="Normaali"><text:s text:c="2"/>const flagI = pickAnyIndex_(vHdr, DELIVERED_FLAG_CANDIDATES);</text:p>
      <text:p text:style-name="Normaali"><text:s text:c="2"/>const idxRef = ensureRefreshCols_(shV, vHdr);</text:p>
      <text:p text:style-name="Normaali"><text:s text:c="2"/>const isDeliveredRow = row =&gt; {</text:p>
      <text:p text:style-name="Normaali"><text:s text:c="4"/>const hasDate <text:s/>= (delI &gt;= 0 &amp;&amp; String(row[delI]||'').trim()) || (confI &gt;= 0 &amp;&amp; String(row[confI]||'').trim());</text:p>
      <text:p text:style-name="Normaali"><text:s text:c="4"/>const baseFlag = (flagI &gt;= 0 &amp;&amp; /delivered|toimitettu|luovutettu/i.test(String(row[flagI]||'')));</text:p>
      <text:p text:style-name="Normaali"><text:s text:c="4"/>const refFlag <text:s/>= (typeof idxRef.status === 'number' &amp;&amp; /delivered|toimitettu|luovutettu/i.test(String(row[idxRef.status]||'')));</text:p>
      <text:p text:style-name="Normaali"><text:s text:c="4"/>return hasDate || baseFlag || refFlag;</text:p>
      <text:p text:style-name="Normaali"><text:s text:c="2"/>};</text:p>
      <text:p text:style-name="Normaali"><text:s text:c="2"/>const delivered = [], keep = [];</text:p>
      <text:p text:style-name="Normaali"><text:s text:c="2"/>rows.forEach(r =&gt; {</text:p>
      <text:p text:style-name="Normaali"><text:s text:c="4"/>if (isDeliveredRow(r) &amp;&amp; confI &gt;= 0 &amp;&amp; !String(r[confI]||'').trim()){</text:p>
      <text:p text:style-name="Normaali"><text:s text:c="6"/>// Jos delivered, mutta Confirmed-aika puuttuu → täydennä RefreshTime:sta</text:p>
      <text:p text:style-name="Normaali"><text:s text:c="6"/>if (typeof idxRef.time === 'number' &amp;&amp; String(r[idxRef.time]||'').trim()){</text:p>
      <text:p text:style-name="Normaali"><text:s text:c="8"/>r[confI] = r[idxRef.time];</text:p>
      <text:p text:style-name="Normaali"><text:s text:c="6"/>}</text:p>
      <text:p text:style-name="Normaali"><text:s text:c="4"/>}</text:p>
      <text:p text:style-name="Normaali"><text:s text:c="4"/>(isDeliveredRow(r) ? delivered : keep).push(r);</text:p>
      <text:p text:style-name="Normaali"><text:s text:c="2"/>});</text:p>
      <text:p text:style-name="Normaali"><text:s text:c="2"/>if (!delivered.length){</text:p>
      <text:p text:style-name="Normaali"><text:s text:c="4"/>ss.toast('Vaatii_toimenpiteitä: ei toimitettuja arkistoitavaksi');</text:p>
      <text:p text:style-name="Normaali"><text:s text:c="4"/>return;</text:p>
      <text:p text:style-name="Normaali"><text:s text:c="2"/>}</text:p>
      <text:p text:style-name="Normaali"><text:s text:c="2"/>const shA = ss.getSheetByName(ARCHIVE_SHEET) || ss.insertSheet(ARCHIVE_SHEET);</text:p>
      <text:p text:style-name="Normaali"><text:s text:c="2"/>let archHdr = [];</text:p>
      <text:p text:style-name="Normaali"><text:s text:c="2"/>if (shA.getLastRow() &gt; 0){</text:p>
      <text:p text:style-name="Normaali"><text:s text:c="4"/>archHdr = shA.getRange(1,1,1,shA.getLastColumn()).getDisplayValues()[0].map(String);</text:p>
      <text:p text:style-name="Normaali"><text:s text:c="2"/>} else {</text:p>
      <text:p text:style-name="Normaali"><text:s text:c="4"/>const shP = ss.getSheetByName(TARGET_SHEET);</text:p>
      <text:p text:style-name="Normaali"><text:s text:c="4"/>const pkgHdr = (shP &amp;&amp; shP.getLastRow() &gt; 0)</text:p>
      <text:p text:style-name="Normaali"><text:s text:c="6"/>? shP.getRange(1,1,1,shP.getLastColumn()).getDisplayValues()[0].map(String)</text:p>
      <text:p text:style-name="Normaali"><text:s text:c="6"/>: vHdr.filter(h =&gt; !/^Refresh/i.test(h));</text:p>
      <text:p text:style-name="Normaali"><text:s text:c="4"/>archHdr = pkgHdr.concat(['ArchivedOn','BatchId','Reason']);</text:p>
      <text:p text:style-name="Normaali"><text:s text:c="4"/>shA.getRange(1,1,1,archHdr.length).setValues([archHdr]);</text:p>
      <text:p text:style-name="Normaali"><text:s text:c="2"/>}</text:p>
      <text:p text:style-name="Normaali"><text:s text:c="2"/>const ends = archHdr.slice(-3).join('|');</text:p>
      <text:p text:style-name="Normaali"><text:s text:c="2"/>const archBaseLen = (ends === 'ArchivedOn|BatchId|Reason') ? archHdr.length - 3 : archHdr.length;</text:p>
      <text:p text:style-name="Normaali"><text:s text:c="2"/>const archBaseHdr = archHdr.slice(0, archBaseLen);</text:p>
      <text:p text:style-name="Normaali"><text:s text:c="2"/>const archMap = headerIndexMap_(archBaseHdr);</text:p>
      <text:p text:style-name="Normaali"><text:s text:c="2"/>const vMap <text:s text:c="3"/>= headerIndexMap_(vHdr);</text:p>
      <text:p text:style-name="Normaali"><text:s text:c="2"/>const archKeyI = chooseKeyIndex_(archBaseHdr);</text:p>
      <text:p text:style-name="Normaali"><text:s text:c="2"/>const existing = new Set();</text:p>
      <text:p text:style-name="Normaali"><text:s text:c="2"/>if (archKeyI &gt;= 0 &amp;&amp; shA.getLastRow() &gt; 1){</text:p>
      <text:p text:style-name="Normaali"><text:s text:c="4"/>const d = shA.getRange(2,1,shA.getLastRow()-1, archBaseLen).getDisplayValues();</text:p>
      <text:p text:style-name="Normaali"><text:s text:c="4"/>for (const r of d){</text:p>
      <text:p text:style-name="Normaali"><text:s text:c="6"/>const k = String(r[archKeyI]||'').trim();</text:p>
      <text:p text:style-name="Normaali"><text:s text:c="6"/>if (k) existing.add(k);</text:p>
      <text:p text:style-name="Normaali"><text:s text:c="4"/>}</text:p>
      <text:p text:style-name="Normaali"><text:s text:c="2"/>}</text:p>
      <text:p text:style-name="Normaali"><text:s text:c="2"/>const now = new Date(), batchId = 'VAATII_'+now.getTime();</text:p>
      <text:p text:style-name="Normaali"><text:s text:c="2"/>const payload = [];</text:p>
      <text:p text:style-name="Normaali"><text:s text:c="2"/>let dupSkipped = 0;</text:p>
      <text:p text:style-name="Normaali"><text:s text:c="2"/>for (const r of delivered){</text:p>
      <text:p text:style-name="Normaali"><text:s text:c="4"/>const key = String(r[keyIV]||'').trim();</text:p>
      <text:p text:style-name="Normaali"><text:s text:c="4"/>if (key &amp;&amp; existing.has(key)){</text:p>
      <text:p text:style-name="Normaali"><text:s text:c="6"/>dupSkipped++;</text:p>
      <text:p text:style-name="Normaali"><text:s text:c="6"/>continue;</text:p>
      <text:p text:style-name="Normaali"><text:s text:c="4"/>}</text:p>
      <text:p text:style-name="Normaali"><text:s text:c="4"/>const line = new Array(archBaseLen).fill('');</text:p>
      <text:p text:style-name="Normaali"><text:s text:c="4"/>for (const [name, vi] of Object.entries(vMap)){</text:p>
      <text:p text:style-name="Normaali"><text:s text:c="6"/>const di = archMap[name];</text:p>
      <text:p text:style-name="Normaali"><text:s text:c="6"/>if (typeof di === 'number' &amp;&amp; di &lt; archBaseLen) {</text:p>
      <text:p text:style-name="Normaali"><text:s text:c="8"/>line[di] = r[vi];</text:p>
      <text:p text:style-name="Normaali"><text:s text:c="6"/>}</text:p>
      <text:p text:style-name="Normaali"><text:s text:c="4"/>}</text:p>
      <text:p text:style-name="Normaali"><text:s text:c="4"/>if (archHdr.length === archBaseLen + 3){</text:p>
      <text:p text:style-name="Normaali"><text:s text:c="6"/>payload.push(line.concat([ now, batchId, 'delivered from Vaatii' ]));</text:p>
      <text:p text:style-name="Normaali"><text:s text:c="4"/>} else {</text:p>
      <text:p text:style-name="Normaali"><text:s text:c="6"/>payload.push(line);</text:p>
      <text:p text:style-name="Normaali"><text:s text:c="4"/>}</text:p>
      <text:p text:style-name="Normaali"><text:s text:c="2"/>}</text:p>
      <text:p text:style-name="Normaali"><text:s text:c="2"/>if (payload.length){</text:p>
      <text:p text:style-name="Normaali"><text:s text:c="4"/>shA.insertRowsAfter(1, payload.length);</text:p>
      <text:p text:style-name="Normaali"><text:s text:c="4"/>shA.getRange(2,1,payload.length, payload[0].length).setValues(payload);</text:p>
      <text:p text:style-name="Normaali"><text:s text:c="2"/>}</text:p>
      <text:p text:style-name="Normaali"><text:s text:c="2"/>shV.clearContents();</text:p>
      <text:p text:style-name="Normaali"><text:s text:c="2"/>shV.getRange(1,1,1,vHdr.length).setValues([vHdr]);</text:p>
      <text:p text:style-name="Normaali"><text:s text:c="2"/>if (keep.length) {</text:p>
      <text:p text:style-name="Normaali"><text:s text:c="4"/>shV.getRange(2,1,keep.length, vHdr.length).setValues(keep);</text:p>
      <text:p text:style-name="Normaali"><text:s text:c="2"/>}</text:p>
      <text:p text:style-name="Normaali"><text:s text:c="2"/>shV.setFrozenRows(1);</text:p>
      <text:p text:style-name="Normaali"><text:s text:c="2"/>ss.toast(`Arkistoitu ${payload.length} riviä (ohitettu duplikaatteja ${dupSkipped}) → ${ARCHIVE_SHEET}`);</text:p>
      <text:p text:style-name="Normaali">}</text:p>
      <text:p text:style-name="Normaali"/>
      <text:p text:style-name="Normaali">/********************* INTEGRAATIOAVAINETC. ***********************/</text:p>
      <text:p text:style-name="Normaali">function extractId(urlOrId){</text:p>
      <text:p text:style-name="Normaali"><text:s text:c="2"/>const s = String(urlOrId||'').trim();</text:p>
      <text:p text:style-name="Normaali"><text:s text:c="2"/>const m = s.match(/[-\w]{25,}/);</text:p>
      <text:p text:style-name="Normaali"><text:s text:c="2"/>return m ? m[0] : s;</text:p>
      <text:p text:style-name="Normaali">}</text:p>
      <text:p text:style-name="Normaali">function normalize_(s){</text:p>
      <text:p text:style-name="Normaali"><text:s text:c="2"/>return String(s || '').toLowerCase().replace(/\s+/g, ' ').trim().replace(/[^\p{L}\p{N}]+/gu, ' ');</text:p>
      <text:p text:style-name="Normaali">}</text:p>
      <text:p text:style-name="Normaali">function chooseKeyIndex_(headers){</text:p>
      <text:p text:style-name="Normaali"><text:s text:c="2"/>const hdr = headers.map(h =&gt; String(h||'').trim());</text:p>
      <text:p text:style-name="Normaali"><text:s text:c="2"/>if (FORCE_KEY_NAME){</text:p>
      <text:p text:style-name="Normaali"><text:s text:c="4"/>const i = hdr.indexOf(FORCE_KEY_NAME);</text:p>
      <text:p text:style-name="Normaali"><text:s text:c="4"/>if (i &gt;= 0) return i;</text:p>
      <text:p text:style-name="Normaali"><text:s text:c="2"/>}</text:p>
      <text:p text:style-name="Normaali"><text:s text:c="2"/>const norm = hdr.map(normalize_);</text:p>
      <text:p text:style-name="Normaali"><text:s text:c="2"/>for (const alts of KEY_CANDIDATES){</text:p>
      <text:p text:style-name="Normaali"><text:s text:c="4"/>const cand = alts.map(normalize_);</text:p>
      <text:p text:style-name="Normaali"><text:s text:c="4"/>for (const a of cand){</text:p>
      <text:p text:style-name="Normaali"><text:s text:c="6"/>const i = norm.indexOf(a);</text:p>
      <text:p text:style-name="Normaali"><text:s text:c="6"/>if (i &gt;= 0) return i;</text:p>
      <text:p text:style-name="Normaali"><text:s text:c="4"/>}</text:p>
      <text:p text:style-name="Normaali"><text:s text:c="2"/>}</text:p>
      <text:p text:style-name="Normaali"><text:s text:c="2"/>return -1;</text:p>
      <text:p text:style-name="Normaali">}</text:p>
      <text:p text:style-name="Normaali">function mergeHeaders_(oldHdr, newHdr){</text:p>
      <text:p text:style-name="Normaali"><text:s text:c="2"/>const out = (oldHdr || []).slice();</text:p>
      <text:p text:style-name="Normaali"><text:s text:c="2"/>const have = new Set((oldHdr || []).map(normalize_));</text:p>
      <text:p text:style-name="Normaali"><text:s text:c="2"/>for (const h of (newHdr || [])){</text:p>
      <text:p text:style-name="Normaali"><text:s text:c="4"/>const n = normalize_(h);</text:p>
      <text:p text:style-name="Normaali"><text:s text:c="4"/>if (!have.has(n)){</text:p>
      <text:p text:style-name="Normaali"><text:s text:c="6"/>out.push(h);</text:p>
      <text:p text:style-name="Normaali"><text:s text:c="6"/>have.add(n);</text:p>
      <text:p text:style-name="Normaali"><text:s text:c="4"/>}</text:p>
      <text:p text:style-name="Normaali"><text:s text:c="2"/>}</text:p>
      <text:p text:style-name="Normaali"><text:s text:c="2"/>return out;</text:p>
      <text:p text:style-name="Normaali">}</text:p>
      <text:p text:style-name="Normaali">function headerIndexMap_(hdr){</text:p>
      <text:p text:style-name="Normaali"><text:s text:c="2"/>const m = {};</text:p>
      <text:p text:style-name="Normaali"><text:s text:c="2"/>(hdr || []).forEach((h, i) =&gt; m[h] = i);</text:p>
      <text:p text:style-name="Normaali"><text:s text:c="2"/>return m;</text:p>
      <text:p text:style-name="Normaali">}</text:p>
      <text:p text:style-name="Normaali">function firstCode_(v){</text:p>
      <text:p text:style-name="Normaali"><text:s text:c="2"/>let s = String(v||'').trim();</text:p>
      <text:p text:style-name="Normaali"><text:s text:c="2"/>if (!s) return '';</text:p>
      <text:p text:style-name="Normaali"><text:s text:c="2"/>// Jos useampi koodi yhdessä solussa, pilko</text:p>
      <text:p text:style-name="Normaali"><text:s text:c="2"/>const parts = s.split(/[,\n;]/).map(x =&gt; String(x||'').trim()).filter(x =&gt; x);</text:p>
      <text:p text:style-name="Normaali"><text:s text:c="2"/>return parts.length ? parts[0] : s;</text:p>
      <text:p text:style-name="Normaali">}</text:p>
      <text:p text:style-name="Normaali">function isCodeLikely_(code){</text:p>
      <text:p text:style-name="Normaali"><text:s text:c="2"/>// Yksinkertainen validiteettitarkistus: pituus väh. 4 ja sisältää sekä kirjaimia että numeroita (tai pelkkiä numeroita)</text:p>
      <text:p text:style-name="Normaali"><text:s text:c="2"/>const s = String(code||'').trim();</text:p>
      <text:p text:style-name="Normaali"><text:s text:c="2"/>return s.length &gt;= 4;</text:p>
      <text:p text:style-name="Normaali">}</text:p>
      <text:p text:style-name="Normaali">function parseDateFlexible_(val){</text:p>
      <text:p text:style-name="Normaali"><text:s text:c="2"/>if (!val) return null;</text:p>
      <text:p text:style-name="Normaali"><text:s text:c="2"/>let d = new Date(val);</text:p>
      <text:p text:style-name="Normaali"><text:s text:c="2"/>if (isNaN(d)) {</text:p>
      <text:p text:style-name="Normaali"><text:s text:c="4"/>// Kokeile suomal. formaattia dd.MM.yyyy</text:p>
      <text:p text:style-name="Normaali"><text:s text:c="4"/>if (/^\d{1,2}\.\d{1,2}\.\d{4}/.test(val)){</text:p>
      <text:p text:style-name="Normaali"><text:s text:c="6"/>const parts = val.split(/[\s\.]/);</text:p>
      <text:p text:style-name="Normaali"><text:s text:c="6"/>if (parts.length &gt;= 3){</text:p>
      <text:p text:style-name="Normaali"><text:s text:c="8"/>const [dd,MM,yyyy] = parts;</text:p>
      <text:p text:style-name="Normaali"><text:s text:c="8"/>const rest = parts.slice(3).join(' ');</text:p>
      <text:p text:style-name="Normaali"><text:s text:c="8"/>d = new Date(`${yyyy}-${MM}-${dd} ${rest}`); // ISO</text:p>
      <text:p text:style-name="Normaali"><text:s text:c="6"/>}</text:p>
      <text:p text:style-name="Normaali"><text:s text:c="4"/>}</text:p>
      <text:p text:style-name="Normaali"><text:s text:c="4"/>if (isNaN(d)){</text:p>
      <text:p text:style-name="Normaali"><text:s text:c="6"/>return null;</text:p>
      <text:p text:style-name="Normaali"><text:s text:c="4"/>}</text:p>
      <text:p text:style-name="Normaali"><text:s text:c="2"/>}</text:p>
      <text:p text:style-name="Normaali"><text:s text:c="2"/>return d;</text:p>
      <text:p text:style-name="Normaali">}</text:p>
      <text:p text:style-name="Normaali">function dateToYMD_(d){</text:p>
      <text:p text:style-name="Normaali"><text:s text:c="2"/>if (!(d instanceof Date)) return String(d||'');</text:p>
      <text:p text:style-name="Normaali"><text:s text:c="2"/>const yyyy = d.getFullYear();</text:p>
      <text:p text:style-name="Normaali"><text:s text:c="2"/>let m = d.getMonth() + 1, MM = String(m).padStart(2, '0');</text:p>
      <text:p text:style-name="Normaali"><text:s text:c="2"/>let dd = String(d.getDate()).padStart(2, '0');</text:p>
      <text:p text:style-name="Normaali"><text:s text:c="2"/>return `${yyyy}-${MM}-${dd}`;</text:p>
      <text:p text:style-name="Normaali">}</text:p>
      <text:p text:style-name="Normaali">function fmtDateTime_(d){</text:p>
      <text:p text:style-name="Normaali"><text:s text:c="2"/>if (!(d instanceof Date)) d = new Date(d);</text:p>
      <text:p text:style-name="Normaali"><text:s text:c="2"/>if (isNaN(d)) return '';</text:p>
      <text:p text:style-name="Normaali"><text:s text:c="2"/>return Utilities.formatDate(d, SpreadsheetApp.getActive().getSpreadsheetTimeZone(), 'yyyy-MM-dd HH:mm:ss');</text:p>
      <text:p text:style-name="Normaali">}</text:p>
      <text:p text:style-name="Normaali"/>
      <text:p text:style-name="Normaali">/********************* INTEGRAATIOAVAIMET (Script Props) **********/</text:p>
      <text:p text:style-name="Normaali">function credSaveProps(data) {</text:p>
      <text:p text:style-name="Normaali"><text:s text:c="2"/>if (!data || typeof data !== 'object') return { ok:false, msg:'No data' };</text:p>
      <text:p text:style-name="Normaali"><text:s text:c="2"/>const sp = PropertiesService.getScriptProperties();</text:p>
      <text:p text:style-name="Normaali"><text:s text:c="2"/>Object.keys(data).forEach(k =&gt; sp.setProperty(k, String(data[k] ?? '')));</text:p>
      <text:p text:style-name="Normaali"><text:s text:c="2"/>return { ok:true };</text:p>
      <text:p text:style-name="Normaali">}</text:p>
      <text:p text:style-name="Normaali">function seedKnownAccountsAndKeys(){</text:p>
      <text:p text:style-name="Normaali"><text:s text:c="2"/>// Täytä tunnetut avaimet, jotta käyttäjä voi tarvittaessa muokata ennen tallennusta</text:p>
      <text:p text:style-name="Normaali"><text:s text:c="2"/>const defaults = {</text:p>
      <text:p text:style-name="Normaali"><text:s text:c="4"/>MH_TRACK_URL: <text:s text:c="4"/>'https://extservices.matkahuolto.fi/mpaketti/public/tracking?ids={{code}}',</text:p>
      <text:p text:style-name="Normaali"><text:s text:c="4"/>// MH_BASIC esimerkki: Base64("1234567:salasana")</text:p>
      <text:p text:style-name="Normaali"><text:s text:c="4"/>POSTI_TOKEN_URL: <text:s/>'https://oauth2.posti.com/oauth/token',</text:p>
      <text:p text:style-name="Normaali"><text:s text:c="4"/>POSTI_TRACK_URL: <text:s/>'https://api.posti.fi/tracking/7/shipments/trackingnumbers/{{code}}',</text:p>
      <text:p text:style-name="Normaali"><text:s text:c="4"/>// POSTI_BASIC esim: Base64("&lt;clientId&gt;:&lt;clientSecret&gt;")</text:p>
      <text:p text:style-name="Normaali"><text:s text:c="4"/>GLS_TOKEN_URL: <text:s text:c="3"/>'https://api.gls-group.net/oauth2/v2/token',</text:p>
      <text:p text:style-name="Normaali"><text:s text:c="4"/>GLS_TRACK_URL: <text:s text:c="3"/>'https://api.gls-group.net/track-and-trace-v1/tracking/simple/references/{{code}}',</text:p>
      <text:p text:style-name="Normaali"><text:s text:c="4"/>// GLS_BASIC esim: Base64("&lt;clientId&gt;:&lt;clientSecret&gt;")</text:p>
      <text:p text:style-name="Normaali"><text:s text:c="4"/>DHL_TRACK_URL: <text:s text:c="3"/>'https://api-eu.dhl.com/track/shipments?trackingNumber={{code}}',</text:p>
      <text:p text:style-name="Normaali"><text:s text:c="4"/>// DHL_API_KEY syötetään erikseen</text:p>
      <text:p text:style-name="Normaali"><text:s text:c="4"/>BRING_TRACK_URL: <text:s/>'https://api.bring.com/tracking/api/v2/tracking.json?q={{code}}',</text:p>
      <text:p text:style-name="Normaali"><text:s text:c="4"/>// BRING_UID, BRING_KEY, BRING_CLIENT_URL syötetään erikseen</text:p>
      <text:p text:style-name="Normaali"><text:s text:c="4"/>BULK_BACKOFF_MINUTES_BASE: '5'</text:p>
      <text:p text:style-name="Normaali"><text:s text:c="2"/>};</text:p>
      <text:p text:style-name="Normaali"><text:s text:c="2"/>const sp = PropertiesService.getScriptProperties();</text:p>
      <text:p text:style-name="Normaali"><text:s text:c="2"/>Object.entries(defaults).forEach(([k, v]) =&gt; {</text:p>
      <text:p text:style-name="Normaali"><text:s text:c="4"/>if (!sp.getProperty(k)) sp.setProperty(k, String(v));</text:p>
      <text:p text:style-name="Normaali"><text:s text:c="2"/>});</text:p>
      <text:p text:style-name="Normaali"><text:s text:c="2"/>SpreadsheetApp.getActive().toast('Tunnetut oletusarvot asetettu Script Propertiesiin');</text:p>
      <text:p text:style-name="Normaali">}</text:p>
      <text:p text:style-name="Normaali">function seedOptionalDefaults(){</text:p>
      <text:p text:style-name="Normaali"><text:s text:c="2"/>// Aseta valinnaiset "Delivered date (Confirmed)" sarakkeet jos puuttuu</text:p>
      <text:p text:style-name="Normaali"><text:s text:c="2"/>const sheets = [ TARGET_SHEET, ARCHIVE_SHEET ];</text:p>
      <text:p text:style-name="Normaali"><text:s text:c="2"/>const ss = SpreadsheetApp.getActive();</text:p>
      <text:p text:style-name="Normaali"><text:s text:c="2"/>for (const name of sheets){</text:p>
      <text:p text:style-name="Normaali"><text:s text:c="4"/>const sh = ss.getSheetByName(name);</text:p>
      <text:p text:style-name="Normaali"><text:s text:c="4"/>if (!sh || sh.getLastRow() &lt; 1) continue;</text:p>
      <text:p text:style-name="Normaali"><text:s text:c="4"/>const headers = sh.getRange(1,1,1,sh.getLastColumn()).getDisplayValues()[0];</text:p>
      <text:p text:style-name="Normaali"><text:s text:c="4"/>if (!headers.includes('Delivered date (Confirmed)')){</text:p>
      <text:p text:style-name="Normaali"><text:s text:c="6"/>sh.insertColumnAfter(headers.length);</text:p>
      <text:p text:style-name="Normaali"><text:s text:c="6"/>sh.getRange(1, headers.length+1).setValue('Delivered date (Confirmed)');</text:p>
      <text:p text:style-name="Normaali"><text:s text:c="4"/>}</text:p>
      <text:p text:style-name="Normaali"><text:s text:c="4"/>if (!headers.includes('Delivered_Source')){</text:p>
      <text:p text:style-name="Normaali"><text:s text:c="6"/>sh.insertColumnAfter(headers.length+1);</text:p>
      <text:p text:style-name="Normaali"><text:s text:c="6"/>sh.getRange(1, headers.length+2).setValue('Delivered_Source');</text:p>
      <text:p text:style-name="Normaali"><text:s text:c="4"/>}</text:p>
      <text:p text:style-name="Normaali"><text:s text:c="2"/>}</text:p>
      <text:p text:style-name="Normaali"><text:s text:c="2"/>SpreadsheetApp.getActive().toast('Optional default columns added if missing');</text:p>
      <text:p text:style-name="Normaali">}</text:p>
      <text:p text:style-name="Normaali">function showMissingProperties(){</text:p>
      <text:p text:style-name="Normaali"><text:s text:c="2"/>const res = readMissingProps_();</text:p>
      <text:p text:style-name="Normaali"><text:s text:c="2"/>const ui = SpreadsheetApp.getUi();</text:p>
      <text:p text:style-name="Normaali"><text:s text:c="2"/>const must = res.missingMust || [], opt = res.missingOpt || [];</text:p>
      <text:p text:style-name="Normaali"><text:s text:c="2"/>const msg =</text:p>
      <text:p text:style-name="Normaali"><text:s text:c="4"/>(must.length ? 'PUUTTUU (pakolliset):\n• ' + must.join('\n• ') + '\n\n' : 'Pakolliset OK\n\n') +</text:p>
      <text:p text:style-name="Normaali"><text:s text:c="4"/>(opt.length ? 'Puuttuu (valinnaiset):\n• ' + opt.join('\n• ') : '');</text:p>
      <text:p text:style-name="Normaali"><text:s text:c="2"/>ui.alert('Integraatioavaimet (Script Properties)', msg, ui.ButtonSet.OK);</text:p>
      <text:p text:style-name="Normaali">}</text:p>
      <text:p text:style-name="Normaali">function readMissingProps_(){</text:p>
      <text:p text:style-name="Normaali"><text:s text:c="2"/>const sp = PropertiesService.getScriptProperties();</text:p>
      <text:p text:style-name="Normaali"><text:s text:c="2"/>const have = sp.getProperties();</text:p>
      <text:p text:style-name="Normaali"><text:s text:c="2"/>const mustKeys = [</text:p>
      <text:p text:style-name="Normaali"><text:s text:c="4"/>'MH_TRACK_URL','MH_BASIC',</text:p>
      <text:p text:style-name="Normaali"><text:s text:c="4"/>'POSTI_TOKEN_URL','POSTI_BASIC','POSTI_TRACK_URL','POSTI_TRK_URL','POSTI_TRK_BASIC','POSTI_TRK_USER','POSTI_TRK_PASS',</text:p>
      <text:p text:style-name="Normaali"><text:s text:c="4"/>'GLS_TOKEN_URL','GLS_BASIC','GLS_TRACK_URL',</text:p>
      <text:p text:style-name="Normaali"><text:s text:c="4"/>'GLS_FI_TRACK_URL','GLS_FI_API_KEY','GLS_FI_SENDER_ID','GLS_FI_SENDER_IDS','GLS_FI_METHOD',</text:p>
      <text:p text:style-name="Normaali"><text:s text:c="4"/>'DHL_API_KEY','DHL_TRACK_URL',</text:p>
      <text:p text:style-name="Normaali"><text:s text:c="4"/>'BRING_TRACK_URL','BRING_UID','BRING_KEY','BRING_CLIENT_URL',</text:p>
      <text:p text:style-name="Normaali"><text:s text:c="4"/>'RATE_MINMS_DHL','RATE_MINMS_GLS','RATE_MINMS_POSTI',</text:p>
      <text:p text:style-name="Normaali"><text:s text:c="4"/>'BULK_BACKOFF_MINUTES_BASE'</text:p>
      <text:p text:style-name="Normaali"><text:s text:c="2"/>];</text:p>
      <text:p text:style-name="Normaali"><text:s text:c="2"/>const optionalKeys = []; <text:s/>// optional keys if needed</text:p>
      <text:p text:style-name="Normaali"><text:s text:c="2"/>return {</text:p>
      <text:p text:style-name="Normaali"><text:s text:c="4"/>missingMust: mustKeys.filter(k =&gt; !have[k]),</text:p>
      <text:p text:style-name="Normaali"><text:s text:c="4"/>missingOpt: <text:s/>optionalKeys.filter(k =&gt; !have[k])</text:p>
      <text:p text:style-name="Normaali"><text:s text:c="2"/>};</text:p>
      <text:p text:style-name="Normaali">}</text:p>
      <text:p text:style-name="Normaali">function showMissingColumns_Active(){</text:p>
      <text:p text:style-name="Normaali"><text:s text:c="2"/>const sh = SpreadsheetApp.getActiveSheet();</text:p>
      <text:p text:style-name="Normaali"><text:s text:c="2"/>const hdr = (sh.getLastRow() &gt; 0 ? sh.getRange(1,1,1,sh.getLastColumn()).getDisplayValues()[0] : []).map(String);</text:p>
      <text:p text:style-name="Normaali"><text:s text:c="2"/>showMissingColumnsForHeader_(hdr, sh.getName());</text:p>
      <text:p text:style-name="Normaali">}</text:p>
      <text:p text:style-name="Normaali">function showMissingColumnsForHeader_(headers, title){</text:p>
      <text:p text:style-name="Normaali"><text:s text:c="2"/>const missing = [];</text:p>
      <text:p text:style-name="Normaali"><text:s text:c="2"/>if (chooseKeyIndex_(headers) &lt; 0) missing.push('Yksilöivä avain (esim. Package Number / Waybill / Tracking)');</text:p>
      <text:p text:style-name="Normaali"><text:s text:c="2"/>if (pickAnyIndex_(headers, CARRIER_CANDIDATES) &lt; 0) missing.push('Carrier / Kuljetusliike');</text:p>
      <text:p text:style-name="Normaali"><text:s text:c="2"/>if (pickAnyIndex_(headers, TRACKING_CODE_CANDIDATES) &lt; 0) missing.push('Tracking / Waybill / Barcode');</text:p>
      <text:p text:style-name="Normaali"><text:s text:c="2"/>if (pickDeliveredIndex_(headers) &lt; 0) missing.push('Delivered date (toimitettu-pvm)');</text:p>
      <text:p text:style-name="Normaali"><text:s text:c="2"/>if (pickPostiInIndex_(headers) &lt; 0) missing.push('Posti-in / vastaanotto (esim. "Received at Posti")');</text:p>
      <text:p text:style-name="Normaali"><text:s text:c="2"/>if (pickAnyIndex_(headers, ['Order date','Tilauspvm','Order placed','Order created']) &lt; 0) missing.push('Order date / tilauksen pvm');</text:p>
      <text:p text:style-name="Normaali"><text:s text:c="2"/>const ui = SpreadsheetApp.getUi();</text:p>
      <text:p text:style-name="Normaali"><text:s text:c="2"/>if (!missing.length){</text:p>
      <text:p text:style-name="Normaali"><text:s text:c="4"/>ui.alert(`Tarkistus: ${title}`, 'OK – vaaditut otsikot löytyvät.', ui.ButtonSet.OK);</text:p>
      <text:p text:style-name="Normaali"><text:s text:c="2"/>} else {</text:p>
      <text:p text:style-name="Normaali"><text:s text:c="4"/>ui.alert(`Tarkistus: ${title}`, 'Puuttuvat otsikot:\n• ' + missing.join('\n• '), ui.ButtonSet.OK);</text:p>
      <text:p text:style-name="Normaali"><text:s text:c="2"/>}</text:p>
      <text:p text:style-name="Normaali">}</text:p>
      <text:p text:style-name="Normaali"/>
      <text:p text:style-name="Normaali">/********************* TRACKING API FUNCTIONS *********************/</text:p>
      <text:p text:style-name="Normaali">// Matkahuolto (Basic Auth)</text:p>
      <text:p text:style-name="Normaali">function TRK_trackMatkahuolto(code){</text:p>
      <text:p text:style-name="Normaali"><text:s text:c="2"/>const carrierName = 'Matkahuolto';</text:p>
      <text:p text:style-name="Normaali"><text:s text:c="2"/>const sp = PropertiesService.getScriptProperties();</text:p>
      <text:p text:style-name="Normaali"><text:s text:c="2"/>const url = (sp.getProperty('MH_TRACK_URL') || '').replace('{{code}}', encodeURIComponent(code));</text:p>
      <text:p text:style-name="Normaali"><text:s text:c="2"/>const basic = sp.getProperty('MH_BASIC');</text:p>
      <text:p text:style-name="Normaali"><text:s text:c="2"/>if (!url || !basic) return { carrier: carrierName, status: 'MISSING_CREDENTIALS' };</text:p>
      <text:p text:style-name="Normaali"><text:s text:c="2"/>const res = TRK_safeFetch_(url, {</text:p>
      <text:p text:style-name="Normaali"><text:s text:c="4"/>method: 'get',</text:p>
      <text:p text:style-name="Normaali"><text:s text:c="4"/>headers: { 'Authorization': 'Basic '+basic },</text:p>
      <text:p text:style-name="Normaali"><text:s text:c="4"/>muteHttpExceptions: true</text:p>
      <text:p text:style-name="Normaali"><text:s text:c="2"/>});</text:p>
      <text:p text:style-name="Normaali"><text:s text:c="2"/>if (!res) return { carrier: carrierName, status: 'NO_DATA' };</text:p>
      <text:p text:style-name="Normaali"><text:s text:c="2"/>// Etsi status ja aika JSON:sta (Matkahuollon tapauksessa suoraan tekstit)</text:p>
      <text:p text:style-name="Normaali"><text:s text:c="2"/>try {</text:p>
      <text:p text:style-name="Normaali"><text:s text:c="4"/>const data = JSON.parse(res);</text:p>
      <text:p text:style-name="Normaali"><text:s text:c="4"/>if (!data || !data.consignment || !data.consignment.length) {</text:p>
      <text:p text:style-name="Normaali"><text:s text:c="6"/>return { carrier: carrierName, status: 'NOT_FOUND' };</text:p>
      <text:p text:style-name="Normaali"><text:s text:c="4"/>}</text:p>
      <text:p text:style-name="Normaali"><text:s text:c="4"/>const events = data.consignment[0].event || [];</text:p>
      <text:p text:style-name="Normaali"><text:s text:c="4"/>if (!events.length){</text:p>
      <text:p text:style-name="Normaali"><text:s text:c="6"/>return { carrier: carrierName, status: 'NO_EVENTS' };</text:p>
      <text:p text:style-name="Normaali"><text:s text:c="4"/>}</text:p>
      <text:p text:style-name="Normaali"><text:s text:c="4"/>const latest = events.sort((a,b) =&gt; new Date(b.eventTime) - new Date(a.eventTime))[0];</text:p>
      <text:p text:style-name="Normaali"><text:s text:c="4"/>const statusText = latest.status || latest.description || '';</text:p>
      <text:p text:style-name="Normaali"><text:s text:c="4"/>return {</text:p>
      <text:p text:style-name="Normaali"><text:s text:c="6"/>carrier: carrierName,</text:p>
      <text:p text:style-name="Normaali"><text:s text:c="6"/>found: true,</text:p>
      <text:p text:style-name="Normaali"><text:s text:c="6"/>status: statusText,</text:p>
      <text:p text:style-name="Normaali"><text:s text:c="6"/>time: latest.eventTime ? fmtDateTime_(latest.eventTime) : '',</text:p>
      <text:p text:style-name="Normaali"><text:s text:c="6"/>location: latest.location || '',</text:p>
      <text:p text:style-name="Normaali"><text:s text:c="6"/>raw: ''</text:p>
      <text:p text:style-name="Normaali"><text:s text:c="4"/>};</text:p>
      <text:p text:style-name="Normaali"><text:s text:c="2"/>} catch(e){</text:p>
      <text:p text:style-name="Normaali"><text:s text:c="4"/>return { carrier: carrierName, status: 'PARSING_ERROR', raw: String(res).slice(0,1000) };</text:p>
      <text:p text:style-name="Normaali"><text:s text:c="2"/>}</text:p>
      <text:p text:style-name="Normaali">}</text:p>
      <text:p text:style-name="Normaali">// Posti (OAuth2 token or fallback Basic if provided)</text:p>
      <text:p text:style-name="Normaali">function TRK_trackPosti(code){</text:p>
      <text:p text:style-name="Normaali"><text:s text:c="2"/>const carrierName = 'Posti';</text:p>
      <text:p text:style-name="Normaali"><text:s text:c="2"/>const sp = PropertiesService.getScriptProperties();</text:p>
      <text:p text:style-name="Normaali"><text:s text:c="2"/>const tokenUrl = sp.getProperty('POSTI_TOKEN_URL'), basic = sp.getProperty('POSTI_BASIC');</text:p>
      <text:p text:style-name="Normaali"><text:s text:c="2"/>const url = (sp.getProperty('POSTI_TRACK_URL') || '').replace('{{code}}', encodeURIComponent(code));</text:p>
      <text:p text:style-name="Normaali"><text:s text:c="2"/>let token = '';</text:p>
      <text:p text:style-name="Normaali"><text:s text:c="2"/>if (tokenUrl &amp;&amp; basic){</text:p>
      <text:p text:style-name="Normaali"><text:s text:c="4"/>// Client Credentials flow: get token</text:p>
      <text:p text:style-name="Normaali"><text:s text:c="4"/>const tokenRes = TRK_safeFetch_(tokenUrl, {</text:p>
      <text:p text:style-name="Normaali"><text:s text:c="6"/>method: 'post',</text:p>
      <text:p text:style-name="Normaali"><text:s text:c="6"/>headers: { 'Authorization': 'Basic '+basic, 'Content-Type': 'application/x-www-form-urlencoded' },</text:p>
      <text:p text:style-name="Normaali"><text:s text:c="6"/>payload: 'grant_type=client_credentials&amp;scope=shipment.read',</text:p>
      <text:p text:style-name="Normaali"><text:s text:c="6"/>muteHttpExceptions: true</text:p>
      <text:p text:style-name="Normaali"><text:s text:c="4"/>});</text:p>
      <text:p text:style-name="Normaali"><text:s text:c="4"/>try {</text:p>
      <text:p text:style-name="Normaali"><text:s text:c="6"/>const tokenData = JSON.parse(tokenRes);</text:p>
      <text:p text:style-name="Normaali"><text:s text:c="6"/>token = tokenData.access_token;</text:p>
      <text:p text:style-name="Normaali"><text:s text:c="4"/>} catch(e){}</text:p>
      <text:p text:style-name="Normaali"><text:s text:c="2"/>}</text:p>
      <text:p text:style-name="Normaali"><text:s text:c="2"/>const finalHeaders = token ? { 'Authorization': 'Bearer '+token, 'Accept': 'application/json' }</text:p>
      <text:p text:style-name="Normaali"><text:s text:c="30"/>: { 'Accept': 'application/json' };</text:p>
      <text:p text:style-name="Normaali"><text:s text:c="2"/>if (!url) return { carrier: carrierName, status: 'MISSING_CREDENTIALS' };</text:p>
      <text:p text:style-name="Normaali"><text:s text:c="2"/>const res = TRK_safeFetch_(url, { method: 'get', headers: finalHeaders, muteHttpExceptions: true });</text:p>
      <text:p text:style-name="Normaali"><text:s text:c="2"/>if (!res) return { carrier: carrierName, status: 'NO_DATA' };</text:p>
      <text:p text:style-name="Normaali"><text:s text:c="2"/>try {</text:p>
      <text:p text:style-name="Normaali"><text:s text:c="4"/>const data = JSON.parse(res);</text:p>
      <text:p text:style-name="Normaali"><text:s text:c="4"/>// Data schema: shipments: [ { events: [...] } ]</text:p>
      <text:p text:style-name="Normaali"><text:s text:c="4"/>const ship = data.shipments &amp;&amp; data.shipments[0];</text:p>
      <text:p text:style-name="Normaali"><text:s text:c="4"/>if (!ship || !ship.events) {</text:p>
      <text:p text:style-name="Normaali"><text:s text:c="6"/>// If Basic fallback credentials exist, try fallback endpoint</text:p>
      <text:p text:style-name="Normaali"><text:s text:c="6"/>return { carrier: carrierName, status: 'NOT_FOUND' };</text:p>
      <text:p text:style-name="Normaali"><text:s text:c="4"/>}</text:p>
      <text:p text:style-name="Normaali"><text:s text:c="4"/>if (!ship.events.length) {</text:p>
      <text:p text:style-name="Normaali"><text:s text:c="6"/>return { carrier: carrierName, found: true, status: 'IN_TRANSIT', time: '', location: '', raw: res };</text:p>
      <text:p text:style-name="Normaali"><text:s text:c="4"/>}</text:p>
      <text:p text:style-name="Normaali"><text:s text:c="4"/>const latest = ship.events.sort((a,b) =&gt; new Date(b.timestamp) - new Date(a.timestamp))[0];</text:p>
      <text:p text:style-name="Normaali"><text:s text:c="4"/>const statusText = latest.description || latest.eventType || '';</text:p>
      <text:p text:style-name="Normaali"><text:s text:c="4"/>return {</text:p>
      <text:p text:style-name="Normaali"><text:s text:c="6"/>carrier: carrierName,</text:p>
      <text:p text:style-name="Normaali"><text:s text:c="6"/>found: true,</text:p>
      <text:p text:style-name="Normaali"><text:s text:c="6"/>status: statusText,</text:p>
      <text:p text:style-name="Normaali"><text:s text:c="6"/>time: latest.timestamp ? fmtDateTime_(latest.timestamp) : '',</text:p>
      <text:p text:style-name="Normaali"><text:s text:c="6"/>location: latest.locationCode || latest.location || '',</text:p>
      <text:p text:style-name="Normaali"><text:s text:c="6"/>raw: ''</text:p>
      <text:p text:style-name="Normaali"><text:s text:c="4"/>};</text:p>
      <text:p text:style-name="Normaali"><text:s text:c="2"/>} catch(e){</text:p>
      <text:p text:style-name="Normaali"><text:s text:c="4"/>return { carrier: carrierName, status: 'PARSING_ERROR', raw: String(res).slice(0,1000) };</text:p>
      <text:p text:style-name="Normaali"><text:s text:c="2"/>}</text:p>
      <text:p text:style-name="Normaali">}</text:p>
      <text:p text:style-name="Normaali">// GLS (FI v2 API or OAuth fallback)</text:p>
      <text:p text:style-name="Normaali">function TRK_trackGLS(code){</text:p>
      <text:p text:style-name="Normaali"><text:s text:c="2"/>const carrierName = 'GLS';</text:p>
      <text:p text:style-name="Normaali"><text:s text:c="2"/>const sp = PropertiesService.getScriptProperties();</text:p>
      <text:p text:style-name="Normaali"><text:s text:c="2"/>const apiKey = sp.getProperty('GLS_FI_API_KEY');</text:p>
      <text:p text:style-name="Normaali"><text:s text:c="2"/>const senderId = sp.getProperty('GLS_FI_SENDER_ID') || '';</text:p>
      <text:p text:style-name="Normaali"><text:s text:c="2"/>const method = sp.getProperty('GLS_FI_METHOD') || 'GET';</text:p>
      <text:p text:style-name="Normaali"><text:s text:c="2"/>const url = (sp.getProperty('GLS_FI_TRACK_URL') || '').replace('{{code}}', encodeURIComponent(code));</text:p>
      <text:p text:style-name="Normaali"><text:s text:c="2"/>let headers = {};</text:p>
      <text:p text:style-name="Normaali"><text:s text:c="2"/>if (!url) {</text:p>
      <text:p text:style-name="Normaali"><text:s text:c="4"/>// fallback to OAuth (GLS global API)</text:p>
      <text:p text:style-name="Normaali"><text:s text:c="4"/>const tokenUrl = sp.getProperty('GLS_TOKEN_URL'), basic = sp.getProperty('GLS_BASIC');</text:p>
      <text:p text:style-name="Normaali"><text:s text:c="4"/>const trackUrl = (sp.getProperty('GLS_TRACK_URL') || '').replace('{{code}}', encodeURIComponent(code));</text:p>
      <text:p text:style-name="Normaali"><text:s text:c="4"/>if (!tokenUrl || !basic || !trackUrl) return { carrier: carrierName, status: 'MISSING_CREDENTIALS' };</text:p>
      <text:p text:style-name="Normaali"><text:s text:c="4"/>const tokenRes = TRK_safeFetch_(tokenUrl, {</text:p>
      <text:p text:style-name="Normaali"><text:s text:c="6"/>method: 'post',</text:p>
      <text:p text:style-name="Normaali"><text:s text:c="6"/>headers: { 'Authorization': 'Basic '+basic, 'Content-Type': 'application/x-www-form-urlencoded' },</text:p>
      <text:p text:style-name="Normaali"><text:s text:c="6"/>payload: 'grant_type=client_credentials',</text:p>
      <text:p text:style-name="Normaali"><text:s text:c="6"/>muteHttpExceptions: true</text:p>
      <text:p text:style-name="Normaali"><text:s text:c="4"/>});</text:p>
      <text:p text:style-name="Normaali"><text:s text:c="4"/>let token = '';</text:p>
      <text:p text:style-name="Normaali"><text:s text:c="4"/>try {</text:p>
      <text:p text:style-name="Normaali"><text:s text:c="6"/>const tokenData = JSON.parse(tokenRes);</text:p>
      <text:p text:style-name="Normaali"><text:s text:c="6"/>token = tokenData.access_token;</text:p>
      <text:p text:style-name="Normaali"><text:s text:c="4"/>} catch(e){}</text:p>
      <text:p text:style-name="Normaali"><text:s text:c="4"/>headers = token ? { 'Authorization': 'Bearer '+token, 'Accept': 'application/json' } : {};</text:p>
      <text:p text:style-name="Normaali"><text:s text:c="4"/>const res2 = TRK_safeFetch_(trackUrl, { method: 'get', headers: headers, muteHttpExceptions: true });</text:p>
      <text:p text:style-name="Normaali"><text:s text:c="4"/>if (!res2) return { carrier: carrierName, status: 'NO_DATA' };</text:p>
      <text:p text:style-name="Normaali"><text:s text:c="4"/>try {</text:p>
      <text:p text:style-name="Normaali"><text:s text:c="6"/>const data = JSON.parse(res2);</text:p>
      <text:p text:style-name="Normaali"><text:s text:c="6"/>const shipment = data.track &amp;&amp; data.track.shipment &amp;&amp; data.track.shipment[0];</text:p>
      <text:p text:style-name="Normaali"><text:s text:c="6"/>if (!shipment || !shipment.events) {</text:p>
      <text:p text:style-name="Normaali"><text:s text:c="8"/>return { carrier: carrierName, status: 'NOT_FOUND' };</text:p>
      <text:p text:style-name="Normaali"><text:s text:c="6"/>}</text:p>
      <text:p text:style-name="Normaali"><text:s text:c="6"/>if (!shipment.events.length) {</text:p>
      <text:p text:style-name="Normaali"><text:s text:c="8"/>return { carrier: carrierName, found: true, status: 'IN_TRANSIT', time: '', location: '', raw: res2 };</text:p>
      <text:p text:style-name="Normaali"><text:s text:c="6"/>}</text:p>
      <text:p text:style-name="Normaali"><text:s text:c="6"/>const latest = shipment.events.sort((a,b) =&gt; new Date(b.date) - new Date(a.date))[0];</text:p>
      <text:p text:style-name="Normaali"><text:s text:c="6"/>const statusText = latest.statusDescription || latest.status || latest.eventName || '';</text:p>
      <text:p text:style-name="Normaali"><text:s text:c="6"/>return {</text:p>
      <text:p text:style-name="Normaali"><text:s text:c="8"/>carrier: carrierName,</text:p>
      <text:p text:style-name="Normaali"><text:s text:c="8"/>found: true,</text:p>
      <text:p text:style-name="Normaali"><text:s text:c="8"/>status: statusText,</text:p>
      <text:p text:style-name="Normaali"><text:s text:c="8"/>time: latest.date ? fmtDateTime_(latest.date) : '',</text:p>
      <text:p text:style-name="Normaali"><text:s text:c="8"/>location: latest.location || '',</text:p>
      <text:p text:style-name="Normaali"><text:s text:c="8"/>raw: ''</text:p>
      <text:p text:style-name="Normaali"><text:s text:c="6"/>};</text:p>
      <text:p text:style-name="Normaali"><text:s text:c="4"/>} catch(e){</text:p>
      <text:p text:style-name="Normaali"><text:s text:c="6"/>return { carrier: carrierName, status: 'PARSING_ERROR', raw: String(res2).slice(0,1000) };</text:p>
      <text:p text:style-name="Normaali"><text:s text:c="4"/>}</text:p>
      <text:p text:style-name="Normaali"><text:s text:c="2"/>}</text:p>
      <text:p text:style-name="Normaali"><text:s text:c="2"/>// If GLS_FI (v2 API) credentials provided</text:p>
      <text:p text:style-name="Normaali"><text:s text:c="2"/>headers = { 'x-api-key': apiKey, 'Accept': 'application/json' };</text:p>
      <text:p text:style-name="Normaali"><text:s text:c="2"/>if (senderId) headers['x-ib-sender-id'] = senderId;</text:p>
      <text:p text:style-name="Normaali"><text:s text:c="2"/>const res = TRK_safeFetch_(url, { method: method || 'GET', headers: headers, muteHttpExceptions: true });</text:p>
      <text:p text:style-name="Normaali"><text:s text:c="2"/>if (!res) return { carrier: carrierName, status: 'NO_DATA' };</text:p>
      <text:p text:style-name="Normaali"><text:s text:c="2"/>try {</text:p>
      <text:p text:style-name="Normaali"><text:s text:c="4"/>const data = JSON.parse(res);</text:p>
      <text:p text:style-name="Normaali"><text:s text:c="4"/>const pkg = data.statuses &amp;&amp; data.statuses[0];</text:p>
      <text:p text:style-name="Normaali"><text:s text:c="4"/>if (!pkg || !pkg.history) {</text:p>
      <text:p text:style-name="Normaali"><text:s text:c="6"/>return { carrier: carrierName, status: 'NOT_FOUND' };</text:p>
      <text:p text:style-name="Normaali"><text:s text:c="4"/>}</text:p>
      <text:p text:style-name="Normaali"><text:s text:c="4"/>if (!pkg.history.length) {</text:p>
      <text:p text:style-name="Normaali"><text:s text:c="6"/>return { carrier: carrierName, found: true, status: 'IN_TRANSIT', time: '', location: '', raw: res };</text:p>
      <text:p text:style-name="Normaali"><text:s text:c="4"/>}</text:p>
      <text:p text:style-name="Normaali"><text:s text:c="4"/>const latest = pkg.history.sort((a,b) =&gt; new Date(b.dateTime) - new Date(a.dateTime))[0];</text:p>
      <text:p text:style-name="Normaali"><text:s text:c="4"/>const statusText = latest.statusText || latest.status || '';</text:p>
      <text:p text:style-name="Normaali"><text:s text:c="4"/>return {</text:p>
      <text:p text:style-name="Normaali"><text:s text:c="6"/>carrier: carrierName,</text:p>
      <text:p text:style-name="Normaali"><text:s text:c="6"/>found: true,</text:p>
      <text:p text:style-name="Normaali"><text:s text:c="6"/>status: statusText,</text:p>
      <text:p text:style-name="Normaali"><text:s text:c="6"/>time: latest.dateTime ? fmtDateTime_(latest.dateTime) : '',</text:p>
      <text:p text:style-name="Normaali"><text:s text:c="6"/>location: latest.location || '',</text:p>
      <text:p text:style-name="Normaali"><text:s text:c="6"/>raw: ''</text:p>
      <text:p text:style-name="Normaali"><text:s text:c="4"/>};</text:p>
      <text:p text:style-name="Normaali"><text:s text:c="2"/>} catch(e){</text:p>
      <text:p text:style-name="Normaali"><text:s text:c="4"/>return { carrier: carrierName, status: 'PARSING_ERROR', raw: String(res).slice(0,1000) };</text:p>
      <text:p text:style-name="Normaali"><text:s text:c="2"/>}</text:p>
      <text:p text:style-name="Normaali">}</text:p>
      <text:p text:style-name="Normaali">// DHL (Parcel API)</text:p>
      <text:p text:style-name="Normaali">function TRK_trackDHL(code){</text:p>
      <text:p text:style-name="Normaali"><text:s text:c="2"/>const carrierName = 'DHL';</text:p>
      <text:p text:style-name="Normaali"><text:s text:c="2"/>const sp = PropertiesService.getScriptProperties();</text:p>
      <text:p text:style-name="Normaali"><text:s text:c="2"/>const url = (sp.getProperty('DHL_TRACK_URL') || '').replace('{{code}}', encodeURIComponent(code));</text:p>
      <text:p text:style-name="Normaali"><text:s text:c="2"/>const key = sp.getProperty('DHL_API_KEY');</text:p>
      <text:p text:style-name="Normaali"><text:s text:c="2"/>if (!url || !key) return { carrier: carrierName, status: 'MISSING_CREDENTIALS' };</text:p>
      <text:p text:style-name="Normaali"><text:s text:c="2"/>const res <text:s/>= TRK_safeFetch_(url, {</text:p>
      <text:p text:style-name="Normaali"><text:s text:c="4"/>method: 'get',</text:p>
      <text:p text:style-name="Normaali"><text:s text:c="4"/>headers: { 'DHL-API-Key': key, 'Accept': 'application/json' },</text:p>
      <text:p text:style-name="Normaali"><text:s text:c="4"/>muteHttpExceptions: true</text:p>
      <text:p text:style-name="Normaali"><text:s text:c="2"/>});</text:p>
      <text:p text:style-name="Normaali"><text:s text:c="2"/>if (!res) return { carrier: carrierName, status: 'NO_DATA' };</text:p>
      <text:p text:style-name="Normaali"><text:s text:c="2"/>try {</text:p>
      <text:p text:style-name="Normaali"><text:s text:c="4"/>const data = JSON.parse(res);</text:p>
      <text:p text:style-name="Normaali"><text:s text:c="4"/>const ship = data.shipments &amp;&amp; data.shipments[0];</text:p>
      <text:p text:style-name="Normaali"><text:s text:c="4"/>if (!ship || !ship.status || !ship.status.statusCode) {</text:p>
      <text:p text:style-name="Normaali"><text:s text:c="6"/>return { carrier: carrierName, status: 'NOT_FOUND' };</text:p>
      <text:p text:style-name="Normaali"><text:s text:c="4"/>}</text:p>
      <text:p text:style-name="Normaali"><text:s text:c="4"/>const status = ship.status.statusCode;</text:p>
      <text:p text:style-name="Normaali"><text:s text:c="4"/>const statusText = ship.status.status ? ship.status.status : status;</text:p>
      <text:p text:style-name="Normaali"><text:s text:c="4"/>const event = ship.events &amp;&amp; ship.events[0] || {};</text:p>
      <text:p text:style-name="Normaali"><text:s text:c="4"/>return {</text:p>
      <text:p text:style-name="Normaali"><text:s text:c="6"/>carrier: carrierName,</text:p>
      <text:p text:style-name="Normaali"><text:s text:c="6"/>found: true,</text:p>
      <text:p text:style-name="Normaali"><text:s text:c="6"/>status: statusText,</text:p>
      <text:p text:style-name="Normaali"><text:s text:c="6"/>time: event.timestamp ? fmtDateTime_(event.timestamp) : '',</text:p>
      <text:p text:style-name="Normaali"><text:s text:c="6"/>location: event.location &amp;&amp; (event.location.address &amp;&amp; event.location.address.addressLocality || event.location.name) || '',</text:p>
      <text:p text:style-name="Normaali"><text:s text:c="6"/>raw: ''</text:p>
      <text:p text:style-name="Normaali"><text:s text:c="4"/>};</text:p>
      <text:p text:style-name="Normaali"><text:s text:c="2"/>} catch(e){</text:p>
      <text:p text:style-name="Normaali"><text:s text:c="4"/>return { carrier: carrierName, status: 'PARSING_ERROR', raw: String(res).slice(0,1000) };</text:p>
      <text:p text:style-name="Normaali"><text:s text:c="2"/>}</text:p>
      <text:p text:style-name="Normaali">}</text:p>
      <text:p text:style-name="Normaali">// Bring</text:p>
      <text:p text:style-name="Normaali">function TRK_trackBring(code){</text:p>
      <text:p text:style-name="Normaali"><text:s text:c="2"/>const carrierName = 'Bring';</text:p>
      <text:p text:style-name="Normaali"><text:s text:c="2"/>const sp = PropertiesService.getScriptProperties();</text:p>
      <text:p text:style-name="Normaali"><text:s text:c="2"/>const url = (sp.getProperty('BRING_TRACK_URL') || '').replace('{{code}}', encodeURIComponent(code));</text:p>
      <text:p text:style-name="Normaali"><text:s text:c="2"/>const uid = sp.getProperty('BRING_UID'), key = sp.getProperty('BRING_KEY');</text:p>
      <text:p text:style-name="Normaali"><text:s text:c="2"/>const clientUrl = sp.getProperty('BRING_CLIENT_URL') || 'https://example.com';</text:p>
      <text:p text:style-name="Normaali"><text:s text:c="2"/>if (!url || !uid || !key) return { carrier: carrierName, status: 'MISSING_CREDENTIALS' };</text:p>
      <text:p text:style-name="Normaali"><text:s text:c="2"/>const res = TRK_safeFetch_(url, {</text:p>
      <text:p text:style-name="Normaali"><text:s text:c="4"/>method: 'get',</text:p>
      <text:p text:style-name="Normaali"><text:s text:c="4"/>headers: {</text:p>
      <text:p text:style-name="Normaali"><text:s text:c="6"/>'X-MyBring-API-Uid': uid,</text:p>
      <text:p text:style-name="Normaali"><text:s text:c="6"/>'X-MyBring-API-Key': key,</text:p>
      <text:p text:style-name="Normaali"><text:s text:c="6"/>'X-Bring-Client-URL': clientUrl,</text:p>
      <text:p text:style-name="Normaali"><text:s text:c="6"/>'Accept': 'application/json',</text:p>
      <text:p text:style-name="Normaali"><text:s text:c="6"/>'api-version': '2'</text:p>
      <text:p text:style-name="Normaali"><text:s text:c="4"/>},</text:p>
      <text:p text:style-name="Normaali"><text:s text:c="4"/>muteHttpExceptions: true</text:p>
      <text:p text:style-name="Normaali"><text:s text:c="2"/>});</text:p>
      <text:p text:style-name="Normaali"><text:s text:c="2"/>if (!res) return { carrier: carrierName, status: 'NO_DATA' };</text:p>
      <text:p text:style-name="Normaali"><text:s text:c="2"/>try {</text:p>
      <text:p text:style-name="Normaali"><text:s text:c="4"/>const data = JSON.parse(res);</text:p>
      <text:p text:style-name="Normaali"><text:s text:c="4"/>const shipmentSet = data.consignmentSet &amp;&amp; data.consignmentSet[0];</text:p>
      <text:p text:style-name="Normaali"><text:s text:c="4"/>if (!shipmentSet || !shipmentSet.packageSet) {</text:p>
      <text:p text:style-name="Normaali"><text:s text:c="6"/>return { carrier: carrierName, status: 'NOT_FOUND' };</text:p>
      <text:p text:style-name="Normaali"><text:s text:c="4"/>}</text:p>
      <text:p text:style-name="Normaali"><text:s text:c="4"/>// Use first package (assuming one per consignment here)</text:p>
      <text:p text:style-name="Normaali"><text:s text:c="4"/>const pkg = shipmentSet.packageSet[0];</text:p>
      <text:p text:style-name="Normaali"><text:s text:c="4"/>const events = pkg.eventSet || [];</text:p>
      <text:p text:style-name="Normaali"><text:s text:c="4"/>if (!events.length){</text:p>
      <text:p text:style-name="Normaali"><text:s text:c="6"/>return { carrier: carrierName, found: true, status: 'IN_TRANSIT', time: '', location: '', raw: res };</text:p>
      <text:p text:style-name="Normaali"><text:s text:c="4"/>}</text:p>
      <text:p text:style-name="Normaali"><text:s text:c="4"/>const latest = events.sort((a,b) =&gt; new Date(b.dateIso) - new Date(a.dateIso))[0];</text:p>
      <text:p text:style-name="Normaali"><text:s text:c="4"/>const statusText = latest.description || latest.status || '';</text:p>
      <text:p text:style-name="Normaali"><text:s text:c="4"/>return {</text:p>
      <text:p text:style-name="Normaali"><text:s text:c="6"/>carrier: carrierName,</text:p>
      <text:p text:style-name="Normaali"><text:s text:c="6"/>found: true,</text:p>
      <text:p text:style-name="Normaali"><text:s text:c="6"/>status: statusText,</text:p>
      <text:p text:style-name="Normaali"><text:s text:c="6"/>time: latest.dateIso ? fmtDateTime_(latest.dateIso) : '',</text:p>
      <text:p text:style-name="Normaali"><text:s text:c="6"/>location: latest.postalCode || latest.countryCode || latest.city || '',</text:p>
      <text:p text:style-name="Normaali"><text:s text:c="6"/>raw: ''</text:p>
      <text:p text:style-name="Normaali"><text:s text:c="4"/>};</text:p>
      <text:p text:style-name="Normaali"><text:s text:c="2"/>} catch(e){</text:p>
      <text:p text:style-name="Normaali"><text:s text:c="4"/>return { carrier: carrierName, status: 'PARSING_ERROR', raw: String(res).slice(0,1000) };</text:p>
      <text:p text:style-name="Normaali"><text:s text:c="2"/>}</text:p>
      <text:p text:style-name="Normaali">}</text:p>
      <text:p text:style-name="Normaali">// Generic safe fetch with retry after (if present in headers)</text:p>
      <text:p text:style-name="Normaali">function TRK_safeFetch_(url, params){</text:p>
      <text:p text:style-name="Normaali"><text:s text:c="2"/>try {</text:p>
      <text:p text:style-name="Normaali"><text:s text:c="4"/>const resp = UrlFetchApp.fetch(url, params);</text:p>
      <text:p text:style-name="Normaali"><text:s text:c="4"/>const code = resp.getResponseCode();</text:p>
      <text:p text:style-name="Normaali"><text:s text:c="4"/>const txt = resp.getContentText();</text:p>
      <text:p text:style-name="Normaali"><text:s text:c="4"/>if (code === 429){</text:p>
      <text:p text:style-name="Normaali"><text:s text:c="6"/>// Rate limit → attempt to parse Retry-After header</text:p>
      <text:p text:style-name="Normaali"><text:s text:c="6"/>const retryAfter = resp.getHeaders()['Retry-After'];</text:p>
      <text:p text:style-name="Normaali"><text:s text:c="6"/>return { status: 'RATE_LIMIT_429', retryAfter: retryAfter ? parseInt(retryAfter, 10) : null };</text:p>
      <text:p text:style-name="Normaali"><text:s text:c="4"/>}</text:p>
      <text:p text:style-name="Normaali"><text:s text:c="4"/>if (code &gt;= 200 &amp;&amp; code &lt; 300){</text:p>
      <text:p text:style-name="Normaali"><text:s text:c="6"/>return txt;</text:p>
      <text:p text:style-name="Normaali"><text:s text:c="4"/>}</text:p>
      <text:p text:style-name="Normaali"><text:s text:c="4"/>if (code === 404){</text:p>
      <text:p text:style-name="Normaali"><text:s text:c="6"/>return null;</text:p>
      <text:p text:style-name="Normaali"><text:s text:c="4"/>}</text:p>
      <text:p text:style-name="Normaali"><text:s text:c="4"/>// Other error (401, 500, etc.) → include HTTP code in message</text:p>
      <text:p text:style-name="Normaali"><text:s text:c="4"/>return `${txt}`;<text:s/></text:p>
      <text:p text:style-name="Normaali"><text:s text:c="2"/>} catch(e){</text:p>
      <text:p text:style-name="Normaali"><text:s text:c="4"/>return null;</text:p>
      <text:p text:style-name="Normaali"><text:s text:c="2"/>}</text:p>
      <text:p text:style-name="Normaali">}</text:p>
      <text:p text:style-name="Normaali">function TRK_trackByCarrier_(carrier, code){</text:p>
      <text:p text:style-name="Normaali"><text:s text:c="2"/>const c = String(carrier||'').toLowerCase();</text:p>
      <text:p text:style-name="Normaali"><text:s text:c="2"/>try {</text:p>
      <text:p text:style-name="Normaali"><text:s text:c="4"/>if (c.includes('matkahuolto') || c.includes('mh')){</text:p>
      <text:p text:style-name="Normaali"><text:s text:c="6"/>return TRK_trackMatkahuolto(code);</text:p>
      <text:p text:style-name="Normaali"><text:s text:c="4"/>} else if (c.includes('posti') || c.includes('posti.fi') || c.includes('itella')){</text:p>
      <text:p text:style-name="Normaali"><text:s text:c="6"/>return TRK_trackPosti(code);</text:p>
      <text:p text:style-name="Normaali"><text:s text:c="4"/>} else if (c.includes('gls')){</text:p>
      <text:p text:style-name="Normaali"><text:s text:c="6"/>return TRK_trackGLS(code);</text:p>
      <text:p text:style-name="Normaali"><text:s text:c="4"/>} else if (c.includes('dhl')){</text:p>
      <text:p text:style-name="Normaali"><text:s text:c="6"/>return TRK_trackDHL(code);</text:p>
      <text:p text:style-name="Normaali"><text:s text:c="4"/>} else if (c.includes('bring')){</text:p>
      <text:p text:style-name="Normaali"><text:s text:c="6"/>return TRK_trackBring(code);</text:p>
      <text:p text:style-name="Normaali"><text:s text:c="4"/>} else {</text:p>
      <text:p text:style-name="Normaali"><text:s text:c="6"/>// Tuntematon carrier</text:p>
      <text:p text:style-name="Normaali"><text:s text:c="6"/>return { carrier: carrier, status: 'UNKNOWN_CARRIER' };</text:p>
      <text:p text:style-name="Normaali"><text:s text:c="4"/>}</text:p>
      <text:p text:style-name="Normaali"><text:s text:c="2"/>} catch(e){</text:p>
      <text:p text:style-name="Normaali"><text:s text:c="4"/>// Return error status, possibly with HTTP code from safeFetch if included</text:p>
      <text:p text:style-name="Normaali"><text:s text:c="4"/>const msg = String(e &amp;&amp; e.message ? e.message : e);</text:p>
      <text:p text:style-name="Normaali"><text:s text:c="4"/>if (/MISSING_CREDENTIALS/.test(msg)) {</text:p>
      <text:p text:style-name="Normaali"><text:s text:c="6"/>return { carrier: carrier, status: 'MISSING_CREDENTIALS' };</text:p>
      <text:p text:style-name="Normaali"><text:s text:c="4"/>} else if (/NOT_FOUND/.test(msg) || /NO_DATA/.test(msg)) {</text:p>
      <text:p text:style-name="Normaali"><text:s text:c="6"/>return { carrier: carrier, status: 'NOT_FOUND' };</text:p>
      <text:p text:style-name="Normaali"><text:s text:c="4"/>} else if (/RATE_LIMIT_429/.test(msg)){</text:p>
      <text:p text:style-name="Normaali"><text:s text:c="6"/>return { carrier: carrier, status: 'RATE_LIMIT_429' };</text:p>
      <text:p text:style-name="Normaali"><text:s text:c="4"/>} else {</text:p>
      <text:p text:style-name="Normaali"><text:s text:c="6"/>return { carrier: carrier, status: 'ERROR', error: msg };</text:p>
      <text:p text:style-name="Normaali"><text:s text:c="4"/>}</text:p>
      <text:p text:style-name="Normaali"><text:s text:c="2"/>}</text:p>
      <text:p text:style-name="Normaali">}<text:line-break/><text:line-break/>&lt;!DOCTYPE html&gt;</text:p>
      <text:p text:style-name="Normaali">&lt;html&gt;</text:p>
      <text:p text:style-name="Normaali">&lt;head&gt;</text:p>
      <text:p text:style-name="Normaali">  &lt;base target="_top"&gt;</text:p>
      <text:p text:style-name="Normaali">  &lt;style&gt;</text:p>
      <text:p text:style-name="Normaali">    body { font: 14px/1.35 system-ui, -apple-system, Segoe UI, Roboto, sans-serif; padding: 16px; }</text:p>
      <text:p text:style-name="Normaali">    h2 { margin: 0 0 10px; }</text:p>
      <text:p text:style-name="Normaali">    h3 { margin: 18px 0 8px; font-size: 15px; }</text:p>
      <text:p text:style-name="Normaali">    .grid { display: grid; grid-template-columns: 240px 1fr; gap: 8px 10px; }</text:p>
      <text:p text:style-name="Normaali">    label { align-self: center; color: #333; }</text:p>
      <text:p text:style-name="Normaali">    input[type="text"], input[type="password"], select, textarea { width: 100%; padding: 8px; box-sizing: border-box; }</text:p>
      <text:p text:style-name="Normaali">    .muted { color: #777; font-size: 12px; }</text:p>
      <text:p text:style-name="Normaali">    .row { margin: 16px 0 8px; border-top: 1px solid #eee; padding-top: 12px; }</text:p>
      <text:p text:style-name="Normaali">    button { padding: 9px 14px; margin-right: 8px; }</text:p>
      <text:p text:style-name="Normaali">    .ok { color: #0a8a3a; }</text:p>
      <text:p text:style-name="Normaali">    .err { color: #c62828; }</text:p>
      <text:p text:style-name="Normaali">    pre { background: #fafafa; border: 1px solid #eee; padding: 8px; overflow: auto; max-height: 200px; }</text:p>
      <text:p text:style-name="Normaali">  &lt;/style&gt;</text:p>
      <text:p text:style-name="Normaali">&lt;/head&gt;</text:p>
      <text:p text:style-name="Normaali">&lt;body&gt;</text:p>
      <text:p text:style-name="Normaali">  &lt;h2&gt;Integraatioavaimet&lt;/h2&gt;</text:p>
      <text:p text:style-name="Normaali">  &lt;div class="muted"&gt;Tallenna kaikki seurannassa käytettävät URLit ja avaimet Script Propertiesiin.&lt;/div&gt;</text:p>
      <text:p text:style-name="Normaali"/>
      <text:p text:style-name="Normaali">  &lt;h3&gt;Matkahuolto&lt;/h3&gt;</text:p>
      <text:p text:style-name="Normaali">  &lt;div class="grid"&gt;</text:p>
      <text:p text:style-name="Normaali">    &lt;label&gt;MH_TRACK_URL&lt;/label&gt;&lt;input name="MH_TRACK_URL" type="text"&gt;</text:p>
      <text:p text:style-name="Normaali">    &lt;label&gt;MH_BASIC (Base64 user:pass)&lt;/label&gt;&lt;input name="MH_BASIC" type="text"&gt;</text:p>
      <text:p text:style-name="Normaali">  &lt;/div&gt;</text:p>
      <text:p text:style-name="Normaali"/>
      <text:p text:style-name="Normaali">  &lt;h3&gt;Posti&lt;/h3&gt;</text:p>
      <text:p text:style-name="Normaali">  &lt;div class="grid"&gt;</text:p>
      <text:p text:style-name="Normaali">    &lt;label&gt;POSTI_TOKEN_URL&lt;/label&gt;&lt;input name="POSTI_TOKEN_URL" type="text"&gt;</text:p>
      <text:p text:style-name="Normaali">    &lt;label&gt;POSTI_BASIC (Base64 clientId:secret)&lt;/label&gt;&lt;input name="POSTI_BASIC" type="text"&gt;</text:p>
      <text:p text:style-name="Normaali">    &lt;label&gt;POSTI_TRACK_URL&lt;/label&gt;&lt;input name="POSTI_TRACK_URL" type="text"&gt;</text:p>
      <text:p text:style-name="Normaali"/>
      <text:p text:style-name="Normaali">    &lt;label&gt;POSTI_TRK_URL (fallback Basic)&lt;/label&gt;&lt;input name="POSTI_TRK_URL" type="text"&gt;</text:p>
      <text:p text:style-name="Normaali">    &lt;label&gt;POSTI_TRK_BASIC (Base64 user:pass)&lt;/label&gt;&lt;input name="POSTI_TRK_BASIC" type="text"&gt;</text:p>
      <text:p text:style-name="Normaali">    &lt;label&gt;POSTI_TRK_USER (vaihtoehto BASICille)&lt;/label&gt;&lt;input name="POSTI_TRK_USER" type="text"&gt;</text:p>
      <text:p text:style-name="Normaali">    &lt;label&gt;POSTI_TRK_PASS&lt;/label&gt;&lt;input name="POSTI_TRK_PASS" type="password"&gt;</text:p>
      <text:p text:style-name="Normaali">  &lt;/div&gt;</text:p>
      <text:p text:style-name="Normaali"/>
      <text:p text:style-name="Normaali">  &lt;h3&gt;GLS (FI v2 + fallback OAuth)&lt;/h3&gt;</text:p>
      <text:p text:style-name="Normaali">  &lt;div class="grid"&gt;</text:p>
      <text:p text:style-name="Normaali">    &lt;label&gt;GLS_FI_TRACK_URL&lt;/label&gt;&lt;input name="GLS_FI_TRACK_URL" type="text"&gt;</text:p>
      <text:p text:style-name="Normaali">    &lt;label&gt;GLS_FI_API_KEY (x-api-key)&lt;/label&gt;&lt;input name="GLS_FI_API_KEY" type="text"&gt;</text:p>
      <text:p text:style-name="Normaali">    &lt;label&gt;GLS_FI_SENDER_ID (valinnainen)&lt;/label&gt;&lt;input name="GLS_FI_SENDER_ID" type="text"&gt;</text:p>
      <text:p text:style-name="Normaali">    &lt;label&gt;GLS_FI_METHOD&lt;/label&gt;</text:p>
      <text:p text:style-name="Normaali">    &lt;select name="GLS_FI_METHOD"&gt;&lt;option&gt;GET&lt;/option&gt;&lt;option&gt;POST&lt;/option&gt;&lt;/select&gt;</text:p>
      <text:p text:style-name="Normaali"/>
      <text:p text:style-name="Normaali">    &lt;label&gt;GLS_TOKEN_URL (fallback)&lt;/label&gt;&lt;input name="GLS_TOKEN_URL" type="text"&gt;</text:p>
      <text:p text:style-name="Normaali">    &lt;label&gt;GLS_BASIC (Base64 clientId:secret)&lt;/label&gt;&lt;input name="GLS_BASIC" type="text"&gt;</text:p>
      <text:p text:style-name="Normaali">    &lt;label&gt;GLS_TRACK_URL (fallback)&lt;/label&gt;&lt;input name="GLS_TRACK_URL" type="text"&gt;</text:p>
      <text:p text:style-name="Normaali">  &lt;/div&gt;</text:p>
      <text:p text:style-name="Normaali"/>
      <text:p text:style-name="Normaali">  &lt;h3&gt;DHL&lt;/h3&gt;</text:p>
      <text:p text:style-name="Normaali">  &lt;div class="grid"&gt;</text:p>
      <text:p text:style-name="Normaali">    &lt;label&gt;DHL_TRACK_URL&lt;/label&gt;&lt;input name="DHL_TRACK_URL" type="text"&gt;</text:p>
      <text:p text:style-name="Normaali">    &lt;label&gt;DHL_API_KEY&lt;/label&gt;&lt;input name="DHL_API_KEY" type="text"&gt;</text:p>
      <text:p text:style-name="Normaali">  &lt;/div&gt;</text:p>
      <text:p text:style-name="Normaali"/>
      <text:p text:style-name="Normaali">  &lt;h3&gt;Bring&lt;/h3&gt;</text:p>
      <text:p text:style-name="Normaali">  &lt;div class="grid"&gt;</text:p>
      <text:p text:style-name="Normaali">    &lt;label&gt;BRING_TRACK_URL&lt;/label&gt;&lt;input name="BRING_TRACK_URL" type="text"&gt;</text:p>
      <text:p text:style-name="Normaali">    &lt;label&gt;BRING_UID (X-MyBring-API-Uid)&lt;/label&gt;&lt;input name="BRING_UID" type="text"&gt;</text:p>
      <text:p text:style-name="Normaali">    &lt;label&gt;BRING_KEY (X-MyBring-API-Key)&lt;/label&gt;&lt;input name="BRING_KEY" type="text"&gt;</text:p>
      <text:p text:style-name="Normaali">    &lt;label&gt;BRING_CLIENT_URL (X-Bring-Client-URL)&lt;/label&gt;&lt;input name="BRING_CLIENT_URL" type="text"&gt;</text:p>
      <text:p text:style-name="Normaali">  &lt;/div&gt;</text:p>
      <text:p text:style-name="Normaali"/>
      <text:p text:style-name="Normaali">  &lt;h3&gt;Bulk / backoff&lt;/h3&gt;</text:p>
      <text:p text:style-name="Normaali">  &lt;div class="grid"&gt;</text:p>
      <text:p text:style-name="Normaali">    &lt;label&gt;BULK_BACKOFF_MINUTES_BASE&lt;/label&gt;&lt;input name="BULK_BACKOFF_MINUTES_BASE" type="text" placeholder="esim. 5"&gt;</text:p>
      <text:p text:style-name="Normaali">  &lt;/div&gt;</text:p>
      <text:p text:style-name="Normaali"/>
      <text:p text:style-name="Normaali">  &lt;div class="row"&gt;</text:p>
      <text:p text:style-name="Normaali">    &lt;button id="save" type="button"&gt;Tallenna&lt;/button&gt;</text:p>
      <text:p text:style-name="Normaali">    &lt;button id="flush" type="button" title="Sama kuin trkClearCache()"&gt;Tyhjennä välimuisti&lt;/button&gt;</text:p>
      <text:p text:style-name="Normaali">    &lt;span id="msg" class="muted"&gt;&lt;/span&gt;</text:p>
      <text:p text:style-name="Normaali">  &lt;/div&gt;</text:p>
      <text:p text:style-name="Normaali"/>
      <text:p text:style-name="Normaali">  &lt;h3&gt;Testaa seuranta&lt;/h3&gt;</text:p>
      <text:p text:style-name="Normaali">  &lt;div class="grid"&gt;</text:p>
      <text:p text:style-name="Normaali">    &lt;label&gt;Kuljetusyhtiö&lt;/label&gt;</text:p>
      <text:p text:style-name="Normaali">    &lt;select id="tCarrier"&gt;</text:p>
      <text:p text:style-name="Normaali">      &lt;option&gt;Posti&lt;/option&gt;</text:p>
      <text:p text:style-name="Normaali">      &lt;option&gt;GLS&lt;/option&gt;</text:p>
      <text:p text:style-name="Normaali">      &lt;option&gt;DHL&lt;/option&gt;</text:p>
      <text:p text:style-name="Normaali">      &lt;option&gt;Bring&lt;/option&gt;</text:p>
      <text:p text:style-name="Normaali">      &lt;option&gt;Matkahuolto&lt;/option&gt;</text:p>
      <text:p text:style-name="Normaali">    &lt;/select&gt;</text:p>
      <text:p text:style-name="Normaali">    &lt;label&gt;Seurantakoodi&lt;/label&gt;&lt;input id="tCode" type="text" placeholder="esim. JJFI… / 0034…"&gt;</text:p>
      <text:p text:style-name="Normaali">  &lt;/div&gt;</text:p>
      <text:p text:style-name="Normaali">  &lt;div class="row"&gt;</text:p>
      <text:p text:style-name="Normaali">    &lt;button id="test" type="button"&gt;Testaa&lt;/button&gt;</text:p>
      <text:p text:style-name="Normaali">    &lt;span id="tMsg" class="muted"&gt;&lt;/span&gt;</text:p>
      <text:p text:style-name="Normaali">    &lt;pre id="tOut" style="display:none"&gt;&lt;/pre&gt;</text:p>
      <text:p text:style-name="Normaali">  &lt;/div&gt;</text:p>
      <text:p text:style-name="Normaali"/>
      <text:p text:style-name="Normaali">  &lt;script&gt;</text:p>
      <text:p text:style-name="Normaali">    // Esitäytöt: täytä kentät olemassaolevilla arvoilla</text:p>
      <text:p text:style-name="Normaali">    const PROPS = &lt;?= JSON.stringify(props) ?&gt;;</text:p>
      <text:p text:style-name="Normaali">    [...document.querySelectorAll('input,select')].forEach(el =&gt; {</text:p>
      <text:p text:style-name="Normaali">      if (el.name &amp;&amp; PROPS.hasOwnProperty(el.name)) {</text:p>
      <text:p text:style-name="Normaali">        el.value = PROPS[el.name] || '';</text:p>
      <text:p text:style-name="Normaali">      }</text:p>
      <text:p text:style-name="Normaali">    });</text:p>
      <text:p text:style-name="Normaali"/>
      <text:p text:style-name="Normaali">    // Tallennus (Tallenna-napin toiminto)</text:p>
      <text:p text:style-name="Normaali">    document.getElementById('save').addEventListener('click', () =&gt; {</text:p>
      <text:p text:style-name="Normaali">      const data = {};</text:p>
      <text:p text:style-name="Normaali">      [...document.querySelectorAll('input[name],select[name]')].forEach(el =&gt; {</text:p>
      <text:p text:style-name="Normaali">        data[el.name] = el.value;</text:p>
      <text:p text:style-name="Normaali">      });</text:p>
      <text:p text:style-name="Normaali">      const msg = document.getElementById('msg');</text:p>
      <text:p text:style-name="Normaali">      msg.textContent = 'Tallennetaan…';<text:s/></text:p>
      <text:p text:style-name="Normaali">      msg.className = 'muted';</text:p>
      <text:p text:style-name="Normaali">      google.script.run.withSuccessHandler(r =&gt; {</text:p>
      <text:p text:style-name="Normaali">        msg.textContent = (r &amp;&amp; r.ok) ? 'Tallennettu.' : (r &amp;&amp; r.msg) || 'Virhe';</text:p>
      <text:p text:style-name="Normaali">        msg.className = (r &amp;&amp; r.ok) ? 'ok' : 'err';</text:p>
      <text:p text:style-name="Normaali">      }).credSaveProps(data);</text:p>
      <text:p text:style-name="Normaali">    });</text:p>
      <text:p text:style-name="Normaali"/>
      <text:p text:style-name="Normaali">    // Välimuisti tyhjennys (Tyhjennä välimuisti -napin toiminto)</text:p>
      <text:p text:style-name="Normaali">    document.getElementById('flush').addEventListener('click', () =&gt; {</text:p>
      <text:p text:style-name="Normaali">      const msg = document.getElementById('msg');</text:p>
      <text:p text:style-name="Normaali">      msg.textContent = 'Tyhjennetään välimuisti…';</text:p>
      <text:p text:style-name="Normaali">      google.script.run.withSuccessHandler(() =&gt; {</text:p>
      <text:p text:style-name="Normaali">        msg.textContent = 'Välimuisti tyhjennetty.';</text:p>
      <text:p text:style-name="Normaali">        msg.className = 'ok';</text:p>
      <text:p text:style-name="Normaali">      }).trkClearCache();</text:p>
      <text:p text:style-name="Normaali">    });</text:p>
      <text:p text:style-name="Normaali"/>
      <text:p text:style-name="Normaali">    // Testaa seuranta (Testaa-napin toiminto)</text:p>
      <text:p text:style-name="Normaali">    document.getElementById('test').addEventListener('click', () =&gt; {</text:p>
      <text:p text:style-name="Normaali">      const carrier = document.getElementById('tCarrier').value;</text:p>
      <text:p text:style-name="Normaali">      const code = document.getElementById('tCode').value.trim();</text:p>
      <text:p text:style-name="Normaali">      const tMsg = document.getElementById('tMsg');</text:p>
      <text:p text:style-name="Normaali">      const tOut = document.getElementById('tOut');</text:p>
      <text:p text:style-name="Normaali">      tMsg.textContent = 'Haetaan…';</text:p>
      <text:p text:style-name="Normaali">      tOut.style.display = 'none';</text:p>
      <text:p text:style-name="Normaali">      tOut.textContent = '';</text:p>
      <text:p text:style-name="Normaali">      google.script.run.withSuccessHandler(res =&gt; {</text:p>
      <text:p text:style-name="Normaali">        if (!res || res.error) {</text:p>
      <text:p text:style-name="Normaali">          tMsg.textContent = res &amp;&amp; res.error ? res.error : 'Virhe';</text:p>
      <text:p text:style-name="Normaali">          tMsg.className = 'err';</text:p>
      <text:p text:style-name="Normaali">          return;</text:p>
      <text:p text:style-name="Normaali">        }</text:p>
      <text:p text:style-name="Normaali">        tMsg.className = 'muted';</text:p>
      <text:p text:style-name="Normaali">        tMsg.textContent = (res.found ? 'OK' : (res.status || 'NO_DATA')) +</text:p>
      <text:p text:style-name="Normaali">          (res.time ? ' @ ' + res.time : '') +</text:p>
      <text:p text:style-name="Normaali">          (res.location ? ' (' + res.location + ')' : '');</text:p>
      <text:p text:style-name="Normaali">        tOut.textContent = (res.raw || JSON.stringify(res, null, 2)).slice(0, 2000);</text:p>
      <text:p text:style-name="Normaali">        tOut.style.display = 'block';</text:p>
      <text:p text:style-name="Normaali">      }).credTestTrack(carrier, code);</text:p>
      <text:p text:style-name="Normaali">    });</text:p>
      <text:p text:style-name="Normaali">  &lt;/script&gt;</text:p>
      <text:p text:style-name="Normaali">&lt;/body&gt;</text:p>
      <text:p text:style-name="Normaali">&lt;/html&gt;</text:p>
      <text:p text:style-name="Normaali"/>
      <text:p text:style-name="Normaali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Otsikko1" style:display-name="Otsikko 1" style:family="paragraph" style:parent-style-name="Normaali" style:next-style-name="Normaali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tsikko2" style:display-name="Otsikko 2" style:family="paragraph" style:parent-style-name="Normaali" style:next-style-name="Normaali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tsikko3" style:display-name="Otsikko 3" style:family="paragraph" style:parent-style-name="Normaali" style:next-style-name="Normaali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tsikko4" style:display-name="Otsikko 4" style:family="paragraph" style:parent-style-name="Normaali" style:next-style-name="Normaali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tsikko5" style:display-name="Otsikko 5" style:family="paragraph" style:parent-style-name="Normaali" style:next-style-name="Normaali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tsikko6" style:display-name="Otsikko 6" style:family="paragraph" style:parent-style-name="Normaali" style:next-style-name="Normaali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tsikko7" style:display-name="Otsikko 7" style:family="paragraph" style:parent-style-name="Normaali" style:next-style-name="Normaali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tsikko8" style:display-name="Otsikko 8" style:family="paragraph" style:parent-style-name="Normaali" style:next-style-name="Normaali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tsikko9" style:display-name="Otsikko 9" style:family="paragraph" style:parent-style-name="Normaali" style:next-style-name="Normaali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Otsikko1Char" style:display-name="Otsikko 1 Char" style:family="text" style:parent-style-name="Kappaleenoletusfontti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tsikko2Char" style:display-name="Otsikko 2 Char" style:family="text" style:parent-style-name="Kappaleenoletusfontti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tsikko3Char" style:display-name="Otsikko 3 Char" style:family="text" style:parent-style-name="Kappaleenoletusfontti">
      <style:text-properties style:font-name-asian="Times New Roman" style:font-name-complex="Times New Roman" fo:color="#0F4761" fo:font-size="14pt" style:font-size-asian="14pt" style:font-size-complex="14pt"/>
    </style:style>
    <style:style style:name="Otsikko4Char" style:display-name="Otsikko 4 Char" style:family="text" style:parent-style-name="Kappaleenoletusfontti">
      <style:text-properties style:font-name-asian="Times New Roman" style:font-name-complex="Times New Roman" fo:font-style="italic" style:font-style-asian="italic" style:font-style-complex="italic" fo:color="#0F4761"/>
    </style:style>
    <style:style style:name="Otsikko5Char" style:display-name="Otsikko 5 Char" style:family="text" style:parent-style-name="Kappaleenoletusfontti">
      <style:text-properties style:font-name-asian="Times New Roman" style:font-name-complex="Times New Roman" fo:color="#0F4761"/>
    </style:style>
    <style:style style:name="Otsikko6Char" style:display-name="Otsikko 6 Char" style:family="text" style:parent-style-name="Kappaleenoletusfontti">
      <style:text-properties style:font-name-asian="Times New Roman" style:font-name-complex="Times New Roman" fo:font-style="italic" style:font-style-asian="italic" style:font-style-complex="italic" fo:color="#595959"/>
    </style:style>
    <style:style style:name="Otsikko7Char" style:display-name="Otsikko 7 Char" style:family="text" style:parent-style-name="Kappaleenoletusfontti">
      <style:text-properties style:font-name-asian="Times New Roman" style:font-name-complex="Times New Roman" fo:color="#595959"/>
    </style:style>
    <style:style style:name="Otsikko8Char" style:display-name="Otsikko 8 Char" style:family="text" style:parent-style-name="Kappaleenoletusfontti">
      <style:text-properties style:font-name-asian="Times New Roman" style:font-name-complex="Times New Roman" fo:font-style="italic" style:font-style-asian="italic" style:font-style-complex="italic" fo:color="#272727"/>
    </style:style>
    <style:style style:name="Otsikko9Char" style:display-name="Otsikko 9 Char" style:family="text" style:parent-style-name="Kappaleenoletusfontti">
      <style:text-properties style:font-name-asian="Times New Roman" style:font-name-complex="Times New Roman" fo:color="#272727"/>
    </style:style>
    <style:style style:name="Otsikko" style:display-name="Otsikko" style:family="paragraph" style:parent-style-name="Normaali" style:next-style-name="Normaali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OtsikkoChar" style:display-name="Otsikko Char" style:family="text" style:parent-style-name="Kappaleenoletusfontti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aotsikko" style:display-name="Alaotsikko" style:family="paragraph" style:parent-style-name="Normaali" style:next-style-name="Normaali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aotsikkoChar" style:display-name="Alaotsikko Char" style:family="text" style:parent-style-name="Kappaleenoletusfontti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Lainaus" style:display-name="Lainaus" style:family="paragraph" style:parent-style-name="Normaali" style:next-style-name="Normaali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ainausChar" style:display-name="Lainaus Char" style:family="text" style:parent-style-name="Kappaleenoletusfontti">
      <style:text-properties fo:font-style="italic" style:font-style-asian="italic" style:font-style-complex="italic" fo:color="#404040"/>
    </style:style>
    <style:style style:name="Luettelokappale" style:display-name="Luettelokappale" style:family="paragraph" style:parent-style-name="Normaali">
      <style:paragraph-properties style:contextual-spacing="true" fo:margin-left="0.5in">
        <style:tab-stops/>
      </style:paragraph-properties>
      <style:text-properties fo:hyphenate="false"/>
    </style:style>
    <style:style style:name="Voimakaskorostus" style:display-name="Voimakas korostus" style:family="text" style:parent-style-name="Kappaleenoletusfontti">
      <style:text-properties fo:font-style="italic" style:font-style-asian="italic" style:font-style-complex="italic" fo:color="#0F4761"/>
    </style:style>
    <style:style style:name="Erottuvalainaus" style:display-name="Erottuva lainaus" style:family="paragraph" style:parent-style-name="Normaali" style:next-style-name="Normaali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ErottuvalainausChar" style:display-name="Erottuva lainaus Char" style:family="text" style:parent-style-name="Kappaleenoletusfontti">
      <style:text-properties fo:font-style="italic" style:font-style-asian="italic" style:font-style-complex="italic" fo:color="#0F4761"/>
    </style:style>
    <style:style style:name="Erottuvaviittaus" style:display-name="Erottuva viittaus" style:family="text" style:parent-style-name="Kappaleenoletusfontti">
      <style:text-properties fo:font-weight="bold" style:font-weight-asian="bold" style:font-weight-complex="bold" fo:font-variant="small-caps" fo:color="#0F4761" fo:letter-spacing="0.0034in"/>
    </style:style>
    <style:style style:name="msonormal0" style:display-name="msonormal" style:family="paragraph" style:parent-style-name="Normaali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i" style:country-asian="FI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iku Ralli</meta:initial-creator>
    <dc:creator>Riku Ralli</dc:creator>
    <meta:creation-date>2025-09-16T21:40:00Z</meta:creation-date>
    <dc:date>2025-09-16T22:00:00Z</dc:date>
    <meta:template xlink:href="Normal.dotm" xlink:type="simple"/>
    <meta:editing-cycles>2</meta:editing-cycles>
    <meta:editing-duration>PT60S</meta:editing-duration>
    <meta:document-statistic meta:page-count="1" meta:paragraph-count="172" meta:word-count="9487" meta:character-count="86164" meta:row-count="640" meta:non-whitespace-character-count="76849"/>
  </office:meta>
</office:document-meta>
</file>